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 style:family="table">
      <style:table-properties style:width="8.999cm" fo:margin-left="0cm" table:align="left"/>
    </style:style>
    <style:style style:name="Tableau3.A" style:family="table-column">
      <style:table-column-properties style:column-width="2.702cm"/>
    </style:style>
    <style:style style:name="Tableau3.B" style:family="table-column">
      <style:table-column-properties style:column-width="1.259cm"/>
    </style:style>
    <style:style style:name="Tableau3.1" style:family="table-row">
      <style:table-row-properties style:min-row-height="0.6cm"/>
    </style:style>
    <style:style style:name="Tableau3.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2" style:family="table-row">
      <style:table-row-properties style:row-height="0.801cm"/>
    </style:style>
    <style:style style:name="Tableau3.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4.576cm" style:rel-column-width="32767*"/>
    </style:style>
    <style:style style:name="Tableau4.B" style:family="table-column">
      <style:table-column-properties style:column-width="4.576cm" style:rel-column-width="32768*"/>
    </style:style>
    <style:style style:name="Tableau4.1" style:family="table-row">
      <style:table-row-properties style:min-row-height="0.7cm"/>
    </style:style>
    <style:style style:name="Tableau4.A1" style:family="table-cell">
      <style:table-cell-properties style:vertical-align="middle" fo:background-color="transparent" fo:padding="0cm" fo:border="none">
        <style:background-image/>
      </style:table-cell-properties>
    </style:style>
    <style:style style:name="Tableau4.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4.2" style:family="table-row">
      <style:table-row-properties style:min-row-height="5.502cm"/>
    </style:style>
    <style:style style:name="Tableau4.A2" style:family="table-cell">
      <style:table-cell-properties style:vertical-align="middle" fo:background-color="transparent" fo:padding="0.101cm" fo:border="none">
        <style:background-image/>
      </style:table-cell-properties>
    </style:style>
    <style:style style:name="Tableau4.3" style:family="table-row">
      <style:table-row-properties style:min-row-height="1.111cm"/>
    </style:style>
    <style:style style:name="Tableau4.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4.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4.4" style:family="table-row">
      <style:table-row-properties style:min-row-height="6.181cm"/>
    </style:style>
    <style:style style:name="Tableau4.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_5f_Header_20_G_20_page_20_paire_20__28_G_29_">
      <style:text-properties officeooo:rsid="00d589ba" officeooo:paragraph-rsid="00d589ba"/>
    </style:style>
    <style:style style:name="P5" style:family="paragraph" style:parent-style-name="_5f_Header_20_G_20_page_20_impaire_20__28_D_29_">
      <style:text-properties officeooo:rsid="00d589ba" officeooo:paragraph-rsid="00d589ba"/>
    </style:style>
    <style:style style:name="P6" style:family="paragraph" style:parent-style-name="Footer">
      <style:text-properties officeooo:rsid="00178920" officeooo:paragraph-rsid="00178920"/>
    </style:style>
    <style:style style:name="P7" style:family="paragraph" style:parent-style-name="Standard">
      <style:paragraph-properties fo:margin-top="0.199cm" fo:margin-bottom="0cm" style:contextual-spacing="false"/>
      <style:text-properties officeooo:rsid="00178920" officeooo:paragraph-rsid="00178920"/>
    </style:style>
    <style:style style:name="P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1"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P12"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3"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4"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5"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6"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Footer">
      <style:text-properties officeooo:paragraph-rsid="00c384cf"/>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paragraph-rsid="004f1216"/>
    </style:style>
    <style:style style:name="P22" style:family="paragraph" style:parent-style-name="_5f_Header_20_D_20_page_20_paire_20__28_G_29_">
      <style:text-properties officeooo:rsid="005097e4" officeooo:paragraph-rsid="005097e4"/>
    </style:style>
    <style:style style:name="P23" style:family="paragraph" style:parent-style-name="_5f_Header_20_M_20_page_20_impaire_20__28_D_29_">
      <style:text-properties officeooo:paragraph-rsid="02af0d27"/>
    </style:style>
    <style:style style:name="P24" style:family="paragraph" style:parent-style-name="_5f_Header_20_M_20_page_20_paire_20__28_G_29_">
      <style:text-properties officeooo:paragraph-rsid="02af0d27"/>
    </style:style>
    <style:style style:name="P25" style:family="paragraph" style:parent-style-name="_5f_Header_20_M_20_page_20_impaire_20__28_D_29_">
      <style:text-properties officeooo:paragraph-rsid="02ae83b8"/>
    </style:style>
    <style:style style:name="P26" style:family="paragraph" style:parent-style-name="Footer">
      <style:text-properties officeooo:paragraph-rsid="02ae83b8"/>
    </style:style>
    <style:style style:name="P27" style:family="paragraph" style:parent-style-name="Footer">
      <style:text-properties officeooo:paragraph-rsid="008d016c"/>
    </style:style>
    <style:style style:name="P28" style:family="paragraph" style:parent-style-name="Table_20_Contents">
      <style:paragraph-properties fo:text-align="center" style:justify-single-word="false"/>
      <style:text-properties style:font-name="Bitstream Vera Sans1" fo:font-size="9pt" officeooo:rsid="0062bb70" officeooo:paragraph-rsid="00207d04" fo:background-color="#ffff00" style:font-size-asian="9pt" style:font-size-complex="9pt"/>
    </style:style>
    <style:style style:name="P29" style:family="paragraph" style:parent-style-name="Standard">
      <style:text-properties officeooo:paragraph-rsid="00d9dc2e"/>
    </style:style>
    <style:style style:name="P30" style:family="paragraph" style:parent-style-name="_5f_Tableau_5f_Centré">
      <style:text-properties fo:font-weight="bold" officeooo:rsid="00d87000" officeooo:paragraph-rsid="00d87000" style:font-weight-asian="bold" style:font-weight-complex="bold"/>
    </style:style>
    <style:style style:name="P31" style:family="paragraph" style:parent-style-name="Standard" style:list-style-name="_5f_Numérotation_20_des_20_exercices">
      <style:paragraph-properties fo:margin-top="0.199cm" fo:margin-bottom="0cm" style:contextual-spacing="false">
        <style:tab-stops/>
      </style:paragraph-properties>
      <style:text-properties officeooo:paragraph-rsid="00dacae0"/>
    </style:style>
    <style:style style:name="P32" style:family="paragraph" style:parent-style-name="_5f_Footer_20_page_20_impaire_20__28_D_29_"/>
    <style:style style:name="P33" style:family="paragraph" style:parent-style-name="_5f_Footer_20_page_20_impaire_20__28_D_29_">
      <style:text-properties officeooo:rsid="00d45efc" officeooo:paragraph-rsid="00d45efc"/>
    </style:style>
    <style:style style:name="P34"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P35" style:family="paragraph" style:parent-style-name="_5f_Footer_20_page_20_paire_20__28_G_29_">
      <style:text-properties officeooo:rsid="00f0da56" officeooo:paragraph-rsid="00f0da56"/>
    </style:style>
    <style:style style:name="P36" style:family="paragraph" style:parent-style-name="_5f_Footer_20_page_20_paire_20__28_G_29_"/>
    <style:style style:name="P37" style:family="paragraph" style:parent-style-name="_5f_Paragraphe" style:list-style-name="_5f_Numérotation_20_des_20_exercices"/>
    <style:style style:name="P38" style:family="paragraph" style:parent-style-name="_5f_Paragraphe_20_livret_20_réponse_20_élève" style:list-style-name="_5f_Numérotation_20_des_20_exercices">
      <style:paragraph-properties fo:margin-top="0.049cm" fo:margin-bottom="0cm" style:contextual-spacing="false" style:line-height-at-least="0.6cm"/>
      <style:text-properties officeooo:paragraph-rsid="00d8096a"/>
    </style:style>
    <style:style style:name="P39" style:family="paragraph" style:parent-style-name="_5f_Paragraphe_5f_Réponse_5f_Elève" style:list-style-name="_5f_Numérotation_20_des_20_exercices"/>
    <style:style style:name="P40" style:family="paragraph" style:parent-style-name="_5f_Paragraphe_5f_Réponse_5f_Elève" style:list-style-name="_5f_Numérotation_20_des_20_exercices">
      <style:text-properties officeooo:paragraph-rsid="00d92763"/>
    </style:style>
    <style:style style:name="P41" style:family="paragraph" style:parent-style-name="_5f_Paragraphe_5f_Réponse_5f_Elève" style:list-style-name="">
      <style:text-properties officeooo:paragraph-rsid="00d92763"/>
    </style:style>
    <style:style style:name="P42" style:family="paragraph" style:parent-style-name="_5f_Paragraphe_5f_Réponse_5f_Elève_5f_Bullet" style:list-style-name="List_20_1">
      <style:text-properties officeooo:paragraph-rsid="00d92763"/>
    </style:style>
    <style:style style:name="P43" style:family="paragraph" style:parent-style-name="_5f_Paragraphe_5f_avec_5f_Num_5f_Question" style:list-style-name="_5f_Numérotation_20_des_20_exercices"/>
    <style:style style:name="P44" style:family="paragraph" style:parent-style-name="_5f_Paragraphe_5f_avec_5f_Num_5f_Question" style:list-style-name="_5f_Numérotation_20_des_20_exercices">
      <style:text-properties officeooo:paragraph-rsid="00d92763"/>
    </style:style>
    <style:style style:name="P45" style:family="paragraph" style:parent-style-name="_5f_Paragraphe_5f_avec_5f_Num_5f_Question" style:list-style-name="_5f_Numérotation_20_des_20_exercices">
      <style:text-properties officeooo:paragraph-rsid="00cf55fb"/>
    </style:style>
    <style:style style:name="P46"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7" style:family="paragraph" style:parent-style-name="_5f_Titre_5f_Exercices_5f_avec_5f_Titre" style:list-style-name="_5f_Numérotation_20_des_20_exercices"/>
    <style:style style:name="P48" style:family="paragraph" style:parent-style-name="_5f_Titre_5f_Exercices_5f_avec_5f_Titre" style:list-style-name="_5f_Numérotation_20_des_20_exercices">
      <style:text-properties officeooo:paragraph-rsid="00b82844"/>
    </style:style>
    <style:style style:name="P49" style:family="paragraph" style:parent-style-name="_5f_Titre_5f_Exercices_5f_sans_5f_Titre" style:list-style-name="_5f_Numérotation_20_des_20_exercices"/>
    <style:style style:name="P50" style:family="paragraph" style:parent-style-name="_5f_Titre_5f_Exercices_5f_sans_5f_Titre" style:list-style-name="_5f_Numérotation_20_des_20_exercices" style:master-page-name="SERIE_5f_GEOMETRIE_5f_1COL">
      <style:paragraph-properties style:page-number="auto"/>
    </style:style>
    <style:style style:name="P51" style:family="paragraph">
      <style:paragraph-properties fo:text-align="center"/>
    </style:style>
    <style:style style:name="P52"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53" style:family="paragraph">
      <loext:graphic-properties draw:fill="solid" draw:fill-color="#7fb241"/>
    </style:style>
    <style:style style:name="P54"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cc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Bitstream Vera Sans" fo:font-size="1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0000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fb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81aca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writing-mode="lr-tb"/>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14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style>
    <style:style style:name="P6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style:line-height-at-least="0.136cm" fo:text-indent="0cm"/>
    </style:style>
    <style:style style:name="P72" style:family="paragraph">
      <loext:graphic-properties draw:fill="none" draw:fill-color="#ffffff"/>
      <style:paragraph-properties fo:margin-left="0cm" fo:margin-right="0cm" fo:margin-top="0cm" fo:margin-bottom="0cm" style:line-height-at-least="0.136cm"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8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6"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7" style:family="paragraph">
      <loext:graphic-properties draw:fill="solid" draw:fill-color="#d7e12c"/>
    </style:style>
    <style:style style:name="P88" style:family="paragraph">
      <loext:graphic-properties draw:fill="solid" draw:fill-color="#1ca2b8"/>
    </style:style>
    <style:style style:name="P89" style:family="paragraph">
      <loext:graphic-properties draw:fill="solid" draw:fill-color="#9d0f89"/>
    </style:style>
    <style:style style:name="P9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3" style:family="paragraph">
      <loext:graphic-properties draw:fill="solid" draw:fill-color="#d62e4e"/>
    </style:style>
    <style:style style:name="P9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a5be"/>
    </style:style>
    <style:style style:name="T3" style:family="text">
      <style:text-properties fo:font-variant="small-caps" fo:color="#1ca2b8" loext:opacity="100%" style:font-name="Bitstream Vera Sans3" fo:font-size="16pt" fo:font-style="normal" fo:text-shadow="none" fo:font-weight="bold" officeooo:rsid="0334510d"/>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0c4d7d" fo:background-color="transparent" loext:char-shading-value="0"/>
    </style:style>
    <style:style style:name="T11" style:family="text">
      <style:text-properties fo:text-transform="uppercase" fo:color="#808080" loext:opacity="100%" style:font-name="Bitstream Vera Sans6" fo:font-size="9pt" officeooo:rsid="0334510d" fo:background-color="transparent" loext:char-shading-value="0"/>
    </style:style>
    <style:style style:name="T12" style:family="text">
      <style:text-properties fo:text-transform="uppercase" fo:color="#808080" loext:opacity="100%" style:font-name="Bitstream Vera Sans6" fo:font-size="9pt" officeooo:rsid="015f088a"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officeooo:rsid="010c4d3a"/>
    </style:style>
    <style:style style:name="T22" style:family="text">
      <style:text-properties fo:font-size="16pt" officeooo:rsid="0053b3bd" style:font-size-asian="16pt" style:font-size-complex="16pt"/>
    </style:style>
    <style:style style:name="T23" style:family="text">
      <style:text-properties officeooo:rsid="00545a20"/>
    </style:style>
    <style:style style:name="T24" style:family="text">
      <style:text-properties officeooo:rsid="00360aef"/>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b8efa2"/>
    </style:style>
    <style:style style:name="T29" style:family="text">
      <style:text-properties fo:font-weight="normal" style:font-weight-asian="normal" style:font-weight-complex="normal"/>
    </style:style>
    <style:style style:name="T30" style:family="text">
      <style:text-properties officeooo:rsid="00bffd00"/>
    </style:style>
    <style:style style:name="T31" style:family="text">
      <style:text-properties officeooo:rsid="00c95cf1"/>
    </style:style>
    <style:style style:name="T32" style:family="text">
      <style:text-properties officeooo:rsid="00d2d873"/>
    </style:style>
    <style:style style:name="T33" style:family="text">
      <style:text-properties fo:font-variant="normal" fo:text-transform="none" style:use-window-font-color="true" loext:opacity="0%" style:text-position="0% 100%" fo:letter-spacing="normal" fo:font-style="normal" fo:font-weight="normal" officeooo:rsid="005b116b" style:font-name-asian="OpenSymbol1" style:font-size-asian="9pt" style:font-style-asian="normal" style:font-name-complex="OpenSymbol1" style:font-size-complex="9pt" style:font-style-complex="normal"/>
    </style:style>
    <style:style style:name="T34" style:family="text">
      <style:text-properties fo:font-variant="normal" fo:text-transform="none" style:use-window-font-color="true" loext:opacity="0%" style:text-position="0% 100%" fo:letter-spacing="normal" fo:font-style="normal" fo:font-weight="normal" officeooo:rsid="005ede38" style:font-name-asian="OpenSymbol1" style:font-size-asian="9pt" style:font-style-asian="normal" style:font-name-complex="OpenSymbol1" style:font-size-complex="9pt" style:font-style-complex="normal"/>
    </style:style>
    <style:style style:name="T35" style:family="text">
      <style:text-properties style:use-window-font-color="true" loext:opacity="0%"/>
    </style:style>
    <style:style style:name="T36" style:family="text">
      <style:text-properties style:use-window-font-color="true" loext:opacity="0%" style:font-name="Bitstream Vera Sans5" fo:font-size="10pt" fo:font-style="normal" style:text-underline-style="none" officeooo:rsid="002957e1" style:font-size-asian="10pt" style:font-style-asian="normal" style:font-size-complex="10pt" style:font-style-complex="normal"/>
    </style:style>
    <style:style style:name="T37" style:family="text">
      <style:text-properties style:use-window-font-color="true" loext:opacity="0%" style:font-name="Bitstream Vera Sans1" fo:font-size="9pt" officeooo:rsid="00d5b9b1" fo:background-color="#ffff00" loext:char-shading-value="0" style:font-size-asian="9pt" style:font-size-complex="9pt"/>
    </style:style>
    <style:style style:name="T38" style:family="text">
      <style:text-properties style:use-window-font-color="true" loext:opacity="0%" style:font-name="Bitstream Vera Sans1" fo:font-size="9pt" officeooo:rsid="00daee1f" fo:background-color="#ffff00" loext:char-shading-value="0" style:font-size-asian="9pt" style:font-size-complex="9pt"/>
    </style:style>
    <style:style style:name="T39" style:family="text">
      <style:text-properties style:use-window-font-color="true" loext:opacity="0%" fo:font-style="normal" style:font-style-asian="normal" style:font-style-complex="normal"/>
    </style:style>
    <style:style style:name="T40" style:family="text">
      <style:text-properties style:use-window-font-color="true" loext:opacity="0%" fo:font-style="normal" officeooo:rsid="00d5b9b1" style:font-style-asian="normal" style:font-style-complex="normal"/>
    </style:style>
    <style:style style:name="T41" style:family="text">
      <style:text-properties style:use-window-font-color="true" loext:opacity="0%" fo:font-style="normal" officeooo:rsid="00d9a783" style:font-style-asian="normal" style:font-style-complex="normal"/>
    </style:style>
    <style:style style:name="T42" style:family="text">
      <style:text-properties style:use-window-font-color="true" loext:opacity="0%" officeooo:rsid="00d5b9b1"/>
    </style:style>
    <style:style style:name="T43" style:family="text">
      <style:text-properties style:use-window-font-color="true" loext:opacity="0%" style:text-position="0% 100%" style:font-name-asian="OpenSymbol1" style:font-name-complex="OpenSymbol1"/>
    </style:style>
    <style:style style:name="T44" style:family="text">
      <style:text-properties style:use-window-font-color="true" loext:opacity="0%" style:text-position="0% 100%" officeooo:rsid="001b016c" style:font-name-asian="OpenSymbol1" style:font-name-complex="OpenSymbol1"/>
    </style:style>
    <style:style style:name="T45" style:family="text">
      <style:text-properties style:use-window-font-color="true" loext:opacity="0%" style:text-position="0% 100%" officeooo:rsid="00207d04" style:font-name-asian="OpenSymbol1" style:font-name-complex="OpenSymbol1"/>
    </style:style>
    <style:style style:name="T46" style:family="text">
      <style:text-properties style:use-window-font-color="true" loext:opacity="0%" style:text-position="0% 100%" style:font-name="Bitstream Vera Sans6" fo:font-size="10pt" fo:language="fr" fo:country="FR" fo:font-weight="normal" officeooo:rsid="00207d04" fo:background-color="#ffff00" loext:char-shading-value="0" style:font-name-asian="OpenSymbol1" style:font-size-asian="10.5pt" style:font-name-complex="OpenSymbol1" style:font-size-complex="12pt" style:language-complex="ar" style:country-complex="SA"/>
    </style:style>
    <style:style style:name="T47" style:family="text">
      <style:text-properties style:use-window-font-color="true" loext:opacity="0%" style:text-position="0% 100%" style:font-name="Bitstream Vera Sans6" fo:font-size="10pt" fo:language="fr" fo:country="FR" fo:font-style="normal" fo:font-weight="normal" officeooo:rsid="003be636" fo:background-color="#ffff00" loext:char-shading-value="0" style:font-name-asian="OpenSymbol1" style:font-size-asian="9pt" style:font-style-asian="normal" style:font-name-complex="OpenSymbol1" style:font-size-complex="9pt" style:language-complex="ar" style:country-complex="SA" style:font-style-complex="normal"/>
    </style:style>
    <style:style style:name="T48" style:family="text">
      <style:text-properties style:use-window-font-color="true" loext:opacity="0%" style:text-position="0% 100%" fo:font-style="normal" fo:font-weight="normal" officeooo:rsid="005ede38" style:font-name-asian="OpenSymbol1" style:font-size-asian="9pt" style:font-style-asian="normal" style:font-name-complex="OpenSymbol1" style:font-size-complex="9pt" style:font-style-complex="normal"/>
    </style:style>
    <style:style style:name="T49" style:family="text">
      <style:text-properties style:use-window-font-color="true" loext:opacity="0%" style:text-position="0% 100%" fo:font-style="normal" fo:font-weight="normal" officeooo:rsid="005b116b" style:font-name-asian="OpenSymbol1" style:font-size-asian="9pt" style:font-style-asian="normal" style:font-name-complex="OpenSymbol1" style:font-size-complex="9pt" style:font-style-complex="normal"/>
    </style:style>
    <style:style style:name="T50" style:family="text">
      <style:text-properties style:use-window-font-color="true" loext:opacity="0%" style:text-position="0% 100%" fo:font-style="normal" fo:font-weight="normal" officeooo:rsid="0062b308" style:font-name-asian="OpenSymbol1" style:font-size-asian="9pt" style:font-style-asian="normal" style:font-name-complex="OpenSymbol1" style:font-size-complex="9pt" style:font-style-complex="normal"/>
    </style:style>
    <style:style style:name="T51" style:family="text">
      <style:text-properties style:use-window-font-color="true" loext:opacity="0%" style:text-position="0% 100%" fo:font-style="normal" fo:font-weight="normal" officeooo:rsid="003be636" style:font-name-asian="OpenSymbol1" style:font-size-asian="9pt" style:font-style-asian="normal" style:font-name-complex="OpenSymbol1" style:font-size-complex="9pt" style:font-style-complex="normal"/>
    </style:style>
    <style:style style:name="T52" style:family="text">
      <style:text-properties style:use-window-font-color="true" loext:opacity="0%" style:text-position="0% 100%" fo:font-style="normal" fo:font-weight="normal" officeooo:rsid="006640a2" style:font-name-asian="OpenSymbol1" style:font-size-asian="9pt" style:font-style-asian="normal" style:font-name-complex="OpenSymbol1" style:font-size-complex="9pt" style:font-style-complex="normal"/>
    </style:style>
    <style:style style:name="T53" style:family="text">
      <style:text-properties fo:font-size="10pt" fo:font-style="normal" style:font-size-asian="10pt" style:font-style-asian="normal" style:font-size-complex="10pt" style:font-style-complex="normal"/>
    </style:style>
    <style:style style:name="T54" style:family="text">
      <style:text-properties fo:font-size="10pt" fo:font-style="normal" officeooo:rsid="001873e9" style:font-size-asian="10pt" style:font-style-asian="normal" style:font-size-complex="10pt" style:font-style-complex="normal"/>
    </style:style>
    <style:style style:name="T55" style:family="text">
      <style:text-properties fo:color="#000000" loext:opacity="100%"/>
    </style:style>
    <style:style style:name="T56" style:family="text">
      <style:text-properties fo:color="#000000" loext:opacity="100%" style:font-name="Bitstream Vera Sans5" fo:font-size="10pt" fo:font-style="normal" officeooo:rsid="0062bb70" fo:background-color="#ffff00" loext:char-shading-value="0" style:font-size-asian="10pt" style:font-style-asian="normal" style:font-size-complex="10pt" style:font-style-complex="normal"/>
    </style:style>
    <style:style style:name="T57" style:family="text">
      <style:text-properties fo:color="#000000" loext:opacity="100%" style:font-name="Bitstream Vera Sans5" fo:font-size="10pt" fo:font-style="normal" officeooo:rsid="0062bb70" fo:background-color="#ffff00" loext:char-shading-value="0"/>
    </style:style>
    <style:style style:name="T58" style:family="text">
      <style:text-properties fo:color="#000000" loext:opacity="100%" style:font-name="Bitstream Vera Sans5" fo:font-size="10pt" fo:font-style="normal" style:text-underline-style="none" fo:font-weight="normal" officeooo:rsid="0062bb70" fo:background-color="#ffff00" loext:char-shading-value="0" style:font-size-asian="10pt" style:font-style-asian="normal" style:font-size-complex="10pt" style:font-style-complex="normal"/>
    </style:style>
    <style:style style:name="T59" style:family="text">
      <style:text-properties fo:color="#000000" loext:opacity="100%" style:font-name="Bitstream Vera Sans5" fo:font-size="10pt" fo:font-style="normal" style:text-underline-style="none" officeooo:rsid="0062bb70" fo:background-color="#ffff00" loext:char-shading-value="0" style:font-size-asian="10pt" style:font-style-asian="normal" style:font-size-complex="10pt" style:font-style-complex="normal"/>
    </style:style>
    <style:style style:name="T60" style:family="text">
      <style:text-properties fo:color="#000000" loext:opacity="100%" style:font-name="Bitstream Vera Sans5" fo:font-size="10pt" fo:font-style="normal" officeooo:rsid="004abc74" fo:background-color="transparent" loext:char-shading-value="0"/>
    </style:style>
    <style:style style:name="T61" style:family="text">
      <style:text-properties fo:color="#000000" loext:opacity="100%" style:font-name="Bitstream Vera Sans5" fo:font-size="10pt" fo:language="fr" fo:country="FR" fo:font-style="normal" officeooo:rsid="0029fc52" fo:background-color="#ffff00" loext:char-shading-value="0" style:font-name-asian="Times New Roman" style:font-size-asian="10.5pt" style:font-name-complex="Times New Roman" style:font-size-complex="12pt" style:language-complex="ar" style:country-complex="SA"/>
    </style:style>
    <style:style style:name="T62" style:family="text">
      <style:text-properties fo:color="#000000" loext:opacity="100%" style:font-name="Bitstream Vera Sans5" fo:font-size="10pt" fo:language="fr" fo:country="FR" fo:font-style="normal" officeooo:rsid="0028c531" fo:background-color="#ffff00" loext:char-shading-value="0" style:font-name-asian="Times New Roman" style:font-size-asian="10.5pt" style:font-name-complex="Times New Roman" style:font-size-complex="12pt" style:language-complex="ar" style:country-complex="SA"/>
    </style:style>
    <style:style style:name="T63" style:family="text">
      <style:text-properties fo:color="#000000" loext:opacity="100%" style:font-name="Bitstream Vera Sans6" fo:font-size="10pt" officeooo:rsid="0062bb70" fo:background-color="#ffff00" loext:char-shading-value="0"/>
    </style:style>
    <style:style style:name="T64" style:family="text">
      <style:text-properties fo:color="#000000" loext:opacity="100%" officeooo:rsid="0062bb70"/>
    </style:style>
    <style:style style:name="T65" style:family="text">
      <style:text-properties fo:color="#000000" loext:opacity="100%" officeooo:rsid="001873e9"/>
    </style:style>
    <style:style style:name="T66" style:family="text">
      <style:text-properties fo:color="#000000" loext:opacity="100%" officeooo:rsid="003daadc" fo:background-color="#ffff00" loext:char-shading-value="0"/>
    </style:style>
    <style:style style:name="T67" style:family="text">
      <style:text-properties fo:color="#000000" loext:opacity="100%" officeooo:rsid="0029fc52" fo:background-color="#ffff00" loext:char-shading-value="0"/>
    </style:style>
    <style:style style:name="T68" style:family="text">
      <style:text-properties fo:color="#000000" loext:opacity="100%" officeooo:rsid="0028c531" fo:background-color="#ffff00" loext:char-shading-value="0"/>
    </style:style>
    <style:style style:name="T69" style:family="text">
      <style:text-properties fo:color="#000000" loext:opacity="100%" officeooo:rsid="004b10e7"/>
    </style:style>
    <style:style style:name="T70" style:family="text">
      <style:text-properties fo:color="#000000" loext:opacity="100%" officeooo:rsid="0029fc52"/>
    </style:style>
    <style:style style:name="T71" style:family="text">
      <style:text-properties fo:color="#000000" loext:opacity="100%" officeooo:rsid="00345a77"/>
    </style:style>
    <style:style style:name="T72" style:family="text">
      <style:text-properties fo:color="#b3b3b3" loext:opacity="100%"/>
    </style:style>
    <style:style style:name="T73" style:family="text">
      <style:text-properties officeooo:rsid="001873e9"/>
    </style:style>
    <style:style style:name="T74" style:family="text">
      <style:text-properties officeooo:rsid="00d92763"/>
    </style:style>
    <style:style style:name="T75" style:family="text">
      <style:text-properties officeooo:rsid="00d9a783"/>
    </style:style>
    <style:style style:name="T76" style:family="text">
      <style:text-properties officeooo:rsid="00dacae0"/>
    </style:style>
    <style:style style:name="T77" style:family="text"/>
    <style:style style:name="T78" style:family="text">
      <style:text-properties fo:color="#ffffff" loext:opacity="100%" style:font-name="Bitstream Vera Sans1" fo:font-size="16pt" fo:font-weight="bold" style:font-size-asian="16pt" style:font-weight-asian="bold" style:font-size-complex="16pt" style:font-weight-complex="bold"/>
    </style:style>
    <style:style style:name="T79"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T8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2"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text-scale="30%" style:font-relief="none" style:text-overline-style="none" style:text-overline-color="font-color"/>
    </style:style>
    <style:style style:name="T83"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4"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T87"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8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ffff0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00cc0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00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199cm" draw:marker-start-center="false" draw:marker-end="" draw:marker-end-width="0.199cm" draw:marker-end-center="false" draw:fill="solid" draw:fill-color="#0000ff" draw:textarea-horizontal-align="center" draw:textarea-vertical-align="middle" fo:padding-top="0.136cm" fo:padding-bottom="0.136cm" fo:padding-left="0.259cm" fo:padding-right="0.259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019cm" svg:stroke-color="#0000ff" draw:marker-start="" draw:marker-start-width="0.229cm" draw:marker-start-center="false" draw:marker-end="" draw:marker-end-width="0.229cm" draw:marker-end-center="false" draw:fill="none" draw:fill-color="#0000ff" draw:textarea-horizontal-align="justify" draw:textarea-vertical-align="middle" draw:auto-grow-height="false" fo:min-height="0cm" fo:min-width="0cm" fo:padding-top="0.136cm" fo:padding-bottom="0.136cm" fo:padding-left="0.259cm" fo:padding-right="0.259cm" fo:wrap-option="wrap" draw:shadow="hidden" draw:shadow-offset-x="0.199cm" draw:shadow-offset-y="0.199cm" draw:shadow-color="#808080" style:run-through="foreground"/>
    </style:style>
    <style:style style:name="gr15" style:family="graphic">
      <style:graphic-properties draw:stroke="solid" svg:stroke-width="0.019cm" svg:stroke-color="#0099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3333"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style:run-through="foreground"/>
    </style:style>
    <style:style style:name="gr19" style:family="graphic">
      <style:graphic-properties draw:stroke="solid" svg:stroke-width="0cm" svg:stroke-color="#ffbf00" draw:marker-start="" draw:marker-start-width="0.199cm" draw:marker-start-center="false" draw:marker-end="" draw:marker-end-width="0.199cm" draw:marker-end-center="false" draw:fill="solid" draw:fill-color="#ffbf0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1aca6" draw:marker-start="" draw:marker-start-width="0.199cm" draw:marker-start-center="false" draw:marker-end="" draw:marker-end-width="0.199cm" draw:marker-end-center="false" draw:fill="solid" draw:fill-color="#81aca6"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fo:margin-left="0cm" fo:margin-right="0.3cm" fo:margin-top="0cm" fo:margin-bottom="0.7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27" style:family="graphic">
      <style:graphic-properties draw:stroke="none" svg:stroke-width="0cm" svg:stroke-color="#000000" draw:marker-start-width="0.3cm" draw:marker-start-center="false" draw:marker-end-width="0.3cm" draw:marker-end-center="false" draw:fill="none" draw:fill-color="#ffffff" fo:min-height="0.582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none" svg:stroke-width="0cm" svg:stroke-color="#000000" draw:marker-start-width="0.3cm" draw:marker-start-center="false" draw:marker-end-width="0.3cm" draw:marker-end-center="false" draw:fill="none" draw:fill-color="#ffffff" fo:min-height="0.605cm" fo:padding-top="0cm" fo:padding-bottom="0cm" fo:padding-left="0cm" fo:padding-right="0cm" draw:shadow="hidden" draw:shadow-offset-x="0.3cm" draw:shadow-offset-y="0.3cm" draw:shadow-color="#808080" style:run-through="foreground"/>
      <style:paragraph-properties style:writing-mode="lr-tb"/>
    </style:style>
    <style:style style:name="gr31"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none" svg:stroke-width="0cm" svg:stroke-color="#000000" draw:marker-start-width="0.3cm" draw:marker-start-center="false" draw:marker-end-width="0.3cm" draw:marker-end-center="false" draw:fill="none" draw:fill-color="#ffffff" fo:min-height="0.598cm" fo:padding-top="0cm" fo:padding-bottom="0cm" fo:padding-left="0cm" fo:padding-right="0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width="0.3cm" draw:marker-start-center="false" draw:marker-end-width="0.3cm" draw:marker-end-center="false" draw:fill="none" draw:fill-color="#ffffff" fo:min-height="0.586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none" svg:stroke-width="0cm" svg:stroke-color="#000000" draw:marker-start-width="0.3cm" draw:marker-start-center="false" draw:marker-end-width="0.3cm" draw:marker-end-center="false" draw:fill="none" draw:fill-color="#ffffff" draw:textarea-horizontal-align="center" fo:min-height="0.586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none" svg:stroke-width="0cm" svg:stroke-color="#000000" draw:marker-start-width="0.3cm" draw:marker-start-center="false" draw:marker-end-width="0.3cm" draw:marker-end-center="false" draw:fill="none" draw:fill-color="#ffffff" fo:min-height="0.372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7cm" fo:min-width="0.236cm" fo:padding-top="0cm" fo:padding-bottom="0cm" fo:padding-left="0cm" fo:padding-right="0cm" draw:shadow="hidden" draw:shadow-offset-x="0.3cm" draw:shadow-offset-y="0.3cm" draw:shadow-color="#808080" style:run-through="foreground"/>
      <style:paragraph-properties style:writing-mode="lr-tb"/>
    </style:style>
    <style:style style:name="gr37"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0"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5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7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199cm" draw:shadow-offset-y="0.199cm" draw:shadow-color="#808080" style:run-through="foreground"/>
      <style:paragraph-properties style:writing-mode="lr-tb"/>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style:run-through="foreground"/>
      <style:paragraph-properties style:writing-mode="lr-tb"/>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6cm" fo:padding-top="0.125cm" fo:padding-bottom="0.125cm" fo:padding-left="0.25cm" fo:padding-right="0.25cm"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style:run-through="foreground"/>
      <style:paragraph-properties style:writing-mode="lr-tb"/>
    </style:style>
    <style:style style:name="gr60" style:family="graphic">
      <style:graphic-properties fo:margin-left="1cm" fo:margin-right="0cm" style:run-through="foreground" style:wrap="none"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59cm" draw:shadow="hidden" draw:shadow-offset-x="0.3cm" draw:shadow-offset-y="0.3cm" draw:shadow-color="#808080" style:run-through="foreground"/>
      <style:paragraph-properties style:writing-mode="lr-tb"/>
    </style:style>
    <style:style style:name="gr6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1cm" draw:shadow="hidden" draw:shadow-offset-x="0.3cm" draw:shadow-offset-y="0.3cm" draw:shadow-color="#808080" style:run-through="foreground"/>
      <style:paragraph-properties style:writing-mode="lr-tb"/>
    </style:style>
    <style:style style:name="gr6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5cm" fo:min-width="0.259cm" draw:shadow="hidden" draw:shadow-offset-x="0.3cm" draw:shadow-offset-y="0.3cm" draw:shadow-color="#808080" style:run-through="foreground"/>
      <style:paragraph-properties style:writing-mode="lr-tb"/>
    </style:style>
    <style:style style:name="gr6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82cm" draw:shadow="hidden" draw:shadow-offset-x="0.3cm" draw:shadow-offset-y="0.3cm" draw:shadow-color="#808080" style:run-through="foreground"/>
      <style:paragraph-properties style:writing-mode="lr-tb"/>
    </style:style>
    <style:style style:name="gr6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65cm" draw:shadow="hidden" draw:shadow-offset-x="0.3cm" draw:shadow-offset-y="0.3cm" draw:shadow-color="#808080" style:run-through="foreground"/>
      <style:paragraph-properties style:writing-mode="lr-tb"/>
    </style:style>
    <style:style style:name="gr6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36cm" draw:shadow="hidden" draw:shadow-offset-x="0.3cm" draw:shadow-offset-y="0.3cm" draw:shadow-color="#808080" style:run-through="foreground"/>
      <style:paragraph-properties style:writing-mode="lr-tb"/>
    </style:style>
    <style:style style:name="gr6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1cm" draw:shadow="hidden" draw:shadow-offset-x="0.3cm" draw:shadow-offset-y="0.3cm" draw:shadow-color="#808080" style:run-through="foreground"/>
      <style:paragraph-properties style:writing-mode="lr-tb"/>
    </style:style>
    <style:style style:name="gr6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77cm" draw:shadow="hidden" draw:shadow-offset-x="0.3cm" draw:shadow-offset-y="0.3cm" draw:shadow-color="#808080" style:run-through="foreground"/>
      <style:paragraph-properties style:writing-mode="lr-tb"/>
    </style:style>
    <style:style style:name="gr6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6cm" draw:shadow="hidden" draw:shadow-offset-x="0.3cm" draw:shadow-offset-y="0.3cm" draw:shadow-color="#808080" style:run-through="foreground"/>
      <style:paragraph-properties style:writing-mode="lr-tb"/>
    </style:style>
    <style:style style:name="gr7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28cm" draw:shadow="hidden" draw:shadow-offset-x="0.3cm" draw:shadow-offset-y="0.3cm" draw:shadow-color="#808080" style:run-through="foreground"/>
      <style:paragraph-properties style:writing-mode="lr-tb"/>
    </style:style>
    <style:style style:name="gr71" style:family="graphic">
      <style:graphic-properties draw:stroke="solid" draw:stroke-dash="Dashed_20__28_var_29__20_6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6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7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72"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7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7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7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8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8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84"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8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8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none" draw:stroke-dash="Dashed_20__28_var_29__20_9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2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draw:stroke-dash="Dashed_20__28_var_29__20_4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4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5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3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5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5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5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style:run-through="foreground"/>
      <style:paragraph-properties style:writing-mode="lr-tb"/>
    </style:style>
    <style:style style:name="gr9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style:run-through="foreground"/>
      <style:paragraph-properties style:writing-mode="lr-tb"/>
    </style:style>
    <style:style style:name="gr9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style:run-through="foreground"/>
      <style:paragraph-properties style:writing-mode="lr-tb"/>
    </style:style>
    <style:style style:name="gr10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style:run-through="foreground"/>
      <style:paragraph-properties style:writing-mode="lr-tb"/>
    </style:style>
    <style:style style:name="gr10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style:run-through="foreground"/>
      <style:paragraph-properties style:writing-mode="lr-tb"/>
    </style:style>
    <style:style style:name="gr10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style:run-through="foreground"/>
      <style:paragraph-properties style:writing-mode="lr-tb"/>
    </style:style>
    <style:style style:name="gr10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style:run-through="foreground"/>
      <style:paragraph-properties style:writing-mode="lr-tb"/>
    </style:style>
    <style:style style:name="gr10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style:run-through="foreground"/>
      <style:paragraph-properties style:writing-mode="lr-tb"/>
    </style:style>
    <style:style style:name="gr10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style:run-through="foreground"/>
      <style:paragraph-properties style:writing-mode="lr-tb"/>
    </style:style>
    <style:style style:name="gr106"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7" style:family="graphic">
      <style:graphic-properties draw:stroke="solid" svg:stroke-width="0.019cm" svg:stroke-color="#000000" draw:marker-start="" draw:marker-start-width="0.332cm" draw:marker-start-center="false" draw:marker-end="" draw:marker-end-width="0.332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108" style:family="graphic">
      <style:graphic-properties draw:stroke="solid" draw:stroke-dash="Dashed_20__28_var_29__20_14"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16"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478cm" fo:min-width="0.31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11" style:family="graphic">
      <style:graphic-properties draw:stroke="solid" draw:stroke-dash="Dashed_20__28_var_29__20_1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20"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draw:stroke-dash="Dashed_20__28_var_29__20_22"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draw:stroke-dash="Dashed_20__28_var_29__20_24"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26"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ed_20__28_var_29__20_2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solid" draw:stroke-dash="Dashed_20__28_var_29__20_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draw:stroke-dash="Dashed_20__28_var_29__20_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8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2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3"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124"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2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2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3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31"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3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55663260" text:style-name="_5f_Numérotation_20_des_20_exercices">
        <text:list-item>
          <text:h text:style-name="P46" text:outline-level="1"><text:span text:style-name="_5f_Caractères_5f_gras"><text:span text:style-name="T29">En observant la figure ci-dessous, complète les phrases suivantes.</text:span></text:span></text:h>
        </text:list-item>
      </text:list>
      <text:list xml:id="list85801473465905" text:style-name="_5f_Numérotation_20_des_20_exercices">
        <text:list-header>
          <text:h text:style-name="P49" text:outline-level="1"><draw:g text:anchor-type="as-char" draw:z-index="70" draw:name="Forme10" draw:style-name="gr9"><draw:line draw:style-name="gr96" draw:text-style-name="P81" svg:x1="0cm" svg:y1="0.55cm" svg:x2="8.999cm" svg:y2="0.55cm"><text:p/></draw:line><draw:line draw:style-name="gr96" draw:text-style-name="P81" svg:x1="0.529cm" svg:y1="0.4cm" svg:x2="0.529cm" svg:y2="0.7cm"><text:p/></draw:line><draw:line draw:style-name="gr96" draw:text-style-name="P81" svg:x1="7.676cm" svg:y1="0.4cm" svg:x2="7.676cm" svg:y2="0.7cm"><text:p/></draw:line><draw:line draw:style-name="gr96" draw:text-style-name="P81" svg:x1="6.884cm" svg:y1="0.4cm" svg:x2="6.884cm" svg:y2="0.7cm"><text:p/></draw:line><draw:line draw:style-name="gr96" draw:text-style-name="P81" svg:x1="6.087cm" svg:y1="0.4cm" svg:x2="6.087cm" svg:y2="0.7cm"><text:p/></draw:line><draw:line draw:style-name="gr96" draw:text-style-name="P81" svg:x1="5.293cm" svg:y1="0.4cm" svg:x2="5.293cm" svg:y2="0.7cm"><text:p/></draw:line><draw:line draw:style-name="gr96" draw:text-style-name="P81" svg:x1="4.501cm" svg:y1="0.4cm" svg:x2="4.501cm" svg:y2="0.7cm"><text:p/></draw:line><draw:line draw:style-name="gr96" draw:text-style-name="P81" svg:x1="3.708cm" svg:y1="0.4cm" svg:x2="3.708cm" svg:y2="0.7cm"><text:p/></draw:line><draw:line draw:style-name="gr96" draw:text-style-name="P81" svg:x1="2.912cm" svg:y1="0.4cm" svg:x2="2.912cm" svg:y2="0.7cm"><text:p/></draw:line><draw:line draw:style-name="gr96" draw:text-style-name="P81" svg:x1="2.118cm" svg:y1="0.4cm" svg:x2="2.118cm" svg:y2="0.7cm"><text:p/></draw:line><draw:line draw:style-name="gr96" draw:text-style-name="P81" svg:x1="1.326cm" svg:y1="0.4cm" svg:x2="1.326cm" svg:y2="0.7cm"><text:p/></draw:line><draw:frame draw:style-name="gr97" draw:text-style-name="P82" svg:width="0.308cm" svg:height="0.415cm" svg:x="0.379cm" svg:y="0.026cm"><draw:text-box><text:p text:style-name="P68"><text:span text:style-name="T89">M</text:span></text:p></draw:text-box></draw:frame><draw:frame draw:style-name="gr98" draw:text-style-name="P82" svg:width="0.244cm" svg:height="0.415cm" svg:x="1.21cm" svg:y="0.018cm"><draw:text-box><text:p text:style-name="P68"><text:span text:style-name="T89">A</text:span></text:p></draw:text-box></draw:frame><draw:frame draw:style-name="gr99" draw:text-style-name="P82" svg:width="0.218cm" svg:height="0.415cm" svg:x="2.011cm" svg:y="0.018cm"><draw:text-box><text:p text:style-name="P68"><text:span text:style-name="T89">T</text:span></text:p></draw:text-box></draw:frame><draw:frame draw:style-name="gr100" draw:text-style-name="P82" svg:width="0.265cm" svg:height="0.415cm" svg:x="2.78cm" svg:y="0.018cm"><draw:text-box><text:p text:style-name="P68"><text:span text:style-name="T89">H</text:span></text:p></draw:text-box></draw:frame><draw:frame draw:style-name="gr101" draw:text-style-name="P82" svg:width="0.223cm" svg:height="0.415cm" svg:x="3.598cm" svg:y="0.019cm"><draw:text-box><text:p text:style-name="P68"><text:span text:style-name="T89">E</text:span></text:p></draw:text-box></draw:frame><draw:frame draw:style-name="gr100" draw:text-style-name="P82" svg:width="0.265cm" svg:height="0.415cm" svg:x="4.367cm" svg:y="0.019cm"><draw:text-box><text:p text:style-name="P68"><text:span text:style-name="T89">N</text:span></text:p></draw:text-box></draw:frame><draw:frame draw:style-name="gr99" draw:text-style-name="P82" svg:width="0.214cm" svg:height="0.415cm" svg:x="5.193cm" svg:y="0.019cm"><draw:text-box><text:p text:style-name="P68"><text:span text:style-name="T89">P</text:span></text:p></draw:text-box></draw:frame><draw:frame draw:style-name="gr102" draw:text-style-name="P82" svg:width="0.278cm" svg:height="0.415cm" svg:x="5.951cm" svg:y="0.019cm"><draw:text-box><text:p text:style-name="P68"><text:span text:style-name="T89">O</text:span></text:p></draw:text-box></draw:frame><draw:frame draw:style-name="gr103" draw:text-style-name="P82" svg:width="0.249cm" svg:height="0.415cm" svg:x="6.756cm" svg:y="0.019cm"><draw:text-box><text:p text:style-name="P68"><text:span text:style-name="T89">C</text:span></text:p></draw:text-box></draw:frame><draw:frame draw:style-name="gr104" draw:text-style-name="P82" svg:width="0.366cm" svg:height="0.415cm" svg:x="7.548cm" svg:y="0cm"><draw:text-box><text:p text:style-name="P68"><text:span text:style-name="T89">H'</text:span></text:p></draw:text-box></draw:frame><draw:line draw:style-name="gr96" draw:text-style-name="P81" svg:x1="8.47cm" svg:y1="0.4cm" svg:x2="8.47cm" svg:y2="0.7cm"><text:p/></draw:line><draw:frame draw:style-name="gr105" draw:text-style-name="P82" svg:width="0.324cm" svg:height="0.415cm" svg:x="8.361cm" svg:y="0.018cm"><draw:text-box><text:p text:style-name="P68"><text:span text:style-name="T89">E'</text:span></text:p></draw:text-box></draw:frame><draw:path draw:style-name="gr106" draw:text-style-name="P83" svg:width="0.219cm" svg:height="0.126cm" svg:x="0.818cm" svg:y="0.483cm" svg:viewBox="0 0 220 127" svg:d="M0 118c4-62 16-79 16-79l44-27 46 44 25 45 37 26 30-30 17-44 5-53"><text:p/></draw:path><draw:path draw:style-name="gr106" draw:text-style-name="P83" svg:width="0.219cm" svg:height="0.126cm" svg:x="2.404cm" svg:y="0.483cm" svg:viewBox="0 0 220 127" svg:d="M0 118c5-62 16-79 16-79l44-27 46 44 26 45 36 26 31-30 18-44 3-53"><text:p/></draw:path><draw:path draw:style-name="gr106" draw:text-style-name="P83" svg:width="0.219cm" svg:height="0.128cm" svg:x="1.61cm" svg:y="0.474cm" svg:viewBox="0 0 220 129" svg:d="M0 120c5-64 16-81 16-81l44-25 46 42 26 45 36 28 31-32 16-44 5-53"><text:p/></draw:path><draw:path draw:style-name="gr106" draw:text-style-name="P83" svg:width="0.218cm" svg:height="0.126cm" svg:x="3.201cm" svg:y="0.483cm" svg:viewBox="0 0 219 127" svg:d="M0 118c4-62 16-79 16-79l44-27 46 44 25 45 37 26 30-30 17-44 4-53"><text:p/></draw:path><draw:path draw:style-name="gr106" draw:text-style-name="P83" svg:width="0.219cm" svg:height="0.126cm" svg:x="3.993cm" svg:y="0.483cm" svg:viewBox="0 0 220 127" svg:d="M0 118c5-62 16-79 16-79l44-27 46 44 26 45 36 26 31-30 16-44 5-53"><text:p/></draw:path><draw:path draw:style-name="gr106" draw:text-style-name="P83" svg:width="0.219cm" svg:height="0.126cm" svg:x="4.787cm" svg:y="0.483cm" svg:viewBox="0 0 220 127" svg:d="M0 118c5-62 16-79 16-79l44-27 46 44 26 45 36 26 31-30 16-44 5-53"><text:p/></draw:path><draw:path draw:style-name="gr106" draw:text-style-name="P83" svg:width="0.219cm" svg:height="0.126cm" svg:x="5.583cm" svg:y="0.483cm" svg:viewBox="0 0 220 127" svg:d="M0 118c5-62 16-79 16-79l44-27 46 44 26 45 36 26 31-30 16-44 5-53"><text:p/></draw:path><draw:path draw:style-name="gr106" draw:text-style-name="P83" svg:width="0.219cm" svg:height="0.126cm" svg:x="6.376cm" svg:y="0.483cm" svg:viewBox="0 0 220 127" svg:d="M0 118c5-62 16-79 16-79l44-27 46 44 26 45 36 26 31-30 18-44 3-53"><text:p/></draw:path><draw:path draw:style-name="gr106" draw:text-style-name="P83" svg:width="0.221cm" svg:height="0.126cm" svg:x="7.168cm" svg:y="0.483cm" svg:viewBox="0 0 222 127" svg:d="M0 118c5-62 16-79 16-79l44-27 46 44 26 45 37 26 30-30 18-44 5-53"><text:p/></draw:path><draw:path draw:style-name="gr106" draw:text-style-name="P83" svg:width="0.221cm" svg:height="0.126cm" svg:x="7.962cm" svg:y="0.483cm" svg:viewBox="0 0 222 127" svg:d="M0 118c5-62 18-79 18-79l42-27 48 44 24 45 37 26 30-30 18-44 5-53"><text:p/></draw:path></draw:g></text:h>
        </text:list-header>
      </text:list>
      <text:list xml:id="list85800932794473" text:style-name="_5f_Numérotation_20_des_20_exercices">
        <text:list-item>
          <text:list>
            <text:list-item text:start-value="1">
              <text:p text:style-name="P39"><text:span text:style-name="_5f_Consigne"><text:span text:style-name="T53">Le point M est le symétrique du point E par rapport au point </text:span></text:span><text:span text:style-name="_5f_Consigne"><text:span text:style-name="T58">T</text:span></text:span><text:span text:style-name="_5f_Consigne"><text:span text:style-name="T53"> .</text:span></text:span></text:p>
            </text:list-item>
            <text:list-item>
              <text:p text:style-name="P38"><text:span text:style-name="_5f_Consigne"><text:span text:style-name="T53">Le point E’ a pour symétrique le point </text:span></text:span><text:span text:style-name="_5f_Consigne"><text:span text:style-name="T59">E</text:span></text:span><text:span text:style-name="_5f_Consigne"><text:span text:style-name="T53"> dans la symétrie de centre O.</text:span></text:span></text:p>
            </text:list-item>
            <text:list-item>
              <text:p text:style-name="P38"><text:span text:style-name="_5f_Consigne"><text:span text:style-name="T53">Les points </text:span></text:span><text:span text:style-name="_5f_Consigne"><text:span text:style-name="T59">O</text:span></text:span><text:span text:style-name="_5f_Consigne"><text:span text:style-name="T53"> et H sont symétriques par rapport au point N.</text:span></text:span></text:p>
            </text:list-item>
            <text:list-item>
              <text:p text:style-name="P38"><text:span text:style-name="_5f_Consigne"><text:span text:style-name="T53">La symétrie de centre </text:span></text:span><text:span text:style-name="_5f_Consigne"><text:span text:style-name="T59">N</text:span></text:span><text:span text:style-name="_5f_Consigne"><text:span text:style-name="T53"> transforme T en C.</text:span></text:span></text:p>
            </text:list-item>
            <text:list-item>
              <text:p text:style-name="P38"><text:span text:style-name="_5f_Consigne"><text:span text:style-name="T53">Dans la symétrie de centre N, le point </text:span></text:span><text:span text:style-name="_5f_Consigne"><text:span text:style-name="T59">M</text:span></text:span><text:span text:style-name="_5f_Consigne"><text:span text:style-name="T53"> est l’image du point E’.</text:span></text:span></text:p>
            </text:list-item>
            <text:list-item>
              <text:p text:style-name="P38"><text:span text:style-name="_5f_Consigne"><text:span text:style-name="T54">Les points </text:span></text:span><text:span text:style-name="_5f_Consigne"><text:span text:style-name="T36">T</text:span></text:span><text:span text:style-name="_5f_Consigne"><text:span text:style-name="T54"> et E’ sont symétriques par rapport au point </text:span></text:span><text:span text:style-name="_5f_pointillés_20_gris"><text:span text:style-name="T56">P.</text:span></text:span></text:p>
            </text:list-item>
          </text:list>
        </text:list-item>
        <text:list-item>
          <text:h text:style-name="P49" text:outline-level="1"><draw:g text:anchor-type="char" draw:z-index="73" draw:name="Forme11" draw:style-name="gr60"><draw:line draw:style-name="gr29" draw:text-style-name="P75" svg:x1="1.841cm" svg:y1="2.935cm" svg:x2="3.601cm" svg:y2="1.994cm"><text:p/></draw:line><draw:line draw:style-name="gr29" draw:text-style-name="P75" svg:x1="3.825cm" svg:y1="2.642cm" svg:x2="3.604cm" svg:y2="1.994cm"><text:p/></draw:line><draw:line draw:style-name="gr29" draw:text-style-name="P75" svg:x1="1.844cm" svg:y1="2.934cm" svg:x2="3.497cm" svg:y2="3.798cm"><text:p/></draw:line><draw:line draw:style-name="gr29" draw:text-style-name="P75" svg:x1="2.934cm" svg:y1="2.776cm" svg:x2="3.498cm" svg:y2="3.8cm"><text:p/></draw:line><draw:line draw:style-name="gr29" draw:text-style-name="P75" svg:x1="2.934cm" svg:y1="2.776cm" svg:x2="3.823cm" svg:y2="2.636cm"><text:p/></draw:line><draw:frame draw:style-name="gr61" draw:text-style-name="P76" svg:width="0.26cm" svg:height="0.417cm" svg:x="1.51cm" svg:y="2.744cm"><draw:text-box><text:p text:style-name="P68"><text:span text:style-name="T86">B</text:span></text:p></draw:text-box></draw:frame><draw:frame draw:style-name="gr62" draw:text-style-name="P76" svg:width="0.211cm" svg:height="0.417cm" svg:x="3.598cm" svg:y="1.617cm"><draw:text-box><text:p text:style-name="P68"><text:span text:style-name="T86">L</text:span></text:p></draw:text-box></draw:frame><draw:frame draw:style-name="gr63" draw:text-style-name="P76" svg:width="0.26cm" svg:height="0.415cm" svg:x="3.847cm" svg:y="2.517cm"><draw:text-box><text:p text:style-name="P68"><text:span text:style-name="T86">A</text:span></text:p></draw:text-box></draw:frame><draw:frame draw:style-name="gr64" draw:text-style-name="P76" svg:width="0.283cm" svg:height="0.417cm" svg:x="2.651cm" svg:y="2.563cm"><draw:text-box><text:p text:style-name="P68"><text:span text:style-name="T86">N</text:span></text:p></draw:text-box></draw:frame><draw:frame draw:style-name="gr65" draw:text-style-name="P76" svg:width="0.265cm" svg:height="0.417cm" svg:x="3.602cm" svg:y="3.76cm"><draw:text-box><text:p text:style-name="P68"><text:span text:style-name="T86">C</text:span></text:p></draw:text-box></draw:frame><draw:line draw:style-name="gr29" draw:text-style-name="P75" svg:x1="7.341cm" svg:y1="2.609cm" svg:x2="5.587cm" svg:y2="3.552cm"><text:p/></draw:line><draw:line draw:style-name="gr29" draw:text-style-name="P75" svg:x1="5.362cm" svg:y1="2.908cm" svg:x2="5.585cm" svg:y2="3.556cm"><text:p/></draw:line><draw:line draw:style-name="gr29" draw:text-style-name="P75" svg:x1="7.343cm" svg:y1="2.611cm" svg:x2="5.687cm" svg:y2="1.75cm"><text:p/></draw:line><draw:line draw:style-name="gr29" draw:text-style-name="P75" svg:x1="6.253cm" svg:y1="2.774cm" svg:x2="5.687cm" svg:y2="1.75cm"><text:p/></draw:line><draw:line draw:style-name="gr29" draw:text-style-name="P75" svg:x1="6.249cm" svg:y1="2.776cm" svg:x2="5.362cm" svg:y2="2.916cm"><text:p/></draw:line><draw:frame draw:style-name="gr66" draw:text-style-name="P76" svg:width="0.237cm" svg:height="0.417cm" svg:x="7.408cm" svg:y="2.376cm"><draw:text-box><text:p text:style-name="P68"><text:span text:style-name="T86">E</text:span></text:p></draw:text-box></draw:frame><draw:frame draw:style-name="gr67" draw:text-style-name="P76" svg:width="0.292cm" svg:height="0.417cm" svg:x="5.295cm" svg:y="3.612cm"><draw:text-box><text:p text:style-name="P68"><text:span text:style-name="T86">G</text:span></text:p></draw:text-box></draw:frame><draw:frame draw:style-name="gr68" draw:text-style-name="P76" svg:width="0.278cm" svg:height="0.417cm" svg:x="5.061cm" svg:y="2.649cm"><draw:text-box><text:p text:style-name="P68"><text:span text:style-name="T86">U</text:span></text:p></draw:text-box></draw:frame><draw:frame draw:style-name="gr69" draw:text-style-name="P76" svg:width="0.297cm" svg:height="0.417cm" svg:x="6.311cm" svg:y="2.515cm"><draw:text-box><text:p text:style-name="P68"><text:span text:style-name="T86">O</text:span></text:p></draw:text-box></draw:frame><draw:frame draw:style-name="gr65" draw:text-style-name="P76" svg:width="0.265cm" svg:height="0.417cm" svg:x="5.387cm" svg:y="1.478cm"><draw:text-box><text:p text:style-name="P68"><text:span text:style-name="T86">R</text:span></text:p></draw:text-box></draw:frame><draw:g draw:style-name="gr18"><draw:line draw:style-name="gr29" draw:text-style-name="P75" svg:x1="4.503cm" svg:y1="2.683cm" svg:x2="4.683cm" svg:y2="2.849cm"><text:p/></draw:line><draw:line draw:style-name="gr29" draw:text-style-name="P75" svg:x1="4.503cm" svg:y1="2.851cm" svg:x2="4.683cm" svg:y2="2.683cm"><text:p/></draw:line></draw:g><draw:frame draw:style-name="gr70" draw:text-style-name="P76" svg:width="0.228cm" svg:height="0.417cm" svg:x="4.516cm" svg:y="2.249cm"><draw:text-box><text:p text:style-name="P68"><text:span text:style-name="T86">P</text:span></text:p></draw:text-box></draw:frame></draw:g><text:span text:style-name="_5f_Caractères">Le pentagone ROUGE est le symétrique du pentagone BLANC par la symétrie de centre P. Complète le tableau ci-dessous.</text:span></text:h>
        </text:list-item>
      </text:list>
      <table:table table:name="Tableau3" table:style-name="Tableau3">
        <table:table-column table:style-name="Tableau3.A"/>
        <table:table-column table:style-name="Tableau3.B" table:number-columns-repeated="5"/>
        <table:table-row table:style-name="Tableau3.1">
          <table:table-cell table:style-name="Tableau3.A1" office:value-type="string">
            <text:h text:style-name="_5f_Tableau_5f_Centré_5f_Gras" text:outline-level="1">Point</text:h>
          </table:table-cell>
          <table:table-cell table:style-name="Tableau3.B1" office:value-type="string">
            <text:h text:style-name="_5f_Tableau_5f_Centré_5f_Gras" text:outline-level="1">B</text:h>
          </table:table-cell>
          <table:table-cell table:style-name="Tableau3.C1" office:value-type="string">
            <text:h text:style-name="_5f_Tableau_5f_Centré_5f_Gras" text:outline-level="1">L</text:h>
          </table:table-cell>
          <table:table-cell table:style-name="Tableau3.D1" office:value-type="string">
            <text:h text:style-name="_5f_Tableau_5f_Centré_5f_Gras" text:outline-level="1">A</text:h>
          </table:table-cell>
          <table:table-cell table:style-name="Tableau3.C1" office:value-type="string">
            <text:h text:style-name="_5f_Tableau_5f_Centré_5f_Gras" text:outline-level="1">N</text:h>
          </table:table-cell>
          <table:table-cell table:style-name="Tableau3.F1" office:value-type="string">
            <text:h text:style-name="_5f_Tableau_5f_Centré_5f_Gras" text:outline-level="1">C</text:h>
          </table:table-cell>
        </table:table-row>
        <table:table-row table:style-name="Tableau3.2">
          <table:table-cell table:style-name="Tableau3.A2" office:value-type="string">
            <text:h text:style-name="_5f_Tableau_5f_Centré_5f_Gras" text:outline-level="1">Symétrique</text:h>
          </table:table-cell>
          <table:table-cell table:style-name="Tableau3.B2" office:value-type="string">
            <text:p text:style-name="P28">E</text:p>
          </table:table-cell>
          <table:table-cell table:style-name="Tableau3.C2" office:value-type="string">
            <text:p text:style-name="P28">G</text:p>
          </table:table-cell>
          <table:table-cell table:style-name="Tableau3.D2" office:value-type="string">
            <text:p text:style-name="P28">U</text:p>
          </table:table-cell>
          <table:table-cell table:style-name="Tableau3.C2" office:value-type="string">
            <text:p text:style-name="P28">O</text:p>
          </table:table-cell>
          <table:table-cell table:style-name="Tableau3.F2" office:value-type="string">
            <text:p text:style-name="P28">R</text:p>
          </table:table-cell>
        </table:table-row>
      </table:table>
      <text:list xml:id="list85829137314067" text:continue-numbering="true" text:style-name="_5f_Numérotation_20_des_20_exercices">
        <text:list-item>
          <text:h text:style-name="P48" text:outline-level="1"><text:span text:style-name="_5f_Caractères">Sur un quadrillage</text:span></text:h>
          <text:list>
            <text:list-item>
              <text:p text:style-name="P40"><draw:g text:anchor-type="paragraph" draw:z-index="74" draw:name="Forme5_ 1" draw:style-name="gr38"><draw:line draw:style-name="gr39" draw:text-style-name="P55" svg:x1="-0.533cm" svg:y1="0.4cm" svg:x2="-0.533cm" svg:y2="5.401cm"><text:p/></draw:line><draw:line draw:style-name="gr39" draw:text-style-name="P55" svg:x1="0.337cm" svg:y1="0.4cm" svg:x2="0.337cm" svg:y2="5.401cm"><text:p/></draw:line><draw:line draw:style-name="gr39" draw:text-style-name="P55" svg:x1="1.203cm" svg:y1="0.4cm" svg:x2="1.203cm" svg:y2="5.401cm"><text:p/></draw:line><draw:line draw:style-name="gr39" draw:text-style-name="P55" svg:x1="2.075cm" svg:y1="0.4cm" svg:x2="2.075cm" svg:y2="5.401cm"><text:p/></draw:line><draw:line draw:style-name="gr39" draw:text-style-name="P55" svg:x1="2.944cm" svg:y1="0.4cm" svg:x2="2.944cm" svg:y2="5.401cm"><text:p/></draw:line><draw:line draw:style-name="gr39" draw:text-style-name="P55" svg:x1="3.81cm" svg:y1="0.4cm" svg:x2="3.81cm" svg:y2="5.401cm"><text:p/></draw:line><draw:line draw:style-name="gr39" draw:text-style-name="P55" svg:x1="4.683cm" svg:y1="0.4cm" svg:x2="4.683cm" svg:y2="5.401cm"><text:p/></draw:line><draw:line draw:style-name="gr39" draw:text-style-name="P55" svg:x1="-0.533cm" svg:y1="5.401cm" svg:x2="4.683cm" svg:y2="5.401cm"><text:p/></draw:line><draw:line draw:style-name="gr39" draw:text-style-name="P55" svg:x1="-0.533cm" svg:y1="4.565cm" svg:x2="4.683cm" svg:y2="4.565cm"><text:p/></draw:line><draw:line draw:style-name="gr39" draw:text-style-name="P55" svg:x1="-0.533cm" svg:y1="3.736cm" svg:x2="4.683cm" svg:y2="3.736cm"><text:p/></draw:line><draw:line draw:style-name="gr39" draw:text-style-name="P55" svg:x1="-0.533cm" svg:y1="2.898cm" svg:x2="4.683cm" svg:y2="2.898cm"><text:p/></draw:line><draw:line draw:style-name="gr39" draw:text-style-name="P55" svg:x1="-0.533cm" svg:y1="2.067cm" svg:x2="4.683cm" svg:y2="2.067cm"><text:p/></draw:line><draw:line draw:style-name="gr39" draw:text-style-name="P55" svg:x1="-0.533cm" svg:y1="1.233cm" svg:x2="4.683cm" svg:y2="1.233cm"><text:p/></draw:line><draw:line draw:style-name="gr39" draw:text-style-name="P55" svg:x1="-0.533cm" svg:y1="0.4cm" svg:x2="4.683cm" svg:y2="0.4cm"><text:p/></draw:line><draw:g draw:style-name="gr18"><draw:line draw:style-name="gr40" draw:text-style-name="P55" svg:x1="1.106cm" svg:y1="1.166cm" svg:x2="1.28cm" svg:y2="1.333cm"><text:p/></draw:line><draw:line draw:style-name="gr40" draw:text-style-name="P55" svg:x1="1.106cm" svg:y1="1.333cm" svg:x2="1.28cm" svg:y2="1.166cm"><text:p/></draw:line></draw:g><draw:frame draw:style-name="gr41" draw:text-style-name="P74" svg:width="0.724cm" svg:height="0.625cm" svg:x="1.204cm" svg:y="0.785cm"><draw:text-box><text:p text:style-name="P68"><text:span text:style-name="T85">B</text:span></text:p></draw:text-box></draw:frame><draw:g draw:style-name="gr18"><draw:line draw:style-name="gr40" draw:text-style-name="P55" svg:x1="1.979cm" svg:y1="1.166cm" svg:x2="2.153cm" svg:y2="1.333cm"><text:p/></draw:line><draw:line draw:style-name="gr40" draw:text-style-name="P55" svg:x1="1.979cm" svg:y1="1.333cm" svg:x2="2.153cm" svg:y2="1.166cm"><text:p/></draw:line></draw:g><draw:frame draw:style-name="gr42" draw:text-style-name="P74" svg:width="0.727cm" svg:height="0.625cm" svg:x="2.007cm" svg:y="0.767cm"><draw:text-box><text:p text:style-name="P68"><text:span text:style-name="T85">C</text:span></text:p></draw:text-box></draw:frame><draw:g draw:style-name="gr18"><draw:line draw:style-name="gr40" draw:text-style-name="P55" svg:x1="2.847cm" svg:y1="1.166cm" svg:x2="3.021cm" svg:y2="1.333cm"><text:p/></draw:line><draw:line draw:style-name="gr40" draw:text-style-name="P55" svg:x1="2.847cm" svg:y1="1.333cm" svg:x2="3.021cm" svg:y2="1.166cm"><text:p/></draw:line></draw:g><draw:frame draw:style-name="gr43" draw:text-style-name="P74" svg:width="0.75cm" svg:height="0.625cm" svg:x="2.891cm" svg:y="0.767cm"><draw:text-box><text:p text:style-name="P68"><text:span text:style-name="T85">D</text:span></text:p></draw:text-box></draw:frame><draw:g draw:style-name="gr18"><draw:line draw:style-name="gr40" draw:text-style-name="P55" svg:x1="3.718cm" svg:y1="1.166cm" svg:x2="3.892cm" svg:y2="1.333cm"><text:p/></draw:line><draw:line draw:style-name="gr40" draw:text-style-name="P55" svg:x1="3.718cm" svg:y1="1.333cm" svg:x2="3.892cm" svg:y2="1.166cm"><text:p/></draw:line></draw:g><draw:frame draw:style-name="gr44" draw:text-style-name="P74" svg:width="0.706cm" svg:height="0.625cm" svg:x="3.778cm" svg:y="0.767cm"><draw:text-box><text:p text:style-name="P68"><text:span text:style-name="T85">E</text:span></text:p></draw:text-box></draw:frame><draw:g draw:style-name="gr18"><draw:line draw:style-name="gr40" draw:text-style-name="P55" svg:x1="0.24cm" svg:y1="1.166cm" svg:x2="0.414cm" svg:y2="1.333cm"><text:p/></draw:line><draw:line draw:style-name="gr40" draw:text-style-name="P55" svg:x1="0.24cm" svg:y1="1.333cm" svg:x2="0.414cm" svg:y2="1.166cm"><text:p/></draw:line></draw:g><draw:frame draw:style-name="gr45" draw:text-style-name="P74" svg:width="0.722cm" svg:height="0.625cm" svg:x="0.301cm" svg:y="0.725cm"><draw:text-box><text:p text:style-name="P68"><text:span text:style-name="T85">A</text:span></text:p></draw:text-box></draw:frame><draw:g draw:style-name="gr18"><draw:line draw:style-name="gr40" draw:text-style-name="P55" svg:x1="0.24cm" svg:y1="1.972cm" svg:x2="0.414cm" svg:y2="2.139cm"><text:p/></draw:line><draw:line draw:style-name="gr40" draw:text-style-name="P55" svg:x1="0.24cm" svg:y1="2.139cm" svg:x2="0.414cm" svg:y2="1.972cm"><text:p/></draw:line></draw:g><draw:frame draw:style-name="gr46" draw:text-style-name="P74" svg:width="0.689cm" svg:height="0.625cm" svg:x="0.27cm" svg:y="1.608cm"><draw:text-box><text:p text:style-name="P68"><text:span text:style-name="T85">F</text:span></text:p></draw:text-box></draw:frame><draw:g draw:style-name="gr18"><draw:line draw:style-name="gr40" draw:text-style-name="P55" svg:x1="1.106cm" svg:y1="1.972cm" svg:x2="1.28cm" svg:y2="2.139cm"><text:p/></draw:line><draw:line draw:style-name="gr40" draw:text-style-name="P55" svg:x1="1.106cm" svg:y1="2.139cm" svg:x2="1.28cm" svg:y2="1.972cm"><text:p/></draw:line></draw:g><draw:frame draw:style-name="gr47" draw:text-style-name="P74" svg:width="0.752cm" svg:height="0.625cm" svg:x="1.169cm" svg:y="1.592cm"><draw:text-box><text:p text:style-name="P68"><text:span text:style-name="T85">G</text:span></text:p></draw:text-box></draw:frame><draw:g draw:style-name="gr18"><draw:line draw:style-name="gr40" draw:text-style-name="P55" svg:x1="1.988cm" svg:y1="1.972cm" svg:x2="2.162cm" svg:y2="2.139cm"><text:p/></draw:line><draw:line draw:style-name="gr40" draw:text-style-name="P55" svg:x1="1.988cm" svg:y1="2.139cm" svg:x2="2.162cm" svg:y2="1.972cm"><text:p/></draw:line></draw:g><draw:frame draw:style-name="gr48" draw:text-style-name="P74" svg:width="0.743cm" svg:height="0.625cm" svg:x="2.032cm" svg:y="1.592cm"><draw:text-box><text:p text:style-name="P68"><text:span text:style-name="T85">H</text:span></text:p></draw:text-box></draw:frame><draw:g draw:style-name="gr18"><draw:line draw:style-name="gr40" draw:text-style-name="P55" svg:x1="2.847cm" svg:y1="1.972cm" svg:x2="3.021cm" svg:y2="2.139cm"><text:p/></draw:line><draw:line draw:style-name="gr40" draw:text-style-name="P55" svg:x1="2.847cm" svg:y1="2.139cm" svg:x2="3.021cm" svg:y2="1.972cm"><text:p/></draw:line></draw:g><draw:frame draw:style-name="gr49" draw:text-style-name="P74" svg:width="0.599cm" svg:height="0.625cm" svg:x="2.937cm" svg:y="1.592cm"><draw:text-box><text:p text:style-name="P68"><text:span text:style-name="T85">I</text:span></text:p></draw:text-box></draw:frame><draw:g draw:style-name="gr18"><draw:line draw:style-name="gr40" draw:text-style-name="P55" svg:x1="3.735cm" svg:y1="1.991cm" svg:x2="3.909cm" svg:y2="2.158cm"><text:p/></draw:line><draw:line draw:style-name="gr40" draw:text-style-name="P55" svg:x1="3.735cm" svg:y1="2.158cm" svg:x2="3.909cm" svg:y2="1.991cm"><text:p/></draw:line></draw:g><draw:frame draw:style-name="gr49" draw:text-style-name="P74" svg:width="0.599cm" svg:height="0.625cm" svg:x="3.771cm" svg:y="1.599cm"><draw:text-box><text:p text:style-name="P68"><text:span text:style-name="T85">J</text:span></text:p></draw:text-box></draw:frame><draw:g draw:style-name="gr18"><draw:line draw:style-name="gr40" draw:text-style-name="P55" svg:x1="0.24cm" svg:y1="2.817cm" svg:x2="0.414cm" svg:y2="2.984cm"><text:p/></draw:line><draw:line draw:style-name="gr40" draw:text-style-name="P55" svg:x1="0.24cm" svg:y1="2.984cm" svg:x2="0.414cm" svg:y2="2.817cm"><text:p/></draw:line></draw:g><draw:frame draw:style-name="gr50" draw:text-style-name="P74" svg:width="0.713cm" svg:height="0.625cm" svg:x="0.303cm" svg:y="2.434cm"><draw:text-box><text:p text:style-name="P68"><text:span text:style-name="T85">K</text:span></text:p></draw:text-box></draw:frame><draw:g draw:style-name="gr18"><draw:line draw:style-name="gr40" draw:text-style-name="P55" svg:x1="1.106cm" svg:y1="2.817cm" svg:x2="1.28cm" svg:y2="2.984cm"><text:p/></draw:line><draw:line draw:style-name="gr40" draw:text-style-name="P55" svg:x1="1.106cm" svg:y1="2.984cm" svg:x2="1.28cm" svg:y2="2.817cm"><text:p/></draw:line></draw:g><draw:frame draw:style-name="gr51" draw:text-style-name="P74" svg:width="0.683cm" svg:height="0.625cm" svg:x="1.174cm" svg:y="2.467cm"><draw:text-box><text:p text:style-name="P68"><text:span text:style-name="T85">L</text:span></text:p></draw:text-box></draw:frame><draw:g draw:style-name="gr18"><draw:line draw:style-name="gr40" draw:text-style-name="P55" svg:x1="1.979cm" svg:y1="2.817cm" svg:x2="2.153cm" svg:y2="2.984cm"><text:p/></draw:line><draw:line draw:style-name="gr40" draw:text-style-name="P55" svg:x1="1.979cm" svg:y1="2.984cm" svg:x2="2.153cm" svg:y2="2.817cm"><text:p/></draw:line></draw:g><draw:frame draw:style-name="gr52" draw:text-style-name="P74" svg:width="0.78cm" svg:height="0.625cm" svg:x="2.039cm" svg:y="2.467cm"><draw:text-box><text:p text:style-name="P68"><text:span text:style-name="T85">M</text:span></text:p></draw:text-box></draw:frame><draw:g draw:style-name="gr18"><draw:line draw:style-name="gr40" draw:text-style-name="P55" svg:x1="2.847cm" svg:y1="2.817cm" svg:x2="3.021cm" svg:y2="2.984cm"><text:p/></draw:line><draw:line draw:style-name="gr40" draw:text-style-name="P55" svg:x1="2.847cm" svg:y1="2.984cm" svg:x2="3.021cm" svg:y2="2.817cm"><text:p/></draw:line></draw:g><draw:frame draw:style-name="gr48" draw:text-style-name="P74" svg:width="0.743cm" svg:height="0.625cm" svg:x="2.928cm" svg:y="2.483cm"><draw:text-box><text:p text:style-name="P68"><text:span text:style-name="T85">N</text:span></text:p></draw:text-box></draw:frame><draw:g draw:style-name="gr18"><draw:line draw:style-name="gr40" draw:text-style-name="P55" svg:x1="3.735cm" svg:y1="2.817cm" svg:x2="3.909cm" svg:y2="2.984cm"><text:p/></draw:line><draw:line draw:style-name="gr40" draw:text-style-name="P55" svg:x1="3.735cm" svg:y1="2.984cm" svg:x2="3.909cm" svg:y2="2.817cm"><text:p/></draw:line></draw:g><draw:frame draw:style-name="gr53" draw:text-style-name="P74" svg:width="0.756cm" svg:height="0.625cm" svg:x="3.759cm" svg:y="2.483cm"><draw:text-box><text:p text:style-name="P68"><text:span text:style-name="T85">O</text:span></text:p></draw:text-box></draw:frame><draw:g draw:style-name="gr18"><draw:line draw:style-name="gr40" draw:text-style-name="P55" svg:x1="0.24cm" svg:y1="3.639cm" svg:x2="0.414cm" svg:y2="3.806cm"><text:p/></draw:line><draw:line draw:style-name="gr40" draw:text-style-name="P55" svg:x1="0.24cm" svg:y1="3.806cm" svg:x2="0.414cm" svg:y2="3.639cm"><text:p/></draw:line></draw:g><draw:frame draw:style-name="gr54" draw:text-style-name="P74" svg:width="0.698cm" svg:height="0.625cm" svg:x="0.34cm" svg:y="3.217cm"><draw:text-box><text:p text:style-name="P68"><text:span text:style-name="T85">P</text:span></text:p></draw:text-box></draw:frame><draw:g draw:style-name="gr18"><draw:line draw:style-name="gr40" draw:text-style-name="P55" svg:x1="1.106cm" svg:y1="3.639cm" svg:x2="1.28cm" svg:y2="3.806cm"><text:p/></draw:line><draw:line draw:style-name="gr40" draw:text-style-name="P55" svg:x1="1.106cm" svg:y1="3.806cm" svg:x2="1.28cm" svg:y2="3.639cm"><text:p/></draw:line></draw:g><draw:frame draw:style-name="gr53" draw:text-style-name="P74" svg:width="0.756cm" svg:height="0.625cm" svg:x="1.185cm" svg:y="3.217cm"><draw:text-box><text:p text:style-name="P68"><text:span text:style-name="T85">Q</text:span></text:p></draw:text-box></draw:frame><draw:g draw:style-name="gr18"><draw:line draw:style-name="gr40" draw:text-style-name="P55" svg:x1="1.988cm" svg:y1="3.639cm" svg:x2="2.162cm" svg:y2="3.806cm"><text:p/></draw:line><draw:line draw:style-name="gr40" draw:text-style-name="P55" svg:x1="1.988cm" svg:y1="3.806cm" svg:x2="2.162cm" svg:y2="3.639cm"><text:p/></draw:line></draw:g><draw:frame draw:style-name="gr55" draw:text-style-name="P74" svg:width="0.726cm" svg:height="0.625cm" svg:x="2.065cm" svg:y="3.259cm"><draw:text-box><text:p text:style-name="P68"><text:span text:style-name="T85">R</text:span></text:p></draw:text-box></draw:frame><draw:g draw:style-name="gr18"><draw:line draw:style-name="gr40" draw:text-style-name="P55" svg:x1="2.847cm" svg:y1="3.639cm" svg:x2="3.021cm" svg:y2="3.806cm"><text:p/></draw:line><draw:line draw:style-name="gr40" draw:text-style-name="P55" svg:x1="2.847cm" svg:y1="3.806cm" svg:x2="3.021cm" svg:y2="3.639cm"><text:p/></draw:line></draw:g><draw:frame draw:style-name="gr56" draw:text-style-name="P74" svg:width="0.708cm" svg:height="0.625cm" svg:x="2.928cm" svg:y="3.242cm"><draw:text-box><text:p text:style-name="P68"><text:span text:style-name="T85">S</text:span></text:p></draw:text-box></draw:frame><draw:g draw:style-name="gr18"><draw:line draw:style-name="gr40" draw:text-style-name="P55" svg:x1="3.718cm" svg:y1="3.639cm" svg:x2="3.892cm" svg:y2="3.806cm"><text:p/></draw:line><draw:line draw:style-name="gr40" draw:text-style-name="P55" svg:x1="3.718cm" svg:y1="3.806cm" svg:x2="3.892cm" svg:y2="3.639cm"><text:p/></draw:line></draw:g><draw:frame draw:style-name="gr57" draw:text-style-name="P74" svg:width="0.699cm" svg:height="0.625cm" svg:x="3.78cm" svg:y="3.275cm"><draw:text-box><text:p text:style-name="P68"><text:span text:style-name="T85">T</text:span></text:p></draw:text-box></draw:frame><draw:g draw:style-name="gr18"><draw:line draw:style-name="gr40" draw:text-style-name="P55" svg:x1="0.24cm" svg:y1="4.475cm" svg:x2="0.414cm" svg:y2="4.642cm"><text:p/></draw:line><draw:line draw:style-name="gr40" draw:text-style-name="P55" svg:x1="0.24cm" svg:y1="4.642cm" svg:x2="0.414cm" svg:y2="4.475cm"><text:p/></draw:line></draw:g><draw:frame draw:style-name="gr58" draw:text-style-name="P74" svg:width="0.738cm" svg:height="0.625cm" svg:x="0.268cm" svg:y="4.125cm"><draw:text-box><text:p text:style-name="P68"><text:span text:style-name="T85">U</text:span></text:p></draw:text-box></draw:frame><draw:g draw:style-name="gr18"><draw:line draw:style-name="gr40" draw:text-style-name="P55" svg:x1="1.106cm" svg:y1="4.475cm" svg:x2="1.28cm" svg:y2="4.642cm"><text:p/></draw:line><draw:line draw:style-name="gr40" draw:text-style-name="P55" svg:x1="1.106cm" svg:y1="4.642cm" svg:x2="1.28cm" svg:y2="4.475cm"><text:p/></draw:line></draw:g><draw:frame draw:style-name="gr45" draw:text-style-name="P74" svg:width="0.722cm" svg:height="0.625cm" svg:x="1.231cm" svg:y="4.125cm"><draw:text-box><text:p text:style-name="P68"><text:span text:style-name="T85">V</text:span></text:p></draw:text-box></draw:frame><draw:g draw:style-name="gr18"><draw:line draw:style-name="gr40" draw:text-style-name="P55" svg:x1="1.988cm" svg:y1="4.475cm" svg:x2="2.162cm" svg:y2="4.642cm"><text:p/></draw:line><draw:line draw:style-name="gr40" draw:text-style-name="P55" svg:x1="1.988cm" svg:y1="4.642cm" svg:x2="2.162cm" svg:y2="4.475cm"><text:p/></draw:line></draw:g><draw:frame draw:style-name="gr59" draw:text-style-name="P74" svg:width="0.819cm" svg:height="0.625cm" svg:x="2.06cm" svg:y="4.125cm"><draw:text-box><text:p text:style-name="P68"><text:span text:style-name="T85">W</text:span></text:p></draw:text-box></draw:frame><draw:g draw:style-name="gr18"><draw:line draw:style-name="gr40" draw:text-style-name="P55" svg:x1="2.847cm" svg:y1="4.475cm" svg:x2="3.021cm" svg:y2="4.642cm"><text:p/></draw:line><draw:line draw:style-name="gr40" draw:text-style-name="P55" svg:x1="2.847cm" svg:y1="4.642cm" svg:x2="3.021cm" svg:y2="4.475cm"><text:p/></draw:line></draw:g><draw:frame draw:style-name="gr45" draw:text-style-name="P74" svg:width="0.722cm" svg:height="0.625cm" svg:x="2.97cm" svg:y="4.092cm"><draw:text-box><text:p text:style-name="P68"><text:span text:style-name="T85">X</text:span></text:p></draw:text-box></draw:frame><draw:g draw:style-name="gr18"><draw:line draw:style-name="gr40" draw:text-style-name="P55" svg:x1="3.692cm" svg:y1="4.475cm" svg:x2="3.866cm" svg:y2="4.642cm"><text:p/></draw:line><draw:line draw:style-name="gr40" draw:text-style-name="P55" svg:x1="3.692cm" svg:y1="4.642cm" svg:x2="3.866cm" svg:y2="4.475cm"><text:p/></draw:line></draw:g><draw:frame draw:style-name="gr57" draw:text-style-name="P74" svg:width="0.699cm" svg:height="0.625cm" svg:x="3.815cm" svg:y="4.092cm"><draw:text-box><text:p text:style-name="P68"><text:span text:style-name="T85">Y</text:span></text:p></draw:text-box></draw:frame></draw:g><text:span text:style-name="_5f_Caractères">L’image du segment [HR] par la symétrie de centre N est : </text:span><text:span text:style-name="_5f_pointillés_20_gris"><text:span text:style-name="T37">[TJ]</text:span></text:span></text:p>
            </text:list-item>
            <text:list-item>
              <text:p text:style-name="P40"><text:span text:style-name="_5f_Caractères">L’image du triangle QUV par la symétrie de centre R est : </text:span><text:span text:style-name="_5f_pointillés_20_gris"><text:span text:style-name="T37">SNO</text:span></text:span></text:p>
            </text:list-item>
            <text:list-item>
              <text:p text:style-name="P40"><text:span text:style-name="_5f_Caractères">L’image du triangle QUV par la symétrie de centre L est : </text:span><text:span text:style-name="_5f_pointillés_20_gris"><text:span text:style-name="T37">GBC</text:span></text:span></text:p>
            </text:list-item>
            <text:list-item>
              <text:p text:style-name="P40"><text:span text:style-name="_5f_Caractères">L’image du quadrilatère DEJH par la symétrie de centre M est : </text:span><text:span text:style-name="_5f_pointillés_20_gris"><text:span text:style-name="T37">V</text:span></text:span><text:span text:style-name="_5f_pointillés_20_gris"><text:span text:style-name="T38">UPR</text:span></text:span></text:p>
            </text:list-item>
          </text:list>
        </text:list-item>
        <text:list-item>
          <text:h text:style-name="P49" text:outline-level="1"><draw:g text:anchor-type="paragraph" draw:z-index="68" draw:name="Group object 1" draw:style-name="gr5"><draw:g draw:style-name="gr18"><draw:ellipse draw:style-name="gr111" draw:text-style-name="P86" svg:width="1.033cm" svg:height="1.034cm" draw:transform="rotate (-3.14159265358979) translate (2.72873611111111cm 3.92994444444444cm)"><text:p/></draw:ellipse><draw:circle draw:style-name="gr112" draw:text-style-name="P86" svg:width="1.034cm" svg:height="1.034cm" draw:transform="rotate (-3.14159265358979) translate (2.24543055555556cm 3.50661111111111cm)"><text:p/></draw:circle><draw:ellipse draw:style-name="gr113" draw:text-style-name="P86" svg:width="1.029cm" svg:height="1.034cm" draw:transform="rotate (-3.14159265358979) translate (2.09020833333333cm 4.07105555555556cm)"><text:p/></draw:ellipse></draw:g><draw:g draw:style-name="gr18"><draw:ellipse draw:style-name="gr114" draw:text-style-name="P86" svg:width="1.033cm" svg:height="1.034cm" svg:x="1.803cm" svg:y="5.017cm"><text:p/></draw:ellipse><draw:ellipse draw:style-name="gr115" draw:text-style-name="P86" svg:width="1.029cm" svg:height="1.034cm" svg:x="2.295cm" svg:y="5.44cm"><text:p/></draw:ellipse><draw:ellipse draw:style-name="gr116" draw:text-style-name="P86" svg:width="1.031cm" svg:height="1.034cm" svg:x="2.442cm" svg:y="4.877cm"><text:p/></draw:ellipse></draw:g><draw:g draw:style-name="gr18"><draw:line draw:style-name="gr117" draw:text-style-name="P77" svg:x1="2.182cm" svg:y1="4.367cm" svg:x2="2.381cm" svg:y2="4.566cm"><text:p/></draw:line><draw:line draw:style-name="gr118" draw:text-style-name="P77" svg:x1="2.381cm" svg:y1="4.366cm" svg:x2="2.182cm" svg:y2="4.564cm"><text:p/></draw:line></draw:g><draw:frame draw:style-name="gr119" draw:text-style-name="P79" svg:width="0.385cm" svg:height="0.579cm" svg:x="1.78cm" svg:y="4.32cm"><draw:text-box><text:p text:style-name="P65"><text:span text:style-name="T87">O</text:span></text:p></draw:text-box></draw:frame><draw:frame draw:style-name="gr86" draw:text-style-name="P80" svg:width="1.8cm" svg:height="0.727cm" svg:x="0.639cm" svg:y="1.808cm"><draw:text-box><text:p text:style-name="P68"><text:span text:style-name="T88">Fig.1</text:span></text:p></draw:text-box></draw:frame><draw:frame draw:style-name="gr86" draw:text-style-name="P80" svg:width="1.802cm" svg:height="0.727cm" svg:x="2.239cm" svg:y="6.509cm"><draw:text-box><text:p text:style-name="P68"><text:span text:style-name="T88">Fig.2</text:span></text:p></draw:text-box></draw:frame></draw:g><draw:g text:anchor-type="paragraph" draw:z-index="69" draw:name="Group object 2" draw:style-name="gr5"><draw:g draw:style-name="gr18"><draw:frame draw:style-name="gr86" draw:text-style-name="P80" svg:width="1.802cm" svg:height="0.727cm" svg:x="6.81cm" svg:y="6.007cm"><draw:text-box><text:p text:style-name="P68"><text:span text:style-name="T88">Fig.2</text:span></text:p></draw:text-box></draw:frame><draw:frame draw:style-name="gr86" draw:text-style-name="P80" svg:width="1.802cm" svg:height="0.727cm" svg:x="5.11cm" svg:y="2.111cm"><draw:text-box><text:p text:style-name="P68"><text:span text:style-name="T88">Fig.1</text:span></text:p></draw:text-box></draw:frame></draw:g><draw:g draw:name="Forme13" draw:style-name="gr18"><draw:g draw:style-name="gr18"><draw:rect draw:style-name="gr107" draw:text-style-name="P84" svg:width="1.701cm" svg:height="1.701cm" svg:x="5.011cm" svg:y="2.88cm"><text:p/></draw:rect><draw:g draw:style-name="gr18"><draw:line draw:style-name="gr108" draw:text-style-name="P77" svg:x1="6.611cm" svg:y1="4.468cm" svg:x2="6.81cm" svg:y2="4.655cm"><text:p/></draw:line><draw:line draw:style-name="gr109" draw:text-style-name="P77" svg:x1="6.809cm" svg:y1="4.466cm" svg:x2="6.611cm" svg:y2="4.651cm"><text:p/></draw:line></draw:g><draw:frame draw:style-name="gr110" draw:text-style-name="P85" svg:width="0.821cm" svg:height="0.729cm" svg:x="6.604cm" svg:y="3.91cm"><draw:text-box><text:p text:style-name="P65"><text:span text:style-name="T87">O</text:span></text:p></draw:text-box></draw:frame><draw:rect draw:style-name="gr107" draw:text-style-name="P84" svg:width="1.313cm" svg:height="1.35cm" svg:x="6.703cm" svg:y="4.561cm"><text:p/></draw:rect></draw:g></draw:g></draw:g><draw:g text:anchor-type="paragraph" draw:z-index="71" draw:name="Group object 3" draw:style-name="gr5"><draw:g draw:name="Forme14" draw:style-name="gr18"><draw:g draw:style-name="gr18"><draw:line draw:style-name="gr87" draw:text-style-name="P77" svg:x1="1.526cm" svg:y1="9.975cm" svg:x2="3.689cm" svg:y2="9.622cm"><text:p/></draw:line><draw:line draw:style-name="gr88" draw:text-style-name="P77" svg:x1="1.526cm" svg:y1="9.973cm" svg:x2="3.498cm" svg:y2="11.421cm"><text:p/></draw:line><draw:line draw:style-name="gr89" draw:text-style-name="P77" svg:x1="3.498cm" svg:y1="11.432cm" svg:x2="3.689cm" svg:y2="9.622cm"><text:p/></draw:line></draw:g><draw:g draw:style-name="gr18"><draw:line draw:style-name="gr90" draw:text-style-name="P77" svg:x1="2.151cm" svg:y1="11.513cm" svg:x2="2.35cm" svg:y2="11.712cm"><text:p/></draw:line><draw:line draw:style-name="gr91" draw:text-style-name="P77" svg:x1="2.151cm" svg:y1="11.712cm" svg:x2="2.35cm" svg:y2="11.513cm"><text:p/></draw:line></draw:g><draw:frame draw:style-name="gr92" draw:text-style-name="P79" svg:width="0.32cm" svg:height="0.479cm" svg:x="1.755cm" svg:y="11.409cm"><draw:text-box><text:p text:style-name="P65"><text:span text:style-name="T87">O</text:span></text:p></draw:text-box></draw:frame><draw:g draw:style-name="gr18"><draw:line draw:style-name="gr93" draw:text-style-name="P77" svg:x1="1.509cm" svg:y1="13.268cm" svg:x2="3.672cm" svg:y2="13.619cm"><text:p/></draw:line><draw:line draw:style-name="gr94" draw:text-style-name="P77" svg:x1="1.509cm" svg:y1="13.267cm" svg:x2="3.481cm" svg:y2="11.819cm"><text:p/></draw:line><draw:line draw:style-name="gr95" draw:text-style-name="P77" svg:x1="3.481cm" svg:y1="11.811cm" svg:x2="3.672cm" svg:y2="13.621cm"><text:p/></draw:line></draw:g></draw:g><draw:frame draw:style-name="gr86" draw:text-style-name="P80" svg:width="1.802cm" svg:height="0.727cm" svg:x="1.69cm" svg:y="8.714cm"><draw:text-box><text:p text:style-name="P68"><text:span text:style-name="T88">Fig.2</text:span></text:p></draw:text-box></draw:frame><draw:frame draw:style-name="gr86" draw:text-style-name="P80" svg:width="1.802cm" svg:height="0.727cm" svg:x="1.69cm" svg:y="13.618cm"><draw:text-box><text:p text:style-name="P68"><text:span text:style-name="T88">Fig.1</text:span></text:p></draw:text-box></draw:frame></draw:g><draw:g text:anchor-type="paragraph" draw:z-index="72" draw:name="Group object 4" draw:style-name="gr5"><draw:g draw:name="Forme15" draw:style-name="gr18"><draw:g draw:style-name="gr18"><draw:line draw:style-name="gr71" draw:text-style-name="P77" svg:x1="5.08cm" svg:y1="10.643cm" svg:x2="5.08cm" svg:y2="9.899cm"><text:p/></draw:line><draw:line draw:style-name="gr72" draw:text-style-name="P77" svg:x1="6.565cm" svg:y1="9.899cm" svg:x2="5.08cm" svg:y2="9.899cm"><text:p/></draw:line><draw:line draw:style-name="gr73" draw:text-style-name="P77" svg:x1="7.305cm" svg:y1="10.645cm" svg:x2="5.067cm" svg:y2="10.647cm"><text:p/></draw:line><draw:line draw:style-name="gr74" draw:text-style-name="P77" svg:x1="6.567cm" svg:y1="10.636cm" svg:x2="6.567cm" svg:y2="9.892cm"><text:p/></draw:line><draw:line draw:style-name="gr75" draw:text-style-name="P77" svg:x1="5.074cm" svg:y1="10.269cm" svg:x2="6.556cm" svg:y2="10.269cm"><text:p/></draw:line><draw:rect draw:style-name="gr76" draw:text-style-name="P78" svg:width="1.481cm" svg:height="0.369cm" svg:x="5.079cm" svg:y="10.267cm"><text:p/></draw:rect><draw:g draw:style-name="gr18"><draw:line draw:style-name="gr77" draw:text-style-name="P77" svg:x1="8.786cm" svg:y1="12.139cm" svg:x2="8.786cm" svg:y2="12.885cm"><text:p/></draw:line><draw:line draw:style-name="gr78" draw:text-style-name="P77" svg:x1="7.302cm" svg:y1="12.885cm" svg:x2="8.785cm" svg:y2="12.885cm"><text:p/></draw:line><draw:line draw:style-name="gr79" draw:text-style-name="P77" svg:x1="6.56cm" svg:y1="12.139cm" svg:x2="8.798cm" svg:y2="12.139cm"><text:p/></draw:line><draw:line draw:style-name="gr80" draw:text-style-name="P77" svg:x1="7.302cm" svg:y1="12.147cm" svg:x2="7.302cm" svg:y2="12.891cm"><text:p/></draw:line><draw:line draw:style-name="gr81" draw:text-style-name="P77" svg:x1="8.791cm" svg:y1="12.513cm" svg:x2="7.309cm" svg:y2="12.513cm"><text:p/></draw:line><draw:rect draw:style-name="gr82" draw:text-style-name="P78" svg:width="1.479cm" svg:height="0.369cm" draw:transform="rotate (-3.14159265358979) translate (8.78416666666667cm 12.5165555555556cm)"><text:p/></draw:rect></draw:g><draw:g draw:style-name="gr18"><draw:line draw:style-name="gr83" draw:text-style-name="P77" svg:x1="6.844cm" svg:y1="11.296cm" svg:x2="7.042cm" svg:y2="11.494cm"><text:p/></draw:line><draw:line draw:style-name="gr84" draw:text-style-name="P77" svg:x1="7.036cm" svg:y1="11.294cm" svg:x2="6.838cm" svg:y2="11.49cm"><text:p/></draw:line></draw:g><draw:frame draw:style-name="gr85" draw:text-style-name="P79" svg:width="0.322cm" svg:height="0.477cm" svg:x="6.523cm" svg:y="11.359cm"><draw:text-box><text:p text:style-name="P65"><text:span text:style-name="T87">O</text:span></text:p></draw:text-box></draw:frame></draw:g></draw:g><draw:frame draw:style-name="gr86" draw:text-style-name="P80" svg:width="1.8cm" svg:height="0.727cm" svg:x="7.167cm" svg:y="13.095cm"><draw:text-box><text:p text:style-name="P68"><text:span text:style-name="T88">Fig.2</text:span></text:p></draw:text-box></draw:frame><draw:frame draw:style-name="gr86" draw:text-style-name="P80" svg:width="1.8cm" svg:height="0.727cm" svg:x="4.867cm" svg:y="8.999cm"><draw:text-box><text:p text:style-name="P68"><text:span text:style-name="T88">Fig.1</text:span></text:p></draw:text-box></draw:frame></draw:g><text:span text:style-name="_5f_Caractères">Des élèves ont tracé la figure n°2 symétrique de la figure n°1 par rapport au point O. </text:span></text:h>
        </text:list-item>
      </text:list>
      <table:table table:name="Tableau4" table:style-name="Tableau4">
        <table:table-column table:style-name="Tableau4.A"/>
        <table:table-column table:style-name="Tableau4.B"/>
        <table:table-row table:style-name="Tableau4.1">
          <table:table-cell table:style-name="Tableau4.A1" office:value-type="string">
            <text:h text:style-name="_5f_Tableau_5f_Centré_5f_Gras" text:outline-level="1">Samira</text:h>
          </table:table-cell>
          <table:table-cell table:style-name="Tableau4.B1" office:value-type="string">
            <text:h text:style-name="_5f_Tableau_5f_Centré_5f_Gras" text:outline-level="1">Antoine</text:h>
          </table:table-cell>
        </table:table-row>
        <table:table-row table:style-name="Tableau4.2">
          <table:table-cell table:style-name="Tableau4.A2" office:value-type="string">
            <text:h text:style-name="_5f_Tableau_5f_Centré_5f_Gras" text:outline-level="1"/>
          </table:table-cell>
          <table:table-cell table:style-name="Tableau4.B1" office:value-type="string">
            <text:h text:style-name="_5f_Tableau_5f_Centré" text:outline-level="1"/>
          </table:table-cell>
        </table:table-row>
        <table:table-row table:style-name="Tableau4.3">
          <table:table-cell table:style-name="Tableau4.A3" office:value-type="string">
            <text:h text:style-name="_5f_Tableau_5f_Centré_5f_Gras" text:outline-level="1">Gustave</text:h>
          </table:table-cell>
          <table:table-cell table:style-name="Tableau4.B3" office:value-type="string">
            <text:h text:style-name="P30" text:outline-level="1">Léna</text:h>
          </table:table-cell>
        </table:table-row>
        <table:table-row table:style-name="Tableau4.4">
          <table:table-cell table:style-name="Tableau4.A2" office:value-type="string">
            <text:h text:style-name="_5f_Tableau_5f_Centré_5f_Gras" text:outline-level="1"/>
          </table:table-cell>
          <table:table-cell table:style-name="Tableau4.B4" office:value-type="string">
            <text:h text:style-name="_5f_Tableau_5f_Centré" text:outline-level="1"/>
          </table:table-cell>
        </table:table-row>
      </table:table>
      <text:h text:style-name="_5f_Paragraphe" text:outline-level="1"><text:span text:style-name="_5f_Caractères">Pour chacun d'eux, indique si leur construction est juste ou fausse et explique pourquoi.</text:span></text:h>
      <text:list xml:id="list85828387214888" text:continue-numbering="true" text:style-name="_5f_Numérotation_20_des_20_exercices">
        <text:list-item>
          <text:list>
            <text:list-item>
              <text:p text:style-name="P44"><text:span text:style-name="_5f_Caractères"><text:span text:style-name="T28">Samira :</text:span></text:span></text:p>
            </text:list-item>
          </text:list>
        </text:list-item>
      </text:list>
      <text:h text:style-name="_5f_Paragraphe_5f_Correction" text:outline-level="1"><text:span text:style-name="_5f_Correction_5f_surligné"><text:span text:style-name="T35">L</text:span></text:span><text:span text:style-name="_5f_Correction_5f_surligné"><text:span text:style-name="T42">a</text:span></text:span><text:span text:style-name="_5f_Correction_5f_surligné"><text:span text:style-name="T35"> construction de Samira </text:span></text:span><text:span text:style-name="_5f_Correction_5f_surligné"><text:span text:style-name="T42">est</text:span></text:span><text:span text:style-name="_5f_Correction_5f_surligné"><text:span text:style-name="T35"> </text:span></text:span><text:span text:style-name="_5f_Correction_5f_surligné"><text:span text:style-name="T42">juste</text:span></text:span><text:span text:style-name="_5f_Correction_5f_surligné"><text:span text:style-name="T35"> car les figures 1 et 2 sont superposables par demi-tour autour du point O. <text:s/></text:span></text:span></text:h>
      <text:list xml:id="list85829422292581" text:continue-numbering="true" text:style-name="_5f_Numérotation_20_des_20_exercices">
        <text:list-item>
          <text:list>
            <text:list-item>
              <text:p text:style-name="P44"><text:span text:style-name="_5f_Caractères"><text:span text:style-name="T28">Antoine :</text:span></text:span></text:p>
            </text:list-item>
          </text:list>
        </text:list-item>
      </text:list>
      <text:h text:style-name="_5f_Paragraphe_5f_Correction" text:outline-level="1"><text:span text:style-name="_5f_Correction_5f_surligné">La construction d'Antoine est fausse car le carré 2 est plus petit que le carré 1 : les longueurs ne sont pas conservées. </text:span></text:h>
      <text:list xml:id="list85829380548635" text:continue-numbering="true" text:style-name="_5f_Numérotation_20_des_20_exercices">
        <text:list-item>
          <text:list>
            <text:list-item>
              <text:p text:style-name="P44"><text:span text:style-name="_5f_Caractères"><text:span text:style-name="T28">Gustave :</text:span></text:span></text:p>
            </text:list-item>
          </text:list>
        </text:list-item>
      </text:list>
      <text:h text:style-name="_5f_Paragraphe_5f_Correction" text:outline-level="1"><text:span text:style-name="_5f_Correction_5f_surligné"><text:span text:style-name="T43">La construction de Gustave est fausse car la figure 2 est obtenue par </text:span></text:span><text:span text:style-name="_5f_Correction_5f_surligné"><text:span text:style-name="T44">symétrie</text:span></text:span><text:span text:style-name="_5f_Correction_5f_surligné"><text:span text:style-name="T43"> </text:span></text:span><text:span text:style-name="_5f_Correction_5f_surligné"><text:span text:style-name="T45">a</text:span></text:span><text:span text:style-name="_5f_Correction_5f_surligné"><text:span text:style-name="T46">xi</text:span></text:span><text:span text:style-name="_5f_Correction_5f_surligné"><text:span text:style-name="T43">ale </text:span></text:span><text:span text:style-name="_5f_Correction_5f_surligné"><text:span text:style-name="T45">(droite horizontale).</text:span></text:span></text:h>
      <text:list xml:id="list85829369212389" text:continue-numbering="true" text:style-name="_5f_Numérotation_20_des_20_exercices">
        <text:list-item>
          <text:list>
            <text:list-item>
              <text:p text:style-name="P44"><text:span text:style-name="_5f_Caractères"><text:span text:style-name="T75">Léna</text:span></text:span><text:span text:style-name="_5f_Caractères"><text:span text:style-name="T30"> :</text:span></text:span></text:p>
            </text:list-item>
          </text:list>
        </text:list-item>
      </text:list>
      <text:h text:style-name="_5f_Paragraphe_5f_Correction" text:outline-level="1"><text:span text:style-name="_5f_Correction_5f_surligné"><text:span text:style-name="T39">L</text:span></text:span><text:span text:style-name="_5f_Correction_5f_surligné"><text:span text:style-name="T40">a</text:span></text:span><text:span text:style-name="_5f_Correction_5f_surligné"><text:span text:style-name="T39"> construction d</text:span></text:span><text:span text:style-name="_5f_Correction_5f_surligné"><text:span text:style-name="T40">e</text:span></text:span><text:span text:style-name="_5f_Correction_5f_surligné"><text:span text:style-name="T39"> </text:span></text:span><text:span text:style-name="_5f_Correction_5f_surligné"><text:span text:style-name="T41">Léna </text:span></text:span><text:span text:style-name="_5f_Correction_5f_surligné"><text:span text:style-name="T40">est</text:span></text:span><text:span text:style-name="_5f_Correction_5f_surligné"><text:span text:style-name="T39"> </text:span></text:span><text:span text:style-name="_5f_Correction_5f_surligné"><text:span text:style-name="T40">juste</text:span></text:span><text:span text:style-name="_5f_Correction_5f_surligné"><text:span text:style-name="T39"> car les figures 1 et 2 sont superposables par demi-tour autour du point O. <text:s/></text:span></text:span></text:h>
      <text:list xml:id="list85829735407424" text:continue-numbering="true" text:style-name="_5f_Numérotation_20_des_20_exercices">
        <text:list-item>
          <text:h text:style-name="P50" text:outline-level="1"><text:span text:style-name="_5f_Caractères">On a tracé les symétriques du quadrilatère n°1 par trois symétries centrales distinctes. En observant la figure et en t'aidant de papier calque, complète les phrases ci-dessous.</text:span></text:h>
          <text:list>
            <text:list-item text:start-value="1">
              <text:p text:style-name="P44"><draw:g text:anchor-type="paragraph" draw:z-index="75" draw:name="Forme9" draw:style-name="gr26"><draw:frame draw:style-name="gr27" draw:text-style-name="P69" svg:width="0.428cm" svg:height="0.833cm" svg:x="3.898cm" svg:y="0.584cm"><draw:text-box><text:p text:style-name="P68"><text:span text:style-name="T81">A</text:span></text:p></draw:text-box></draw:frame><draw:line draw:style-name="gr28" draw:text-style-name="P70" svg:x1="2.498cm" svg:y1="1.502cm" svg:x2="3.796cm" svg:y2="1.809cm"><text:p/></draw:line><draw:line draw:style-name="gr29" draw:text-style-name="P70" svg:x1="3.797cm" svg:y1="1.794cm" svg:x2="2.488cm" svg:y2="0.075cm"><text:p/></draw:line><draw:line draw:style-name="gr29" draw:text-style-name="P70" svg:x1="1.956cm" svg:y1="0.788cm" svg:x2="2.488cm" svg:y2="0.071cm"><text:p/></draw:line><draw:frame draw:style-name="gr30" draw:text-style-name="P72" svg:width="0.401cm" svg:height="0.606cm" svg:x="2.424cm" svg:y="0.687cm"><draw:text-box><text:p text:style-name="P71"><text:span text:style-name="T82"><text:s text:c="2"/></text:span><text:span text:style-name="T83">2</text:span></text:p></draw:text-box></draw:frame><draw:ellipse draw:style-name="gr31" draw:text-style-name="P73" svg:width="0.477cm" svg:height="0.466cm" svg:x="2.325cm" svg:y="0.632cm"><text:p/></draw:ellipse><draw:line draw:style-name="gr29" draw:text-style-name="P70" svg:x1="2.499cm" svg:y1="1.5cm" svg:x2="1.952cm" svg:y2="0.777cm"><text:p/></draw:line><draw:line draw:style-name="gr28" draw:text-style-name="P70" svg:x1="5.921cm" svg:y1="0.786cm" svg:x2="4.624cm" svg:y2="0.48cm"><text:p/></draw:line><draw:line draw:style-name="gr29" draw:text-style-name="P70" svg:x1="4.624cm" svg:y1="0.494cm" svg:x2="5.932cm" svg:y2="2.21cm"><text:p/></draw:line><draw:line draw:style-name="gr29" draw:text-style-name="P70" svg:x1="6.465cm" svg:y1="1.495cm" svg:x2="5.933cm" svg:y2="2.211cm"><text:p/></draw:line><draw:frame draw:style-name="gr32" draw:text-style-name="P72" svg:width="0.399cm" svg:height="0.599cm" svg:x="5.736cm" svg:y="1.255cm"><draw:text-box><text:p text:style-name="P71"><text:span text:style-name="T82"><text:s text:c="2"/></text:span><text:span text:style-name="T83">1</text:span></text:p></draw:text-box></draw:frame><draw:ellipse draw:style-name="gr31" draw:text-style-name="P73" svg:width="0.472cm" svg:height="0.465cm" draw:transform="rotate (-3.14159265358979) translate (6.09776388888889cm 1.63688888888889cm)"><text:p/></draw:ellipse><draw:line draw:style-name="gr29" draw:text-style-name="P70" svg:x1="5.923cm" svg:y1="0.785cm" svg:x2="6.474cm" svg:y2="1.507cm"><text:p/></draw:line><draw:g draw:style-name="gr18"><draw:line draw:style-name="gr28" draw:text-style-name="P70" svg:x1="3.634cm" svg:y1="4.826cm" svg:x2="4.931cm" svg:y2="5.131cm"><text:p/></draw:line><draw:line draw:style-name="gr29" draw:text-style-name="P70" svg:x1="4.931cm" svg:y1="5.119cm" svg:x2="3.62cm" svg:y2="3.4cm"><text:p/></draw:line><draw:line draw:style-name="gr29" draw:text-style-name="P70" svg:x1="3.092cm" svg:y1="4.11cm" svg:x2="3.621cm" svg:y2="3.393cm"><text:p/></draw:line><draw:frame draw:style-name="gr30" draw:text-style-name="P72" svg:width="0.406cm" svg:height="0.606cm" svg:x="3.54cm" svg:y="4.036cm"><draw:text-box><text:p text:style-name="P71"><text:span text:style-name="T82"><text:s text:c="2"/></text:span><text:span text:style-name="T83">4</text:span></text:p></draw:text-box></draw:frame><draw:ellipse draw:style-name="gr31" draw:text-style-name="P73" svg:width="0.475cm" svg:height="0.466cm" svg:x="3.472cm" svg:y="3.983cm"><text:p/></draw:ellipse><draw:line draw:style-name="gr29" draw:text-style-name="P70" svg:x1="3.632cm" svg:y1="4.824cm" svg:x2="3.081cm" svg:y2="4.101cm"><text:p/></draw:line></draw:g><draw:line draw:style-name="gr28" draw:text-style-name="P70" svg:x1="1.971cm" svg:y1="4.516cm" svg:x2="3.268cm" svg:y2="4.823cm"><text:p/></draw:line><draw:line draw:style-name="gr29" draw:text-style-name="P70" svg:x1="3.267cm" svg:y1="4.812cm" svg:x2="1.956cm" svg:y2="3.093cm"><text:p/></draw:line><draw:line draw:style-name="gr29" draw:text-style-name="P70" svg:x1="1.427cm" svg:y1="3.803cm" svg:x2="1.956cm" svg:y2="3.086cm"><text:p/></draw:line><draw:frame draw:style-name="gr30" draw:text-style-name="P72" svg:width="0.401cm" svg:height="0.606cm" svg:x="1.907cm" svg:y="3.759cm"><draw:text-box><text:p text:style-name="P71"><text:span text:style-name="T82"><text:s text:c="2"/></text:span><text:span text:style-name="T83">3</text:span></text:p></draw:text-box></draw:frame><draw:ellipse draw:style-name="gr31" draw:text-style-name="P73" svg:width="0.47cm" svg:height="0.468cm" svg:x="1.799cm" svg:y="3.685cm"><text:p/></draw:ellipse><draw:line draw:style-name="gr29" draw:text-style-name="P70" svg:x1="1.971cm" svg:y1="4.514cm" svg:x2="1.42cm" svg:y2="3.791cm"><text:p/></draw:line><draw:frame draw:style-name="gr33" draw:text-style-name="P69" svg:width="0.428cm" svg:height="0.837cm" svg:x="3.673cm" svg:y="2.653cm"><draw:text-box><text:p text:style-name="P68"><text:span text:style-name="T81">T</text:span></text:p></draw:text-box></draw:frame><draw:frame draw:style-name="gr34" draw:text-style-name="P69" svg:width="0.429cm" svg:height="0.837cm" svg:x="4.503cm" svg:y="2.798cm"><draw:text-box><text:p text:style-name="P68"><text:span text:style-name="T81">R</text:span></text:p></draw:text-box></draw:frame><draw:g draw:style-name="gr18"><draw:line draw:style-name="gr28" draw:text-style-name="P70" svg:x1="1.755cm" svg:y1="0.508cm" svg:x2="0.456cm" svg:y2="0.815cm"><text:p/></draw:line><draw:line draw:style-name="gr29" draw:text-style-name="P70" svg:x1="0.456cm" svg:y1="2.234cm" svg:x2="1.765cm" svg:y2="0.517cm"><text:p/></draw:line><draw:line draw:style-name="gr29" draw:text-style-name="P70" svg:x1="0.444cm" svg:y1="2.24cm" svg:x2="-0.088cm" svg:y2="1.524cm"><text:p/></draw:line><draw:frame draw:style-name="gr35" draw:text-style-name="P72" svg:width="0.237cm" svg:height="0.373cm" svg:x="0.445cm" svg:y="1.281cm"><draw:text-box><text:p text:style-name="P71"><text:span text:style-name="T82"><text:s/></text:span><text:span text:style-name="T83">5</text:span></text:p></draw:text-box></draw:frame><draw:ellipse draw:style-name="gr31" draw:text-style-name="P73" svg:width="0.472cm" svg:height="0.47cm" draw:transform="rotate (-3.14159265358979) translate (0.788458333333333cm 1.70215277777778cm)"><text:p/></draw:ellipse><draw:line draw:style-name="gr29" draw:text-style-name="P70" svg:x1="-0.083cm" svg:y1="1.53cm" svg:x2="0.466cm" svg:y2="0.807cm"><text:p/></draw:line></draw:g><draw:g draw:style-name="gr18"><draw:line draw:style-name="gr29" draw:text-style-name="P70" svg:x1="5.933cm" svg:y1="3.339cm" svg:x2="6.467cm" svg:y2="4.056cm"><text:p/></draw:line><draw:line draw:style-name="gr29" draw:text-style-name="P70" svg:x1="6.461cm" svg:y1="4.05cm" svg:x2="5.91cm" svg:y2="4.772cm"><text:p/></draw:line><draw:line draw:style-name="gr29" draw:text-style-name="P70" svg:x1="5.933cm" svg:y1="3.334cm" svg:x2="4.624cm" svg:y2="5.05cm"><text:p/></draw:line><draw:line draw:style-name="gr28" draw:text-style-name="P70" svg:x1="4.62cm" svg:y1="5.062cm" svg:x2="5.918cm" svg:y2="4.753cm"><text:p/></draw:line></draw:g><draw:g draw:style-name="gr18"><draw:line draw:style-name="gr29" draw:text-style-name="P70" svg:x1="3.856cm" svg:y1="2.556cm" svg:x2="4.034cm" svg:y2="2.728cm"><text:p/></draw:line><draw:line draw:style-name="gr29" draw:text-style-name="P70" svg:x1="3.854cm" svg:y1="2.735cm" svg:x2="4.032cm" svg:y2="2.563cm"><text:p/></draw:line></draw:g><draw:g draw:style-name="gr18"><draw:line draw:style-name="gr29" draw:text-style-name="P70" svg:x1="4.691cm" svg:y1="2.707cm" svg:x2="4.871cm" svg:y2="2.882cm"><text:p/></draw:line><draw:line draw:style-name="gr29" draw:text-style-name="P70" svg:x1="4.685cm" svg:y1="2.885cm" svg:x2="4.867cm" svg:y2="2.712cm"><text:p/></draw:line></draw:g><draw:g draw:style-name="gr18"><draw:line draw:style-name="gr29" draw:text-style-name="P70" svg:x1="4.123cm" svg:y1="1.062cm" svg:x2="4.303cm" svg:y2="1.237cm"><text:p/></draw:line><draw:line draw:style-name="gr29" draw:text-style-name="P70" svg:x1="4.122cm" svg:y1="1.234cm" svg:x2="4.304cm" svg:y2="1.062cm"><text:p/></draw:line></draw:g><draw:g draw:style-name="gr18"><draw:ellipse draw:style-name="gr31" draw:text-style-name="P73" svg:width="0.472cm" svg:height="0.461cm" draw:transform="rotate (-3.14159265358979) translate (6.14891666666667cm 4.30741666666667cm)"><text:p/></draw:ellipse><draw:frame draw:style-name="gr36" draw:text-style-name="P69" svg:width="0.237cm" svg:height="0.378cm" svg:x="5.798cm" svg:y="3.927cm"><draw:text-box><text:p text:style-name="P68"><text:span text:style-name="T82"><text:s/></text:span><text:span text:style-name="T84">6</text:span></text:p></draw:text-box></draw:frame></draw:g><draw:frame draw:style-name="gr37" draw:text-style-name="P69" svg:width="0.429cm" svg:height="0.664cm" svg:x="3.024cm" svg:y="1.798cm"><draw:text-box><text:p text:style-name="P68"><text:span text:style-name="T81">S</text:span></text:p></draw:text-box></draw:frame><draw:g draw:style-name="gr18"><draw:line draw:style-name="gr29" draw:text-style-name="P70" svg:x1="3.209cm" svg:y1="1.704cm" svg:x2="3.387cm" svg:y2="1.876cm"><text:p/></draw:line><draw:line draw:style-name="gr29" draw:text-style-name="P70" svg:x1="3.204cm" svg:y1="1.883cm" svg:x2="3.382cm" svg:y2="1.711cm"><text:p/></draw:line></draw:g></draw:g><text:span text:style-name="_5f_Caractères">Dans la symétrie de centre R, le quadrilatère n°1 se transforme en le quadrilatère n°</text:span><text:span text:style-name="_5f_pointillés_20_gris"><text:span text:style-name="T72"> </text:span></text:span><text:span text:style-name="_5f_Correction_5f_surligné"><text:span text:style-name="T55">4</text:span></text:span><text:span text:style-name="_5f_pointillés_20_gris"> .</text:span><text:span text:style-name="_5f_Caractères">.</text:span></text:p>
            </text:list-item>
            <text:list-item>
              <text:p text:style-name="P44"><text:span text:style-name="_5f_Caractères">Les quadrilatères n°1 et n°3 sont symétriques par rapport au point</text:span><text:span text:style-name="_5f_pointillés_20_gris"> </text:span><text:span text:style-name="_5f_pointillés_20_gris"><text:span text:style-name="T63">T</text:span></text:span><text:span text:style-name="_5f_pointillés_20_gris"> </text:span><text:span text:style-name="_5f_Caractères">.</text:span></text:p>
            </text:list-item>
            <text:list-item>
              <text:p text:style-name="P44"><text:span text:style-name="_5f_Caractères">Le quadrilatère n° </text:span><text:span text:style-name="_5f_Correction_5f_surligné"><text:span text:style-name="T64">2</text:span></text:span><text:span text:style-name="_5f_pointillés_20_gris"> </text:span><text:span text:style-name="_5f_Caractères">est le symétrique du quadrilatère n°1 par la symétrie de centre A.</text:span></text:p>
            </text:list-item>
            <text:list-item>
              <text:p text:style-name="P40"><text:span text:style-name="_5f_Caractères">Les quadrilatères n°</text:span><text:span text:style-name="_5f_pointillés_20_gris"><text:span text:style-name="T65"> </text:span></text:span><text:span text:style-name="_5f_pointillés_20_gris"><text:span text:style-name="T57">1 </text:span></text:span><text:span text:style-name="_5f_Caractères">et n°5 sont symétriques par rapport à une droite.</text:span></text:p>
            </text:list-item>
            <text:list-item>
              <text:p text:style-name="P40"><text:span text:style-name="_5f_Caractères">Le quadrilatère n°6 est l'image du quadrilatère n°1 par </text:span><text:span text:style-name="_5f_pointillés_20_gris"><text:span text:style-name="T73"><text:s/></text:span></text:span><text:span text:style-name="_5f_pointillés_20_gris"><text:span text:style-name="T57">une symétrie axiale.</text:span></text:span></text:p>
            </text:list-item>
          </text:list>
        </text:list-item>
        <text:list-item>
          <text:h text:style-name="P47" text:outline-level="1"><text:span text:style-name="_5f_Caractères">Frise <text:tab/></text:span><text:span text:style-name="_5f_Caractères"><text:span text:style-name="T74"> </text:span></text:span><text:span text:style-name="_5f_Caractères"><text:span text:style-name="T74"><draw:g text:anchor-type="as-char" draw:z-index="77" draw:name="Objet de groupe 1" draw:style-name="gr9"><draw:path draw:style-name="gr10" draw:text-style-name="P56" svg:width="1.121cm" svg:height="0.556cm" draw:transform="rotate (-3.14159265358979) translate (5.62441666666667cm 0.635513888888875cm)" svg:viewBox="0 0 1122 557" svg:d="M1122 33c-17 203-154 483-552 524-536-11-570-524-570-524 0 0 50 239 251 240s288-123 310-273c17 226 186 264 290 277 249-28 271-244 271-244z"><text:p/></draw:path><draw:path draw:style-name="gr11" draw:text-style-name="P57" svg:width="1.121cm" svg:height="0.556cm" svg:x="3.376cm" svg:y="0.654cm" svg:viewBox="0 0 1122 557" svg:d="M0 33c17 203 154 483 552 524 536-11 570-524 570-524 0 0-39 242-251 240s-288-123-310-273c-17 226-186 264-290 277-249-28-271-244-271-244z"><text:p/></draw:path><draw:circle draw:style-name="gr7" draw:text-style-name="P55" svg:width="1.124cm" svg:height="1.124cm" svg:x="1.127cm" svg:y="0.089cm" draw:kind="arc" draw:start-angle="-180" draw:end-angle="0"><text:p/></draw:circle><draw:ellipse draw:style-name="gr7" draw:text-style-name="P55" svg:width="0.562cm" svg:height="0.56cm" svg:x="1.127cm" svg:y="0.366cm" draw:kind="arc" draw:start-angle="-180" draw:end-angle="0"><text:p/></draw:ellipse><draw:ellipse draw:style-name="gr7" draw:text-style-name="P55" svg:width="0.563cm" svg:height="0.56cm" svg:x="1.688cm" svg:y="0.366cm" draw:kind="arc" draw:start-angle="-180" draw:end-angle="0"><text:p/></draw:ellipse><draw:ellipse draw:style-name="gr7" draw:text-style-name="P55" svg:width="1.126cm" svg:height="1.124cm" svg:x="2.251cm" svg:y="0.088cm" draw:kind="arc" draw:start-angle="0" draw:end-angle="180"><text:p/></draw:ellipse><draw:ellipse draw:style-name="gr7" draw:text-style-name="P55" svg:width="0.563cm" svg:height="0.562cm" svg:x="2.251cm" svg:y="0.367cm" draw:kind="arc" draw:start-angle="0" draw:end-angle="180"><text:p/></draw:ellipse><draw:ellipse draw:style-name="gr7" draw:text-style-name="P55" svg:width="0.563cm" svg:height="0.562cm" svg:x="2.813cm" svg:y="0.367cm" draw:kind="arc" draw:start-angle="0" draw:end-angle="180"><text:p/></draw:ellipse><draw:circle draw:style-name="gr7" draw:text-style-name="P55" svg:width="1.124cm" svg:height="1.124cm" svg:x="1.127cm" svg:y="0.089cm" draw:kind="arc" draw:start-angle="-180" draw:end-angle="0"><text:p/></draw:circle><draw:path draw:style-name="gr12" draw:text-style-name="P58" svg:width="1.123cm" svg:height="0.561cm" svg:x="3.375cm" svg:y="0.649cm" svg:viewBox="0 0 1124 562" svg:d="M1124 0c0 99-26 195-75 281-50 85-121 156-206 205-85 50-182 76-281 76s-196-26-281-76c-85-49-156-120-206-205-49-86-75-182-75-281"><text:p/></draw:path><draw:ellipse draw:style-name="gr7" draw:text-style-name="P55" svg:width="0.563cm" svg:height="0.56cm" svg:x="3.939cm" svg:y="0.366cm" draw:kind="arc" draw:start-angle="-180" draw:end-angle="0"><text:p/></draw:ellipse><draw:ellipse draw:style-name="gr7" draw:text-style-name="P55" svg:width="0.563cm" svg:height="0.56cm" svg:x="3.376cm" svg:y="0.366cm" draw:kind="arc" draw:start-angle="-180" draw:end-angle="0"><text:p/></draw:ellipse><draw:ellipse draw:style-name="gr7" draw:text-style-name="P55" svg:width="1.128cm" svg:height="1.124cm" svg:x="4.5cm" svg:y="0.088cm" draw:kind="arc" draw:start-angle="0" draw:end-angle="180"><text:p/></draw:ellipse><draw:ellipse draw:style-name="gr7" draw:text-style-name="P55" svg:width="0.565cm" svg:height="0.562cm" svg:x="4.5cm" svg:y="0.367cm" draw:kind="arc" draw:start-angle="0" draw:end-angle="180"><text:p/></draw:ellipse><draw:ellipse draw:style-name="gr7" draw:text-style-name="P55" svg:width="1.128cm" svg:height="1.124cm" svg:x="4.5cm" svg:y="0.088cm" draw:kind="arc" draw:start-angle="0" draw:end-angle="180"><text:p/></draw:ellipse><draw:ellipse draw:style-name="gr7" draw:text-style-name="P55" svg:width="0.563cm" svg:height="0.562cm" svg:x="5.064cm" svg:y="0.367cm" draw:kind="arc" draw:start-angle="0" draw:end-angle="180"><text:p/></draw:ellipse><draw:ellipse draw:style-name="gr7" draw:text-style-name="P55" svg:width="1.126cm" svg:height="1.124cm" svg:x="5.625cm" svg:y="0.089cm" draw:kind="arc" draw:start-angle="-180" draw:end-angle="0"><text:p/></draw:ellipse><draw:ellipse draw:style-name="gr7" draw:text-style-name="P55" svg:width="0.563cm" svg:height="0.56cm" svg:x="6.189cm" svg:y="0.366cm" draw:kind="arc" draw:start-angle="-180" draw:end-angle="0"><text:p/></draw:ellipse><draw:ellipse draw:style-name="gr7" draw:text-style-name="P55" svg:width="0.565cm" svg:height="0.56cm" svg:x="5.625cm" svg:y="0.366cm" draw:kind="arc" draw:start-angle="-180" draw:end-angle="0"><text:p/></draw:ellipse><draw:ellipse draw:style-name="gr7" draw:text-style-name="P55" svg:width="1.13cm" svg:height="1.124cm" svg:x="6.75cm" svg:y="0.088cm" draw:kind="arc" draw:start-angle="0" draw:end-angle="180"><text:p/></draw:ellipse><draw:ellipse draw:style-name="gr7" draw:text-style-name="P55" svg:width="0.567cm" svg:height="0.562cm" svg:x="6.75cm" svg:y="0.367cm" draw:kind="arc" draw:start-angle="0" draw:end-angle="180"><text:p/></draw:ellipse><draw:ellipse draw:style-name="gr7" draw:text-style-name="P55" svg:width="0.563cm" svg:height="0.562cm" svg:x="7.315cm" svg:y="0.367cm" draw:kind="arc" draw:start-angle="0" draw:end-angle="180"><text:p/></draw:ellipse><draw:ellipse draw:style-name="gr7" draw:text-style-name="P55" svg:width="1.128cm" svg:height="1.124cm" svg:x="7.876cm" svg:y="0.089cm" draw:kind="arc" draw:start-angle="-180" draw:end-angle="0"><text:p/></draw:ellipse><draw:ellipse draw:style-name="gr7" draw:text-style-name="P55" svg:width="0.563cm" svg:height="0.56cm" svg:x="8.44cm" svg:y="0.366cm" draw:kind="arc" draw:start-angle="-180" draw:end-angle="0"><text:p/></draw:ellipse><draw:ellipse draw:style-name="gr7" draw:text-style-name="P55" svg:width="0.567cm" svg:height="0.56cm" svg:x="7.876cm" svg:y="0.366cm" draw:kind="arc" draw:start-angle="-180" draw:end-angle="0"><text:p/></draw:ellipse><draw:frame draw:name="DescriptionOOoTep_ 1" draw:style-name="gr13" draw:text-style-name="P59" svg:width="0.004cm" svg:height="0.004cm" svg:x="0.002cm" svg:y="0.088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custom-shape draw:style-name="gr14" draw:text-style-name="P60" svg:width="0.096cm" svg:height="0.094cm" svg:x="2.205cm" svg:y="0.6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61" svg:x1="2.814cm" svg:y1="0cm" svg:x2="2.814cm" svg:y2="1.248cm"><text:p/></draw:line><draw:path draw:style-name="gr16" draw:text-style-name="P62" svg:width="1.121cm" svg:height="0.556cm" draw:transform="rotate (-3.14159265358979) translate (1.12441666666667cm 0.642513888888883cm)" svg:viewBox="0 0 1122 557" svg:d="M1122 33c-17 203-154 483-552 524-536-11-570-524-570-524 0 0 61 240 251 240s288-123 310-273c17 226 186 264 290 277 249-28 271-244 271-244z"><text:p/></draw:path><draw:ellipse draw:style-name="gr7" draw:text-style-name="P55" svg:width="1.128cm" svg:height="1.123cm" svg:x="0cm" svg:y="0.093cm" draw:kind="arc" draw:start-angle="0" draw:end-angle="180"><text:p/></draw:ellipse><draw:ellipse draw:style-name="gr7" draw:text-style-name="P55" svg:width="0.565cm" svg:height="0.56cm" svg:x="0cm" svg:y="0.372cm" draw:kind="arc" draw:start-angle="0" draw:end-angle="180"><text:p/></draw:ellipse><draw:ellipse draw:style-name="gr7" draw:text-style-name="P55" svg:width="1.128cm" svg:height="1.123cm" svg:x="0cm" svg:y="0.093cm" draw:kind="arc" draw:start-angle="0" draw:end-angle="180"><text:p/></draw:ellipse><draw:ellipse draw:style-name="gr7" draw:text-style-name="P55" svg:width="0.565cm" svg:height="0.56cm" svg:x="0.563cm" svg:y="0.372cm" draw:kind="arc" draw:start-angle="0" draw:end-angle="180"><text:p/></draw:ellipse></draw:g></text:span></text:span></text:h>
          <text:list>
            <text:list-item>
              <text:p text:style-name="P39"><text:span text:style-name="_5f_Caractères">Colorie en bleu un motif symétrique au motif rouge par rapport à un point. Entoure ce point en bleu.</text:span></text:p>
            </text:list-item>
            <text:list-item>
              <text:p text:style-name="P39"><text:span text:style-name="_5f_Caractères">Colorie en vert un motif symétrique au motif rouge par rapport à un axe. Dessine cet axe en vert.</text:span></text:p>
            </text:list-item>
            <text:list-item>
              <text:p text:style-name="P40"><text:span text:style-name="_5f_Caractères">Sachant que l’aire du motif rouge est égale à </text:span><text:span text:style-name="_5f_pointillés_20_gris"><draw:frame draw:style-name="fr5" draw:name="Objet1" text:anchor-type="as-char" svg:y="-0.534cm" svg:width="0.293cm" svg:height="0.87cm" draw:z-index="67"><draw:object xlink:href="./Object 1" xlink:type="simple" xlink:show="embed" xlink:actuate="onLoad"/><draw:image xlink:href="./ObjectReplacements/Object 1" xlink:type="simple" xlink:show="embed" xlink:actuate="onLoad"/><svg:desc>formula</svg:desc></draw:frame></text:span><text:span text:style-name="_5f_Caractères">× π cm², donne une valeur approchée au centième </text:span><text:span text:style-name="_5f_Caractères"><text:span text:style-name="T31">près </text:span></text:span><text:span text:style-name="_5f_Caractères">de l’aire du motif, puis déduis-en un </text:span><text:span text:style-name="_5f_Caractères"><text:span text:style-name="T32">ordre de grandeur</text:span></text:span><text:span text:style-name="_5f_Caractères"> de l’aire de la portion de frise représentée : </text:span><text:span text:style-name="_5f_Correction_5f_surligné"><text:span text:style-name="T48">A</text:span></text:span><text:span text:style-name="_5f_Correction_5f_surligné"><text:span text:style-name="T49">ire du motif </text:span></text:span><text:span text:style-name="_5f_Correction_5f_surligné"><text:span text:style-name="T47">rouge</text:span></text:span><text:span text:style-name="_5f_Correction_5f_surligné"><text:span text:style-name="T49"> </text:span></text:span><text:span text:style-name="_5f_Correction_5f_surligné"><text:span text:style-name="T33">≈</text:span></text:span><text:span text:style-name="_5f_Correction_5f_surligné"><text:span text:style-name="T49"> </text:span></text:span><text:span text:style-name="_5f_Correction_5f_surligné"><text:span text:style-name="T50">1,57 cm²</text:span></text:span><text:span text:style-name="_5f_Correction_5f_surligné"><text:span text:style-name="T49"> </text:span></text:span></text:p>
            </text:list-item>
          </text:list>
        </text:list-item>
      </text:list>
      <text:p text:style-name="P41"><text:span text:style-name="_5f_Correction_5f_surligné"><text:span text:style-name="T48">Aire de la portion de frise </text:span></text:span><text:span text:style-name="_5f_Correction_5f_surligné"><text:span text:style-name="T51">= </text:span></text:span><text:span text:style-name="_5f_Correction_5f_surligné"><text:span text:style-name="T48">8 x Aire du motif </text:span></text:span><text:span text:style-name="_5f_Correction_5f_surligné"><text:span text:style-name="T52">rouge</text:span></text:span><text:span text:style-name="_5f_Correction_5f_surligné"><text:span text:style-name="T48"> </text:span></text:span><text:span text:style-name="_5f_Correction_5f_surligné"><text:span text:style-name="T34">≈</text:span></text:span><text:span text:style-name="_5f_Correction_5f_surligné"><text:span text:style-name="T48"> </text:span></text:span><text:span text:style-name="_5f_Correction_5f_surligné"><text:span text:style-name="T50">12,57 cm²</text:span></text:span><text:span text:style-name="_5f_Correction_5f_surligné"><text:span text:style-name="T48"> <text:s/></text:span></text:span></text:p>
      <text:list xml:id="list85829497407370" text:continue-numbering="true" text:style-name="_5f_Numérotation_20_des_20_exercices">
        <text:list-item>
          <text:list>
            <text:list-item>
              <text:p text:style-name="P43"><text:span text:style-name="_5f_Caractères">Dessine à main levée le motif minimal qui permet d’obtenir cette frise en répétant des symétries :</text:span><text:span text:style-name="_5f_Caractères"><text:span text:style-name="T74"> </text:span></text:span></text:p>
              <text:list>
                <text:list-item>
                  <text:list>
                    <text:list-item>
                      <text:list>
                        <text:list-item>
                          <text:list>
                            <text:list-header>
                              <text:p text:style-name="P31"><draw:g text:anchor-type="paragraph" draw:z-index="78" draw:name="Objet de groupe 2" draw:style-name="gr5"><draw:path draw:style-name="gr8" draw:text-style-name="P54" svg:width="1.989cm" svg:height="0.986cm" draw:transform="rotate (-3.14159265358979) translate (2.84216217742166cm 0.835378769515016cm)" svg:viewBox="0 0 1990 987" svg:d="M1990 58c-30 360-273 856-979 929-951-20-1011-929-1011-929 0 0 89 424 445 426 357 2 511-218 550-484 30 400 330 468 514 491 442-50 481-433 481-433z"><text:p/></draw:path><draw:path draw:style-name="gr7" draw:text-style-name="P55" svg:width="1.999cm" svg:height="0.995cm" svg:x="0.849cm" svg:y="-0.148cm" svg:viewBox="0 0 2000 996" svg:d="M0 996c0-176 46-347 135-498 87-152 213-277 365-365 153-87 325-133 500-133 176 0 348 46 500 133 153 88 279 213 366 365 88 151 134 322 134 496v2"><text:p/></draw:path><draw:path draw:style-name="gr7" draw:text-style-name="P55" svg:width="1.004cm" svg:height="0.495cm" svg:x="0.849cm" svg:y="0.344cm" svg:viewBox="0 0 1005 496" svg:d="M0 496c0-87 23-172 67-248 45-76 109-138 185-181 76-44 163-67 252-67 87 0 173 23 250 67 76 43 140 105 184 181s67 161 67 248"><text:p/></draw:path><draw:path draw:style-name="gr7" draw:text-style-name="P55" svg:width="0.997cm" svg:height="0.495cm" svg:x="1.845cm" svg:y="0.344cm" svg:viewBox="0 0 998 496" svg:d="M0 496c0-87 23-172 67-248 43-76 107-138 183-181 76-44 161-67 250-67 87 0 172 23 248 67 77 43 140 105 183 181 44 76 67 161 67 248"><text:p/></draw:path></draw:g><draw:g text:anchor-type="paragraph" draw:z-index="79" draw:name="Objet de groupe 4" draw:style-name="gr5"><draw:path draw:style-name="gr6" draw:text-style-name="P54" svg:width="1.025cm" svg:height="0.987cm" draw:transform="rotate (-3.14159265358979) translate (7.88425247102931cm 0.84039150121909cm)" svg:viewBox="0 0 1026 988" svg:d="M1026 57c-30 361-292 858-1005 931-10-727-3-188-21-988 30 402 355 467 541 491 446-50 485-434 485-434z"><text:p/></draw:path><draw:path draw:style-name="gr7" draw:text-style-name="P55" svg:width="1.009cm" svg:height="0.998cm" svg:x="6.855cm" svg:y="-0.143cm" svg:viewBox="0 0 1010 999" svg:d="M0 999c0-176 47-348 136-500 88-152 215-277 369-366 154-87 328-133 505-133"><text:p/></draw:path><draw:path draw:style-name="gr7" draw:text-style-name="P55" svg:width="1.015cm" svg:height="0.497cm" svg:x="6.855cm" svg:y="0.352cm" svg:viewBox="0 0 1016 498" svg:d="M0 498c0-87 23-173 68-249 45-77 109-139 186-181 77-45 165-68 255-68 88 0 175 23 252 68 77 42 142 104 187 181 44 76 68 162 68 249"><text:p/></draw:path></draw:g><text:span text:style-name="_5f_Correction_5f_surligné"><text:span text:style-name="T76">ou même seulement</text:span></text:span></text:p>
                            </text:list-header>
                          </text:list>
                        </text:list-item>
                      </text:list>
                    </text:list-item>
                  </text:list>
                </text:list-item>
              </text:list>
            </text:list-item>
          </text:list>
        </text:list-item>
      </text:list>
      <text:p text:style-name="P29"><text:span text:style-name="_5f_Caractères"/></text:p>
      <text:p text:style-name="P29"><text:span text:style-name="_5f_Caractères"/></text:p>
      <text:list xml:id="list85829996320885" text:continue-numbering="true" text:style-name="_5f_Numérotation_20_des_20_exercices">
        <text:list-item>
          <text:h text:style-name="P37" text:outline-level="1"><text:span text:style-name="_5f_Caractères">Un motif pave toute la surface, comme cette colonne de l’Alhambra de Grenade.</text:span></text:h>
        </text:list-item>
      </text:list>
      <text:section text:style-name="Sect1" text:name="Section1">
        <text:p text:style-name="_5f_Paragraphe_5f_Réponse_5f_Pointillés_5f_Grisés"><draw:g text:anchor-type="paragraph" draw:z-index="76" draw:name="Shape5" draw:style-name="gr17"><draw:g draw:style-name="gr18"><draw:polygon draw:style-name="gr19" draw:text-style-name="P63" svg:width="0.673cm" svg:height="1.347cm" draw:transform="rotate (-1.5707963267949) translate (8.07879290960437cm 2.20640993465623cm)" svg:viewBox="0 0 674 1348" draw:points="674,1348 674,0 346,153 346,319 0,667 346,1013 514,1011 672,1345"><text:p/></draw:polygon><draw:polygon draw:style-name="gr19" draw:text-style-name="P63" svg:width="0.673cm" svg:height="1.347cm" draw:transform="rotate (-1.5707963267949) translate (8.07415616669933cm 2.88351543632904cm)" svg:viewBox="0 0 674 1348" draw:points="0,1348 0,0 328,153 328,319 674,667 328,1013 160,1011 1,1345"><text:p/></draw:polygon></draw:g><draw:g draw:style-name="gr18"><draw:polygon draw:style-name="gr19" draw:text-style-name="P63" svg:width="0.673cm" svg:height="1.347cm" draw:transform="rotate (1.5707963267949) translate (1.33930132113611cm 1.52546175183885cm)" svg:viewBox="0 0 674 1348" draw:points="0,1348 0,0 328,153 328,319 674,667 328,1013 160,1011 2,1345"><text:p/></draw:polygon><draw:polygon draw:style-name="gr19" draw:text-style-name="P63" svg:width="0.673cm" svg:height="1.347cm" draw:transform="rotate (1.5707963267949) translate (1.34356313208687cm 2.19894218546592cm)" svg:viewBox="0 0 674 1348" draw:points="674,1348 674,0 346,153 346,319 0,667 346,1013 514,1011 673,1345"><text:p/></draw:polygon></draw:g><draw:g draw:style-name="gr18"><draw:g draw:style-name="gr18"><draw:g draw:style-name="gr18"><draw:g draw:style-name="gr18"><draw:polygon draw:style-name="gr20" draw:text-style-name="P64" svg:width="0.673cm" svg:height="1.35cm" draw:transform="rotate (-3.14159265358979) translate (1.32643330775886cm 2.881482471542cm)" svg:viewBox="0 0 674 1351" draw:points="0,1351 0,0 328,153 328,319 674,667 328,1015 160,1013 2,1348"><text:p/></draw:polygon><draw:polygon draw:style-name="gr20" draw:text-style-name="P64" svg:width="0.673cm" svg:height="1.35cm" draw:transform="rotate (-3.14159265358979) translate (2.00398554483789cm 2.88172066518482cm)" svg:viewBox="0 0 674 1351" draw:points="674,1351 674,0 346,153 346,319 0,667 346,1015 514,1013 673,1348"><text:p/></draw:polygon></draw:g><draw:g draw:style-name="gr18"><draw:polygon draw:style-name="gr20" draw:text-style-name="P64" svg:width="0.673cm" svg:height="1.35cm" svg:x="1.33cm" svg:y="0.175cm" svg:viewBox="0 0 674 1351" draw:points="0,1351 0,0 328,153 328,319 674,667 328,1015 160,1013 2,1348"><text:p/></draw:polygon><draw:polygon draw:style-name="gr20" draw:text-style-name="P64" svg:width="0.673cm" svg:height="1.35cm" svg:x="0.652cm" svg:y="0.18cm" svg:viewBox="0 0 674 1351" draw:points="674,1351 674,0 346,153 346,319 0,667 346,1015 514,1013 673,1348"><text:p/></draw:polygon></draw:g></draw:g><draw:g draw:style-name="gr18"><draw:g draw:style-name="gr18"><draw:polygon draw:style-name="gr20" draw:text-style-name="P64" svg:width="0.673cm" svg:height="1.35cm" draw:transform="rotate (-3.14159265358979) translate (1.32643330775884cm 5.58230727031841cm)" svg:viewBox="0 0 674 1351" draw:points="0,1351 0,0 328,153 328,319 674,667 328,1015 160,1013 2,1348"><text:p/></draw:polygon><draw:polygon draw:style-name="gr20" draw:text-style-name="P64" svg:width="0.673cm" svg:height="1.35cm" draw:transform="rotate (-3.14159265358979) translate (2.00398554483789cm 5.57941898010998cm)" svg:viewBox="0 0 674 1351" draw:points="674,1351 674,0 346,153 346,319 0,667 346,1015 514,1013 673,1348"><text:p/></draw:polygon></draw:g><draw:g draw:style-name="gr18"><draw:polygon draw:style-name="gr20" draw:text-style-name="P64" svg:width="0.673cm" svg:height="1.35cm" svg:x="1.33cm" svg:y="2.878cm" svg:viewBox="0 0 674 1351" draw:points="0,1351 0,0 328,153 328,319 674,667 328,1015 160,1013 2,1348"><text:p/></draw:polygon><draw:polygon draw:style-name="gr20" draw:text-style-name="P64" svg:width="0.673cm" svg:height="1.35cm" svg:x="0.652cm" svg:y="2.879cm" svg:viewBox="0 0 674 1351" draw:points="674,1351 674,0 346,153 346,319 0,667 346,1015 514,1013 673,1348"><text:p/></draw:polygon></draw:g></draw:g></draw:g><draw:g draw:style-name="gr18"><draw:polygon draw:style-name="gr20" draw:text-style-name="P64" svg:width="0.673cm" svg:height="1.35cm" svg:x="2.678cm" svg:y="4.229cm" svg:viewBox="0 0 674 1351" draw:points="0,1351 0,0 328,153 328,319 674,667 328,1015 160,1013 2,1348"><text:p/></draw:polygon><draw:polygon draw:style-name="gr20" draw:text-style-name="P64" svg:width="0.673cm" svg:height="1.35cm" svg:x="2.002cm" svg:y="4.231cm" svg:viewBox="0 0 674 1351" draw:points="674,1351 674,0 346,153 346,319 0,667 346,1015 514,1013 673,1348"><text:p/></draw:polygon></draw:g><draw:g draw:style-name="gr18"><draw:polygon draw:style-name="gr20" draw:text-style-name="P64" svg:width="0.673cm" svg:height="1.35cm" draw:transform="rotate (-3.14159265358979) translate (2.67729888195454cm 1.53063331407949cm)" svg:viewBox="0 0 674 1351" draw:points="0,1351 0,0 328,153 328,319 674,667 328,1015 160,1013 2,1348"><text:p/></draw:polygon><draw:polygon draw:style-name="gr20" draw:text-style-name="P64" svg:width="0.673cm" svg:height="1.35cm" draw:transform="rotate (-3.14159265358979) translate (3.35222605098789cm 1.53099538868702cm)" svg:viewBox="0 0 674 1351" draw:points="674,1351 674,0 346,153 346,319 0,667 346,1015 514,1013 673,1348"><text:p/></draw:polygon></draw:g><draw:g draw:style-name="gr18"><draw:g draw:style-name="gr18"><draw:polygon draw:style-name="gr20" draw:text-style-name="P64" svg:width="0.673cm" svg:height="1.35cm" svg:x="2.678cm" svg:y="1.531cm" svg:viewBox="0 0 674 1351" draw:points="0,1351 0,0 328,153 328,319 674,667 328,1015 160,1013 2,1348"><text:p/></draw:polygon><draw:polygon draw:style-name="gr20" draw:text-style-name="P64" svg:width="0.673cm" svg:height="1.35cm" svg:x="2.002cm" svg:y="1.531cm" svg:viewBox="0 0 674 1351" draw:points="674,1351 674,0 346,153 346,319 0,667 346,1015 514,1013 673,1348"><text:p/></draw:polygon></draw:g><draw:g draw:style-name="gr18"><draw:polygon draw:style-name="gr20" draw:text-style-name="P64" svg:width="0.673cm" svg:height="1.35cm" draw:transform="rotate (-3.14159265358979) translate (2.67729888195454cm 4.22995692577483cm)" svg:viewBox="0 0 674 1351" draw:points="0,1351 0,0 328,153 328,319 674,667 328,1015 160,1013 2,1348"><text:p/></draw:polygon><draw:polygon draw:style-name="gr20" draw:text-style-name="P64" svg:width="0.673cm" svg:height="1.35cm" draw:transform="rotate (-3.14159265358979) translate (3.35222605098796cm 4.22956982264744cm)" svg:viewBox="0 0 674 1351" draw:points="674,1351 674,0 346,153 346,319 0,667 346,1015 514,1013 673,1348"><text:p/></draw:polygon></draw:g></draw:g></draw:g><draw:g draw:style-name="gr18"><draw:g draw:style-name="gr18"><draw:g draw:style-name="gr18"><draw:g draw:style-name="gr18"><draw:polygon draw:style-name="gr20" draw:text-style-name="P64" svg:width="0.673cm" svg:height="1.35cm" draw:transform="rotate (-3.14159265358979) translate (4.02878978743413cm 2.88175542098668cm)" svg:viewBox="0 0 674 1351" draw:points="0,1351 0,0 328,153 328,319 674,667 328,1015 160,1013 2,1348"><text:p/></draw:polygon><draw:polygon draw:style-name="gr20" draw:text-style-name="P64" svg:width="0.673cm" svg:height="1.35cm" draw:transform="rotate (-3.14159265358979) translate (4.70184140134611cm 2.88136831785928cm)" svg:viewBox="0 0 674 1351" draw:points="674,1351 674,0 346,153 346,319 0,667 346,1015 514,1013 673,1348"><text:p/></draw:polygon></draw:g><draw:g draw:style-name="gr18"><draw:polygon draw:style-name="gr20" draw:text-style-name="P64" svg:width="0.673cm" svg:height="1.35cm" svg:x="4.028cm" svg:y="0.175cm" svg:viewBox="0 0 674 1351" draw:points="0,1351 0,0 328,153 328,319 674,667 328,1015 160,1013 2,1348"><text:p/></draw:polygon><draw:polygon draw:style-name="gr20" draw:text-style-name="P64" svg:width="0.673cm" svg:height="1.35cm" svg:x="3.355cm" svg:y="0.18cm" svg:viewBox="0 0 674 1351" draw:points="674,1351 674,0 346,153 346,319 0,667 346,1015 514,1013 673,1348"><text:p/></draw:polygon></draw:g></draw:g><draw:g draw:style-name="gr18"><draw:g draw:style-name="gr18"><draw:polygon draw:style-name="gr20" draw:text-style-name="P64" svg:width="0.673cm" svg:height="1.35cm" draw:transform="rotate (-3.14159265358979) translate (4.02878978743413cm 5.58258021976301cm)" svg:viewBox="0 0 674 1351" draw:points="0,1351 0,0 328,153 328,319 674,667 328,1015 160,1013 2,1348"><text:p/></draw:polygon><draw:polygon draw:style-name="gr20" draw:text-style-name="P64" svg:width="0.673cm" svg:height="1.35cm" draw:transform="rotate (-3.14159265358979) translate (4.70184140134611cm 5.58031699760039cm)" svg:viewBox="0 0 674 1351" draw:points="674,1351 674,0 346,153 346,319 0,667 346,1015 514,1013 673,1348"><text:p/></draw:polygon></draw:g><draw:g draw:style-name="gr18"><draw:polygon draw:style-name="gr20" draw:text-style-name="P64" svg:width="0.673cm" svg:height="1.35cm" svg:x="4.028cm" svg:y="2.878cm" svg:viewBox="0 0 674 1351" draw:points="0,1351 0,0 328,153 328,319 674,667 328,1015 160,1013 2,1348"><text:p/></draw:polygon><draw:polygon draw:style-name="gr20" draw:text-style-name="P64" svg:width="0.673cm" svg:height="1.35cm" svg:x="3.355cm" svg:y="2.879cm" svg:viewBox="0 0 674 1351" draw:points="674,1351 674,0 346,153 346,319 0,667 346,1015 514,1013 673,1348"><text:p/></draw:polygon></draw:g></draw:g></draw:g><draw:g draw:style-name="gr18"><draw:polygon draw:style-name="gr20" draw:text-style-name="P64" svg:width="0.673cm" svg:height="1.35cm" svg:x="5.378cm" svg:y="4.229cm" svg:viewBox="0 0 674 1351" draw:points="0,1351 0,0 328,153 328,319 674,667 328,1015 160,1013 2,1348"><text:p/></draw:polygon><draw:polygon draw:style-name="gr20" draw:text-style-name="P64" svg:width="0.673cm" svg:height="1.35cm" svg:x="4.703cm" svg:y="4.235cm" svg:viewBox="0 0 674 1351" draw:points="674,1351 674,0 346,153 346,319 0,667 346,1015 514,1013 673,1348"><text:p/></draw:polygon></draw:g><draw:g draw:style-name="gr18"><draw:polygon draw:style-name="gr20" draw:text-style-name="P64" svg:width="0.673cm" svg:height="1.35cm" draw:transform="rotate (-3.14159265358979) translate (5.37940513779229cm 1.53028096675381cm)" svg:viewBox="0 0 674 1351" draw:points="0,1351 0,0 328,153 328,319 674,667 328,1015 160,1013 2,1348"><text:p/></draw:polygon><draw:polygon draw:style-name="gr20" draw:text-style-name="P64" svg:width="0.673cm" svg:height="1.35cm" draw:transform="rotate (-3.14159265358979) translate (6.0514567517042cm 1.53026833813166cm)" svg:viewBox="0 0 674 1351" draw:points="674,1351 674,0 346,153 346,319 0,667 346,1015 514,1013 673,1348"><text:p/></draw:polygon></draw:g><draw:g draw:style-name="gr18"><draw:g draw:style-name="gr18"><draw:polygon draw:style-name="gr20" draw:text-style-name="P64" svg:width="0.673cm" svg:height="1.35cm" svg:x="5.378cm" svg:y="1.531cm" svg:viewBox="0 0 674 1351" draw:points="0,1351 0,0 328,153 328,319 674,667 328,1015 160,1013 2,1348"><text:p/></draw:polygon><draw:polygon draw:style-name="gr20" draw:text-style-name="P64" svg:width="0.673cm" svg:height="1.35cm" svg:x="4.703cm" svg:y="1.531cm" svg:viewBox="0 0 674 1351" draw:points="674,1351 674,0 346,153 346,319 0,667 346,1015 514,1013 673,1348"><text:p/></draw:polygon></draw:g><draw:g draw:style-name="gr18"><draw:polygon draw:style-name="gr20" draw:text-style-name="P64" svg:width="0.673cm" svg:height="1.35cm" draw:transform="rotate (-3.14159265358979) translate (5.37940513779229cm 4.23485494326515cm)" svg:viewBox="0 0 674 1351" draw:points="0,1351 0,0 328,153 328,319 674,667 328,1015 160,1013 2,1348"><text:p/></draw:polygon><draw:polygon draw:style-name="gr20" draw:text-style-name="P64" svg:width="0.673cm" svg:height="1.35cm" draw:transform="rotate (-3.14159265358979) translate (6.0514567517042cm 4.22921747532185cm)" svg:viewBox="0 0 674 1351" draw:points="674,1351 674,0 346,153 346,319 0,667 346,1015 514,1013 673,1348"><text:p/></draw:polygon></draw:g></draw:g></draw:g><draw:g draw:style-name="gr18"><draw:g draw:style-name="gr18"><draw:g draw:style-name="gr18"><draw:g draw:style-name="gr18"><draw:polygon draw:style-name="gr20" draw:text-style-name="P64" svg:width="0.673cm" svg:height="1.35cm" draw:transform="rotate (-3.14159265358979) translate (6.73291841980202cm 2.88208559199665cm)" svg:viewBox="0 0 674 1351" draw:points="0,1351 0,0 328,153 328,319 674,668 328,1015 160,1014 2,1348"><text:p/></draw:polygon><draw:polygon draw:style-name="gr20" draw:text-style-name="P64" svg:width="0.673cm" svg:height="1.35cm" draw:transform="rotate (-3.14159265358979) translate (7.40424258905966cm 2.88132320674357cm)" svg:viewBox="0 0 674 1351" draw:points="674,1351 674,0 346,153 346,319 0,668 346,1015 514,1014 673,1348"><text:p/></draw:polygon></draw:g><draw:g draw:style-name="gr18"><draw:polygon draw:style-name="gr20" draw:text-style-name="P64" svg:width="0.673cm" svg:height="1.35cm" svg:x="6.731cm" svg:y="0.175cm" svg:viewBox="0 0 674 1351" draw:points="0,1351 0,0 328,153 328,319 674,668 328,1015 160,1014 2,1348"><text:p/></draw:polygon><draw:polygon draw:style-name="gr20" draw:text-style-name="P64" svg:width="0.673cm" svg:height="1.35cm" svg:x="6.059cm" svg:y="0.18cm" svg:viewBox="0 0 674 1351" draw:points="674,1351 674,0 346,153 346,319 0,668 346,1015 514,1014 673,1348"><text:p/></draw:polygon></draw:g></draw:g><draw:g draw:style-name="gr18"><draw:g draw:style-name="gr18"><draw:polygon draw:style-name="gr20" draw:text-style-name="P64" svg:width="0.673cm" svg:height="1.35cm" draw:transform="rotate (-3.14159265358979) translate (6.73291841980202cm 5.5854908658756cm)" svg:viewBox="0 0 674 1351" draw:points="0,1351 0,0 328,153 328,319 674,668 328,1015 160,1014 2,1348"><text:p/></draw:polygon><draw:polygon draw:style-name="gr20" draw:text-style-name="P64" svg:width="0.673cm" svg:height="1.35cm" draw:transform="rotate (-3.14159265358979) translate (7.40424258905966cm 5.58285259031174cm)" svg:viewBox="0 0 674 1351" draw:points="674,1351 674,0 346,153 346,319 0,668 346,1015 514,1014 673,1348"><text:p/></draw:polygon></draw:g><draw:g draw:style-name="gr18"><draw:polygon draw:style-name="gr20" draw:text-style-name="P64" svg:width="0.673cm" svg:height="1.35cm" svg:x="6.731cm" svg:y="2.878cm" svg:viewBox="0 0 674 1351" draw:points="0,1351 0,0 328,153 328,319 674,668 328,1015 160,1014 2,1348"><text:p/></draw:polygon><draw:polygon draw:style-name="gr20" draw:text-style-name="P64" svg:width="0.673cm" svg:height="1.35cm" svg:x="6.059cm" svg:y="2.884cm" svg:viewBox="0 0 674 1351" draw:points="674,1351 674,0 346,153 346,319 0,668 346,1015 514,1014 673,1348"><text:p/></draw:polygon></draw:g></draw:g></draw:g><draw:g draw:style-name="gr18"><draw:polygon draw:style-name="gr20" draw:text-style-name="P64" svg:width="0.673cm" svg:height="1.35cm" svg:x="8.079cm" svg:y="4.231cm" svg:viewBox="0 0 674 1351" draw:points="0,1351 0,0 328,153 328,319 674,668 328,1015 160,1014 2,1348"><text:p/></draw:polygon><draw:polygon draw:style-name="gr20" draw:text-style-name="P64" svg:width="0.673cm" svg:height="1.35cm" svg:x="7.404cm" svg:y="4.235cm" svg:viewBox="0 0 674 1351" draw:points="674,1351 674,0 346,153 346,319 0,668 346,1015 514,1014 673,1348"><text:p/></draw:polygon></draw:g><draw:g draw:style-name="gr18"><draw:polygon draw:style-name="gr20" draw:text-style-name="P64" svg:width="0.673cm" svg:height="1.35cm" draw:transform="rotate (-3.14159265358979) translate (8.07907954239391cm 1.53138414213821cm)" svg:viewBox="0 0 674 1351" draw:points="0,1351 0,0 328,153 328,319 674,668 328,1015 160,1014 2,1348"><text:p/></draw:polygon><draw:polygon draw:style-name="gr20" draw:text-style-name="P64" svg:width="0.673cm" svg:height="1.35cm" draw:transform="rotate (-3.14159265358979) translate (8.75765393548918cm 1.53074563784983cm)" svg:viewBox="0 0 674 1351" draw:points="674,1351 674,0 346,153 346,319 0,668 346,1015 514,1014 673,1348"><text:p/></draw:polygon></draw:g><draw:g draw:style-name="gr18"><draw:g draw:style-name="gr18"><draw:polygon draw:style-name="gr20" draw:text-style-name="P64" svg:width="0.673cm" svg:height="1.35cm" svg:x="8.079cm" svg:y="1.531cm" svg:viewBox="0 0 674 1351" draw:points="0,1351 0,0 328,153 328,319 674,668 328,1015 160,1014 2,1348"><text:p/></draw:polygon><draw:polygon draw:style-name="gr20" draw:text-style-name="P64" svg:width="0.673cm" svg:height="1.35cm" svg:x="7.404cm" svg:y="1.531cm" svg:viewBox="0 0 674 1351" draw:points="674,1351 674,0 346,153 346,319 0,668 346,1015 514,1014 673,1348"><text:p/></draw:polygon></draw:g><draw:g draw:style-name="gr18"><draw:polygon draw:style-name="gr20" draw:text-style-name="P64" svg:width="0.673cm" svg:height="1.35cm" draw:transform="rotate (-3.14159265358979) translate (8.07907954239384cm 4.23491352570637cm)" svg:viewBox="0 0 674 1351" draw:points="0,1351 0,0 328,153 328,319 674,668 328,1015 160,1014 2,1348"><text:p/></draw:polygon><draw:polygon draw:style-name="gr20" draw:text-style-name="P64" svg:width="0.673cm" svg:height="1.35cm" draw:transform="rotate (-3.14159265358979) translate (8.75765393548918cm 4.23002465660204cm)" svg:viewBox="0 0 674 1351" draw:points="674,1351 674,0 346,153 346,319 0,668 346,1015 514,1014 673,1348"><text:p/></draw:polygon></draw:g></draw:g></draw:g><draw:frame draw:name="Forme 20" draw:style-name="gr21" draw:text-style-name="P66" svg:width="0.729cm" svg:height="0.664cm" svg:x="1.563cm" svg:y="1.337cm"><draw:text-box><text:p text:style-name="P65"><text:span text:style-name="T79">1</text:span></text:p></draw:text-box></draw:frame><draw:frame draw:name="Forme 41" draw:style-name="gr21" draw:text-style-name="P66" svg:width="0.729cm" svg:height="0.664cm" svg:x="0.953cm" svg:y="4.777cm"><draw:text-box><text:p text:style-name="P65"><text:span text:style-name="T79">8</text:span></text:p></draw:text-box></draw:frame><draw:frame draw:name="Forme 42" draw:style-name="gr21" draw:text-style-name="P66" svg:width="0.729cm" svg:height="0.664cm" svg:x="1.627cm" svg:y="4.045cm"><draw:text-box><text:p text:style-name="P65"><text:span text:style-name="T79">9</text:span></text:p></draw:text-box></draw:frame><draw:frame draw:name="Forme 43" draw:style-name="gr22" draw:text-style-name="P66" svg:width="0.953cm" svg:height="0.664cm" svg:x="2.295cm" svg:y="3.394cm"><draw:text-box><text:p text:style-name="P65"><text:span text:style-name="T79">10</text:span></text:p></draw:text-box></draw:frame><draw:frame draw:name="Forme 44" draw:style-name="gr22" draw:text-style-name="P66" svg:width="0.953cm" svg:height="0.664cm" svg:x="2.29cm" svg:y="4.631cm"><draw:text-box><text:p text:style-name="P65"><text:span text:style-name="T79">15</text:span></text:p></draw:text-box></draw:frame><draw:frame draw:name="Forme 45" draw:style-name="gr23" draw:text-style-name="P67" svg:width="0.75cm" svg:height="0.623cm" svg:x="3.451cm" svg:y="1.396cm"><draw:text-box><text:p text:style-name="P65"><text:span text:style-name="T80">A</text:span></text:p></draw:text-box></draw:frame><draw:g draw:name="DrawObject1_ 5" draw:style-name="gr18"><draw:line draw:style-name="gr24" draw:text-style-name="P55" svg:x1="3.99cm" svg:y1="1.519cm" svg:x2="4.063cm" svg:y2="1.589cm"><text:p/></draw:line><draw:line draw:style-name="gr24" draw:text-style-name="P55" svg:x1="3.99cm" svg:y1="1.589cm" svg:x2="4.063cm" svg:y2="1.519cm"><text:p/></draw:line></draw:g><draw:g draw:name="DrawObject1_ 6" draw:style-name="gr18"><draw:line draw:style-name="gr24" draw:text-style-name="P55" svg:x1="4.669cm" svg:y1="2.196cm" svg:x2="4.742cm" svg:y2="2.266cm"><text:p/></draw:line><draw:line draw:style-name="gr24" draw:text-style-name="P55" svg:x1="4.669cm" svg:y1="2.266cm" svg:x2="4.742cm" svg:y2="2.196cm"><text:p/></draw:line></draw:g><draw:frame draw:name="Forme 46" draw:style-name="gr25" draw:text-style-name="P67" svg:width="0.747cm" svg:height="0.623cm" svg:x="4.133cm" svg:y="2.078cm"><draw:text-box><text:p text:style-name="P65"><text:span text:style-name="T80">B</text:span></text:p></draw:text-box></draw:frame><draw:frame draw:name="Forme 47" draw:style-name="gr22" draw:text-style-name="P66" svg:width="0.953cm" svg:height="0.664cm" svg:x="3.048cm" svg:y="4.1cm"><draw:text-box><text:p text:style-name="P65"><text:span text:style-name="T79">16</text:span></text:p></draw:text-box></draw:frame><draw:frame draw:name="Forme 48" draw:style-name="gr21" draw:text-style-name="P66" svg:width="0.729cm" svg:height="0.664cm" svg:x="3.094cm" svg:y="1.277cm"><draw:text-box><text:p text:style-name="P65"><text:span text:style-name="T79">6</text:span></text:p></draw:text-box></draw:frame><draw:frame draw:name="Forme 49" draw:style-name="gr22" draw:text-style-name="P66" svg:width="0.953cm" svg:height="0.664cm" svg:x="3.027cm" svg:y="2.784cm"><draw:text-box><text:p text:style-name="P65"><text:span text:style-name="T79">11</text:span></text:p></draw:text-box></draw:frame><draw:frame draw:name="Forme 50" draw:style-name="gr21" draw:text-style-name="P66" svg:width="0.729cm" svg:height="0.664cm" svg:x="2.396cm" svg:y="1.898cm"><draw:text-box><text:p text:style-name="P65"><text:span text:style-name="T79">5</text:span></text:p></draw:text-box></draw:frame><draw:frame draw:name="Forme 51" draw:style-name="gr22" draw:text-style-name="P66" svg:width="0.953cm" svg:height="0.664cm" svg:x="5.659cm" svg:y="1.371cm"><draw:text-box><text:p text:style-name="P65"><text:span text:style-name="T79">20</text:span></text:p></draw:text-box></draw:frame><draw:frame draw:name="Forme38_ 3" draw:style-name="gr21" draw:text-style-name="P66" svg:width="0.729cm" svg:height="0.664cm" svg:x="1.703cm" svg:y="2.623cm"><draw:text-box><text:p text:style-name="P65"><text:span text:style-name="T79">4</text:span></text:p></draw:text-box></draw:frame><draw:frame draw:name="Forme39_ 3" draw:style-name="gr21" draw:text-style-name="P66" svg:width="0.729cm" svg:height="0.664cm" svg:x="0.962cm" svg:y="3.234cm"><draw:text-box><text:p text:style-name="P65"><text:span text:style-name="T79">3</text:span></text:p></draw:text-box></draw:frame><draw:frame draw:name="Forme40_ 3" draw:style-name="gr21" draw:text-style-name="P66" svg:width="0.729cm" svg:height="0.664cm" svg:x="2.383cm" svg:y="0.736cm"><draw:text-box><text:p text:style-name="P65"><text:span text:style-name="T79">2</text:span></text:p></draw:text-box></draw:frame><draw:frame draw:name="Forme46_ 5" draw:style-name="gr22" draw:text-style-name="P66" svg:width="0.953cm" svg:height="0.664cm" svg:x="5.765cm" svg:y="4.049cm"><draw:text-box><text:p text:style-name="P65"><text:span text:style-name="T79">30</text:span></text:p></draw:text-box></draw:frame><draw:frame draw:name="Forme55_ 5" draw:style-name="gr22" draw:text-style-name="P66" svg:width="0.953cm" svg:height="0.664cm" svg:x="5.551cm" svg:y="2.669cm"><draw:text-box><text:p text:style-name="P65"><text:span text:style-name="T79">25</text:span></text:p></draw:text-box></draw:frame><draw:g draw:name="DrawObject 2" draw:style-name="gr18"><draw:frame draw:name="Forme 52" draw:style-name="gr21" draw:text-style-name="P66" svg:width="0.729cm" svg:height="0.664cm" svg:x="3.752cm" svg:y="0.584cm"><draw:text-box><text:p text:style-name="P65"><text:span text:style-name="T79">7</text:span></text:p></draw:text-box></draw:frame><draw:frame draw:name="Forme 53" draw:style-name="gr22" draw:text-style-name="P66" svg:width="0.953cm" svg:height="0.664cm" svg:x="4.978cm" svg:y="0.747cm"><draw:text-box><text:p text:style-name="P65"><text:span text:style-name="T79">14</text:span></text:p></draw:text-box></draw:frame><draw:frame draw:name="Forme 54" draw:style-name="gr22" draw:text-style-name="P66" svg:width="0.953cm" svg:height="0.664cm" svg:x="3.689cm" svg:y="3.315cm"><draw:text-box><text:p text:style-name="P65"><text:span text:style-name="T79">17</text:span></text:p></draw:text-box></draw:frame><draw:frame draw:name="Forme 55" draw:style-name="gr22" draw:text-style-name="P66" svg:width="0.953cm" svg:height="0.664cm" svg:x="4.371cm" svg:y="2.69cm"><draw:text-box><text:p text:style-name="P65"><text:span text:style-name="T79">18</text:span></text:p></draw:text-box></draw:frame><draw:frame draw:name="Forme 56" draw:style-name="gr22" draw:text-style-name="P66" svg:width="0.953cm" svg:height="0.664cm" svg:x="4.971cm" svg:y="2.018cm"><draw:text-box><text:p text:style-name="P65"><text:span text:style-name="T79">19</text:span></text:p></draw:text-box></draw:frame><draw:frame draw:name="Forme 57" draw:style-name="gr22" draw:text-style-name="P66" svg:width="0.953cm" svg:height="0.664cm" svg:x="3.652cm" svg:y="2.078cm"><draw:text-box><text:p text:style-name="P65"><text:span text:style-name="T79">12</text:span></text:p></draw:text-box></draw:frame><draw:frame draw:name="Forme 58" draw:style-name="gr22" draw:text-style-name="P66" svg:width="0.953cm" svg:height="0.664cm" svg:x="4.228cm" svg:y="1.404cm"><draw:text-box><text:p text:style-name="P65"><text:span text:style-name="T79">13</text:span></text:p></draw:text-box></draw:frame><draw:frame draw:name="Forme45_ 5" draw:style-name="gr22" draw:text-style-name="P66" svg:width="0.953cm" svg:height="0.664cm" svg:x="5.006cm" svg:y="4.578cm"><draw:text-box><text:p text:style-name="P65"><text:span text:style-name="T79">29</text:span></text:p></draw:text-box></draw:frame><draw:frame draw:name="Forme56_ 5" draw:style-name="gr22" draw:text-style-name="P66" svg:width="0.953cm" svg:height="0.664cm" svg:x="3.597cm" svg:y="4.717cm"><draw:text-box><text:p text:style-name="P65"><text:span text:style-name="T79">22</text:span></text:p></draw:text-box></draw:frame><draw:frame draw:name="Forme59_ 7" draw:style-name="gr22" draw:text-style-name="P66" svg:width="0.953cm" svg:height="0.664cm" svg:x="4.997cm" svg:y="3.387cm"><draw:text-box><text:p text:style-name="P65"><text:span text:style-name="T79">24</text:span></text:p></draw:text-box></draw:frame><draw:frame draw:name="Forme60_ 7" draw:style-name="gr22" draw:text-style-name="P66" svg:width="0.953cm" svg:height="0.664cm" svg:x="4.348cm" svg:y="4.049cm"><draw:text-box><text:p text:style-name="P65"><text:span text:style-name="T79">23</text:span></text:p></draw:text-box></draw:frame></draw:g><draw:g draw:name="DrawObject2_ 3" draw:style-name="gr18"><draw:frame draw:name="Forme47_ 3" draw:style-name="gr22" draw:text-style-name="P66" svg:width="0.953cm" svg:height="0.664cm" svg:x="6.35cm" svg:y="0.605cm"><draw:text-box><text:p text:style-name="P65"><text:span text:style-name="T79">21</text:span></text:p></draw:text-box></draw:frame><draw:frame draw:name="Forme57_ 3" draw:style-name="gr22" draw:text-style-name="P66" svg:width="0.953cm" svg:height="0.664cm" svg:x="7.686cm" svg:y="0.768cm"><draw:text-box><text:p text:style-name="P65"><text:span text:style-name="T79">28</text:span></text:p></draw:text-box></draw:frame><draw:frame draw:name="Forme46_ 6" draw:style-name="gr22" draw:text-style-name="P66" svg:width="0.953cm" svg:height="0.664cm" svg:x="6.398cm" svg:y="3.336cm"><draw:text-box><text:p text:style-name="P65"><text:span text:style-name="T79">31</text:span></text:p></draw:text-box></draw:frame><draw:frame draw:name="Forme55_ 6" draw:style-name="gr22" draw:text-style-name="P66" svg:width="0.953cm" svg:height="0.664cm" svg:x="7.081cm" svg:y="2.71cm"><draw:text-box><text:p text:style-name="P65"><text:span text:style-name="T79">32</text:span></text:p></draw:text-box></draw:frame><draw:frame draw:name="Forme58_ 3" draw:style-name="gr22" draw:text-style-name="P66" svg:width="0.953cm" svg:height="0.664cm" svg:x="7.682cm" svg:y="2.039cm"><draw:text-box><text:p text:style-name="P65"><text:span text:style-name="T79">33</text:span></text:p></draw:text-box></draw:frame><draw:frame draw:name="Forme59_ 8" draw:style-name="gr22" draw:text-style-name="P66" svg:width="0.953cm" svg:height="0.664cm" svg:x="6.361cm" svg:y="2.099cm"><draw:text-box><text:p text:style-name="P65"><text:span text:style-name="T79">26</text:span></text:p></draw:text-box></draw:frame><draw:frame draw:name="Forme60_ 8" draw:style-name="gr22" draw:text-style-name="P66" svg:width="0.953cm" svg:height="0.664cm" svg:x="6.938cm" svg:y="1.426cm"><draw:text-box><text:p text:style-name="P65"><text:span text:style-name="T79">27</text:span></text:p></draw:text-box></draw:frame><draw:frame draw:name="Forme45_ 6" draw:style-name="gr22" draw:text-style-name="P66" svg:width="0.953cm" svg:height="0.664cm" svg:x="7.716cm" svg:y="4.599cm"><draw:text-box><text:p text:style-name="P65"><text:span text:style-name="T79">37</text:span></text:p></draw:text-box></draw:frame><draw:frame draw:name="Forme56_ 6" draw:style-name="gr22" draw:text-style-name="P66" svg:width="0.953cm" svg:height="0.664cm" svg:x="6.306cm" svg:y="4.738cm"><draw:text-box><text:p text:style-name="P65"><text:span text:style-name="T79">34</text:span></text:p></draw:text-box></draw:frame><draw:frame draw:name="Forme59_ 9" draw:style-name="gr22" draw:text-style-name="P66" svg:width="0.953cm" svg:height="0.664cm" svg:x="7.707cm" svg:y="3.408cm"><draw:text-box><text:p text:style-name="P65"><text:span text:style-name="T79">36</text:span></text:p></draw:text-box></draw:frame><draw:frame draw:name="Forme60_ 9" draw:style-name="gr22" draw:text-style-name="P66" svg:width="0.953cm" svg:height="0.664cm" svg:x="7.059cm" svg:y="4.07cm"><draw:text-box><text:p text:style-name="P65"><text:span text:style-name="T79">35</text:span></text:p></draw:text-box></draw:frame></draw:g></draw:g><text:span text:style-name="_5f_Caractère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list xml:id="list85828748382221" text:continue-list="list85829996320885" text:style-name="_5f_Numérotation_20_des_20_exercices">
          <text:list-item>
            <text:list>
              <text:list-item text:start-value="1">
                <text:p text:style-name="P43"><text:span text:style-name="_5f_Caractères">Complète les phrases suivantes.</text:span></text:p>
              </text:list-item>
            </text:list>
          </text:list-item>
        </text:list>
        <text:list text:style-name="List_20_1">
          <text:list-item>
            <text:p text:style-name="P42"><text:span text:style-name="_5f_Caractères">L’image de la figure 1 par la symétrie de centre A est la n°</text:span><text:span text:style-name="_5f_pointillés_20_gris"><text:span text:style-name="T68">20</text:span></text:span><text:span text:style-name="_5f_pointillés_20_gris">.</text:span></text:p>
          </text:list-item>
          <text:list-item>
            <text:p text:style-name="P42"><text:span text:style-name="_5f_Caractères">L’image de la figure 6 par la symétrie de centre B est la n° </text:span><text:span text:style-name="_5f_pointillés_20_gris"><text:span text:style-name="T68">2</text:span></text:span><text:span text:style-name="_5f_pointillés_20_gris"><text:span text:style-name="T62">5</text:span></text:span><text:span text:style-name="_5f_pointillés_20_gris"><text:span text:style-name="T68">.</text:span></text:span></text:p>
          </text:list-item>
          <text:list-item>
            <text:p text:style-name="P42"><text:span text:style-name="_5f_Caractères">L’image de la figure 7 par la symétrie de centre B est la n° </text:span><text:span text:style-name="_5f_pointillés_20_gris"><text:span text:style-name="T68">2</text:span></text:span><text:span text:style-name="_5f_pointillés_20_gris"><text:span text:style-name="T62">4</text:span></text:span><text:span text:style-name="_5f_pointillés_20_gris"><text:span text:style-name="T71">.</text:span></text:span></text:p>
          </text:list-item>
          <text:list-item>
            <text:p text:style-name="P42"><text:span text:style-name="_5f_Caractères">L’image de la figure </text:span><text:span text:style-name="_5f_pointillés_20_gris"><text:span text:style-name="T61">3</text:span></text:span><text:span text:style-name="_5f_pointillés_20_gris"><text:span text:style-name="T55"> </text:span></text:span><text:span text:style-name="_5f_pointillés_20_gris"><text:s/></text:span><text:span text:style-name="_5f_Caractères">par la symétrie de centre B est la figure 28.</text:span></text:p>
          </text:list-item>
          <text:list-item>
            <text:p text:style-name="P42"><text:span text:style-name="_5f_Caractères">La figure 5 est l’image de la figure 26 par la symétrie de centre </text:span><text:span text:style-name="_5f_pointillés_20_gris"><text:span text:style-name="T61">B</text:span></text:span><text:span text:style-name="_5f_pointillés_20_gris"><text:span text:style-name="T55"> </text:span></text:span><text:span text:style-name="_5f_pointillés_20_gris"><text:s/></text:span><text:span text:style-name="_5f_Caractères">c’est aussi <text:line-break/></text:span><text:span text:style-name="_5f_pointillés_20_gris"><text:span text:style-name="T66">l’i</text:span></text:span><text:span text:style-name="_5f_pointillés_20_gris"><text:span text:style-name="T67">mage </text:span></text:span><text:span text:style-name="_5f_pointillés_20_gris"><text:span text:style-name="T66">ou le symétrique </text:span></text:span><text:span text:style-name="_5f_pointillés_20_gris"><text:span text:style-name="T55">de </text:span></text:span><text:span text:style-name="_5f_pointillés_20_gris"><text:span text:style-name="T69">l</text:span></text:span><text:span text:style-name="_5f_pointillés_20_gris"><text:span text:style-name="T55">a </text:span></text:span><text:span text:style-name="_5f_pointillés_20_gris"><text:span text:style-name="T69">f</text:span></text:span><text:span text:style-name="_5f_pointillés_20_gris"><text:span text:style-name="T55">igure </text:span></text:span><text:span text:style-name="_5f_pointillés_20_gris"><text:span text:style-name="T60">14</text:span></text:span><text:span text:style-name="_5f_pointillés_20_gris"><text:span text:style-name="T55"> par la symétrie de centre </text:span></text:span><text:span text:style-name="_5f_pointillés_20_gris"><text:span text:style-name="T67">A</text:span></text:span><text:span text:style-name="_5f_pointillés_20_gris"><text:span text:style-name="T70">.</text:span></text:span><text:span text:style-name="_5f_pointillés_20_gris"> </text:span></text:p>
          </text:list-item>
        </text:list>
        <text:list xml:id="list85828531141490" text:continue-list="list85828748382221" text:style-name="_5f_Numérotation_20_des_20_exercices">
          <text:list-item>
            <text:list>
              <text:list-item>
                <text:p text:style-name="P45"><text:span text:style-name="_5f_Caractères">Colorie l’image de la figure 1 par la symétrie de centre B.</text:span></text:p>
              </text:list-item>
            </text:list>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stroke-dash draw:name="Dashed_20__28_var_29__20_14" draw:display-name="Dashed (var) 14"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6" draw:display-name="Dashed (var) 26" draw:style="rect" draw:dots1="1" draw:dots1-length="0.003cm" draw:dots2="1" draw:dots2-length="0.003cm" draw:distance="0.003cm"/>
    <draw:stroke-dash draw:name="Dashed_20__28_var_29__20_28" draw:display-name="Dashed (var) 28"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8" draw:display-name="Dashed (var) 58"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4" draw:display-name="Dashed (var) 64" draw:style="rect" draw:dots1="1" draw:dots1-length="0.006cm" draw:dots2="1" draw:dots2-length="0.006cm" draw:distance="0.006cm"/>
    <draw:stroke-dash draw:name="Dashed_20__28_var_29__20_66" draw:display-name="Dashed (var) 6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70" draw:display-name="Dashed (var) 70" draw:style="rect" draw:dots1="1" draw:dots1-length="0.003cm" draw:dots2="1" draw:dots2-length="0.003cm" draw:distance="0.003cm"/>
    <draw:stroke-dash draw:name="Dashed_20__28_var_29__20_72" draw:display-name="Dashed (var) 72"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80" draw:display-name="Dashed (var) 80" draw:style="rect" draw:dots1="1" draw:dots1-length="0.003cm" draw:dots2="1" draw:dots2-length="0.003cm" draw:distance="0.003cm"/>
    <draw:stroke-dash draw:name="Dashed_20__28_var_29__20_82" draw:display-name="Dashed (var) 82"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90" draw:display-name="Dashed (var) 90" draw:style="rect" draw:dots1="1" draw:dots1-length="0.002cm" draw:dots2="1" draw:dots2-length="0.002cm" draw:distance="0.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589ba" officeooo:paragraph-rsid="00d589ba"/>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MP17" style:family="paragraph" style:parent-style-name="_5f_Header_20_G_20_page_20_impaire_20__28_D_29_">
      <style:text-properties officeooo:rsid="00d589ba" officeooo:paragraph-rsid="00d589ba"/>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fo:font-variant="small-caps" fo:color="#1ca2b8" loext:opacity="100%" style:font-name="Bitstream Vera Sans3" fo:font-size="16pt" fo:font-style="normal" fo:text-shadow="none" fo:font-weight="bold"/>
    </style:style>
    <style:style style:name="MT6" style:family="text">
      <style:text-properties officeooo:rsid="00d8520c"/>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officeooo:rsid="0334510d" fo:background-color="transparent" loext:char-shading-value="0"/>
    </style:style>
    <style:style style:name="MT9"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0" style:family="text">
      <style:text-properties fo:text-transform="uppercase" fo:color="#808080" loext:opacity="100%" style:font-name="Bitstream Vera Sans6" fo:font-size="9pt" officeooo:rsid="015f088a" fo:background-color="transparent" loext:char-shading-value="0"/>
    </style:style>
    <style:style style:name="MT11" style:family="text">
      <style:text-properties fo:text-transform="uppercase" fo:color="#808080" loext:opacity="100%" style:font-name="Bitstream Vera Sans6" fo:font-size="9pt" officeooo:rsid="00d8520c"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1"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8" draw:name="Shape1_11" draw:style-name="Mgr3" draw:text-style-name="MP3" svg:width="4.329cm" svg:height="2.24cm" svg:x="-1.499cm" svg:y="-1cm" svg:viewBox="0 0 4330 2241" svg:d="M0 2241l3984-288c209-15 363-168 345-342l-170-1611h-4159z"><text:p/></draw:path><draw:frame text:anchor-type="paragraph" draw:z-index="5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60" draw:name="Shape3_9" draw:style-name="Mgr5" draw:text-style-name="MP4" svg:x1="16.023cm" svg:y1="0.36cm" svg:x2="20.496cm" svg:y2="0.36cm"><text:p/></draw:line>Simplification</text:p>
      </style:header>
      <style:header-left>
        <text:p text:style-name="MP6"><draw:g text:anchor-type="paragraph" draw:z-index="22"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61" draw:name="Shape1_ 1" draw:style-name="Mgr3" draw:text-style-name="MP3" svg:width="4.329cm" svg:height="2.24cm" svg:x="-1.499cm" svg:y="-1cm" svg:viewBox="0 0 4330 2241" svg:d="M0 2241l3984-288c209-15 363-168 345-342l-170-1611h-4159z"><text:p/></draw:path><draw:frame text:anchor-type="paragraph" draw:z-index="6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6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53" draw:name="Shape3_6" draw:style-name="Mgr6" draw:text-style-name="MP4" svg:x1="15.12cm" svg:y1="0.36cm" svg:x2="20.496cm" svg:y2="0.36cm"><text:p/></draw:line><draw:frame text:anchor-type="paragraph" draw:z-index="54"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5"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11"><draw:frame text:anchor-type="paragraph" draw:z-index="56" draw:name="Shape8_8"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7" draw:name="Shape3_44" draw:style-name="Mgr6" draw:text-style-name="MP4" svg:x1="15.12cm" svg:y1="0.36cm" svg:x2="20.496cm" svg:y2="0.36cm"><text:p/></draw:line><text:span text:style-name="MT4">R</text:span><text:span text:style-name="MT5">econnaître une symétrie</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0</text:page-number></text:span></text:p></draw:text-box></draw:frame><text:p text:style-name="MP14"><text:span text:style-name="MT6">A</text:span>NGLE : COMPRENDRE LA NOTION D’ANGLE</text:p></draw:text-box></draw:frame><draw:g text:anchor-type="paragraph" draw:z-index="20"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46"><draw:text-box fo:min-height="0.499cm" fo:min-width="3cm"><draw:frame draw:style-name="Mfr2" draw:name="Frame81" text:anchor-type="frame" svg:x="0.45cm" svg:y="0.079cm" svg:width="0.817cm" draw:z-index="47"><draw:text-box fo:min-height="0.355cm"><text:p text:style-name="MP13"><text:span text:style-name="_5f_Caractères_5f_gras_5f_Blanc"/></text:p></draw:text-box></draw:frame><text:p text:style-name="MP16"/></draw:text-box></draw:frame></text:p>
      </style:footer-left>
    </style:master-page>
    <style:master-page style:name="SERIE_5f_GEOMETRIE_5f_CLR_5f_1ca2b8_5f_2COL" style:display-name="SERIE_GEOMETRIE_CLR_1ca2b8_2COL" style:page-layout-name="Mpm3" draw:style-name="Mdp1">
      <style:header>
        <text:p text:style-name="MP17"><draw:line text:anchor-type="paragraph" draw:z-index="44" draw:name="Shape3_7" draw:style-name="Mgr6" draw:text-style-name="MP4" svg:x1="15.423cm" svg:y1="0.36cm" svg:x2="20.496cm" svg:y2="0.36cm"><text:p/></draw:line><draw:frame text:anchor-type="paragraph" draw:z-index="45" draw:name="Shape8_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4">Reconnaître</text:span><text:span text:style-name="MT5"> une symétrie</text:span></text:p>
      </style:header>
      <style:header-left>
        <text:p text:style-name="MP18"><draw:path text:anchor-type="paragraph" draw:z-index="50" draw:name="Shape1_1" draw:style-name="Mgr7" draw:text-style-name="MP10" svg:width="4.329cm" svg:height="2.24cm" svg:x="-1.499cm" svg:y="-1cm" svg:viewBox="0 0 4330 2241" svg:d="M0 2241l3984-288c209-15 363-168 345-342l-170-1611h-4159z"><text:p/></draw:path><draw:frame text:anchor-type="paragraph" draw:z-index="51"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2"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48"><draw:text-box fo:min-height="0.499cm" fo:min-width="7.096cm"><draw:frame draw:style-name="Mfr2" draw:name="Frame13" text:anchor-type="frame" svg:x="0.45cm" svg:y="0.079cm" svg:width="0.817cm" draw:z-index="49"><draw:text-box fo:min-height="0.355cm"><text:p text:style-name="MP13"><text:span text:style-name="_5f_Caractères_5f_gras_5f_Blanc"/></text:p></draw:text-box></draw:frame><text:h text:style-name="MP19" text:outline-level="1"/></draw:text-box></draw:frame><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7">Angles : </text:span><text:span text:style-name="MT8">Comprendre la notion d’angle</text:span></text:p></draw:text-box></draw:frame><draw:g text:anchor-type="paragraph" draw:z-index="19"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9" draw:name="Shape1_10" draw:style-name="Mgr3" draw:text-style-name="MP3" svg:width="4.329cm" svg:height="2.24cm" svg:x="-1.499cm" svg:y="-1cm" svg:viewBox="0 0 4330 2241" svg:d="M0 2241l3984-288c209-15 363-168 345-342l-170-1611h-4159z"><text:p/></draw:path><draw:line text:anchor-type="paragraph" draw:z-index="40" draw:name="Shape3_8" draw:style-name="Mgr5" draw:text-style-name="MP4" svg:x1="14.76cm" svg:y1="0.36cm" svg:x2="20.496cm" svg:y2="0.36cm"><text:p/></draw:line><text:s/><text:span text:style-name="MT9">Calculer</text:span> : <text:span text:style-name="MT9">Additionner et soustraire</text:span></text:p>
      </style:header>
      <style:header-left>
        <text:p text:style-name="_5f_Header_20_N_20_page_20_impaire_20__28_D_29_"><draw:line text:anchor-type="paragraph" draw:z-index="41" draw:name="Shape3_3" draw:style-name="Mgr5" draw:text-style-name="MP4" svg:x1="14.728cm" svg:y1="0.36cm" svg:x2="20.496cm" svg:y2="0.36cm"><text:p/></draw:line><draw:frame text:anchor-type="paragraph" draw:z-index="4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13" draw:style-name="Mgr3" draw:text-style-name="MP3" svg:width="4.329cm" svg:height="2.24cm" svg:x="-1.499cm" svg:y="-1cm" svg:viewBox="0 0 4330 2241" svg:d="M0 2241l3984-288c209-15 363-168 345-342l-170-1611h-4159z"><text:p/></draw:path><text:s/><text:span text:style-name="MT9">Calculer</text:span> : <text:span text:style-name="MT9">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10">Calculer : additionner et soustraire</text:span><text:span text:style-name="MT11">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10">Calculer</text:span><text:span text:style-name="MT11"> : </text:span><text:span text:style-name="MT10">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2" draw:name="Shape3_1" draw:style-name="Mgr10" draw:text-style-name="MP4" svg:x1="13.831cm" svg:y1="0.355cm" svg:x2="20.497cm" svg:y2="0.36cm"><text:p/></draw:line><draw:frame text:anchor-type="paragraph" draw:z-index="3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2" draw:style-name="Mgr11" draw:text-style-name="MP22"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23"><draw:line text:anchor-type="paragraph" draw:z-index="35" draw:name="Shape3_ 2" draw:style-name="Mgr10" draw:text-style-name="MP4" svg:x1="16.704cm" svg:y1="0.36cm" svg:x2="20.496cm" svg:y2="0.36cm"><text:p/></draw:line><draw:path text:anchor-type="paragraph" draw:z-index="36" draw:name="Shape1_4" draw:style-name="Mgr11" draw:text-style-name="MP22" svg:width="4.329cm" svg:height="2.24cm" svg:x="-1.499cm" svg:y="-1cm" svg:viewBox="0 0 4330 2241" svg:d="M0 2241l3984-288c209-15 363-168 345-342l-170-1611h-4159z"><text:p/></draw:path><draw:frame text:anchor-type="paragraph" draw:z-index="3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6">Utilis</text:span><text:span text:style-name="MT17">er</text:span><text:span text:style-name="MT16"> de</text:span><text:span text:style-name="MT17">s</text:span><text:span text:style-name="MT16"> données</text:span><text:span text:style-name="MT11"> : </text:span><text:span text:style-name="MT18">représenter</text:span><text:span text:style-name="MT11"> </text:span></text:p></draw:text-box></draw:frame><draw:g text:anchor-type="paragraph" draw:z-index="14"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6">Fonctions : appliquer, </text:span><text:span text:style-name="MT19">créer</text:span><text:span text:style-name="MT6">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25" draw:name="Shape3_ 1" draw:style-name="Mgr10" draw:text-style-name="MP4" svg:x1="16.704cm" svg:y1="0.36cm" svg:x2="20.496cm" svg:y2="0.36cm"><text:p/></draw:line><draw:path text:anchor-type="paragraph" draw:z-index="26" draw:name="Shape1_5" draw:style-name="Mgr11" draw:text-style-name="MP22" svg:width="4.329cm" svg:height="2.24cm" svg:x="-1.499cm" svg:y="-1cm" svg:viewBox="0 0 4330 2241" svg:d="M0 2241l3984-288c209-15 363-168 345-342l-170-1611h-4159z"><text:p/></draw:path><draw:frame text:anchor-type="paragraph" draw:z-index="2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28" draw:name="Shape3_5" draw:style-name="Mgr10" draw:text-style-name="MP4" svg:width="2147483.646cm" svg:height="2147483.646cm" draw:transform="skewX (1.08420217346698E-019) rotate (-0.000872664625997355) translate (9652019767.38077cm -11060397130063.8cm)" svg:viewBox="0 0 2147483647 2147483647" draw:points="21505,2147483606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8"><draw:line text:anchor-type="paragraph" draw:z-index="29" draw:name="Shape3_4" draw:style-name="Mgr10" draw:text-style-name="MP4" svg:x1="14.425cm" svg:y1="0.36cm" svg:x2="20.496cm" svg:y2="0.36cm"><text:p/></draw:line><draw:path text:anchor-type="paragraph" draw:z-index="30" draw:name="Shape1_6" draw:style-name="Mgr11" draw:text-style-name="MP22" svg:width="4.329cm" svg:height="2.24cm" svg:x="-1.499cm" svg:y="-1cm" svg:viewBox="0 0 4330 2241" svg:d="M0 2241l3984-288c209-15 363-168 345-342l-170-1611h-4159z"><text:p/></draw:path><draw:frame text:anchor-type="paragraph" draw:z-index="3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19">créer</text:span> un programme</text:p></draw:text-box></draw:frame><draw:g text:anchor-type="paragraph" draw:z-index="11"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2"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3"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93" draw:name="Shape3_16" draw:style-name="Mgr13" draw:text-style-name="MP4" svg:x1="12.52cm" svg:y1="0.36cm" svg:x2="20.496cm" svg:y2="0.36cm"><text:p/></draw:line><draw:path text:anchor-type="paragraph" draw:z-index="94" draw:name="Shape1_19" draw:style-name="Mgr14" draw:text-style-name="MP32" svg:width="4.329cm" svg:height="2.24cm" svg:x="-1.499cm" svg:y="-1cm" svg:viewBox="0 0 4330 2241" svg:d="M0 2241l3984-288c209-15 363-168 345-342l-170-1611h-4159z"><text:p/></draw:path><draw:line text:anchor-type="paragraph" draw:z-index="95" draw:name="Shape3_19" draw:style-name="Mgr13" draw:text-style-name="MP4" svg:x1="12.52cm" svg:y1="0.36cm" svg:x2="20.496cm" svg:y2="0.36cm"><text:p/></draw:line><draw:line text:anchor-type="paragraph" draw:z-index="96" draw:name="Shape3_20" draw:style-name="Mgr13" draw:text-style-name="MP4" svg:x1="12.52cm" svg:y1="0.36cm" svg:x2="20.496cm" svg:y2="0.36cm"><text:p/></draw:line><draw:frame text:anchor-type="paragraph" draw:z-index="9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8" draw:name="Shape1_15" draw:style-name="Mgr14" draw:text-style-name="MP32" svg:width="4.329cm" svg:height="2.24cm" svg:x="-1.499cm" svg:y="-1cm" svg:viewBox="0 0 4330 2241" svg:d="M0 2241l3984-288c209-15 363-168 345-342l-170-1611h-4159z"><text:p/></draw:path><draw:frame text:anchor-type="paragraph" draw:z-index="9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3"><draw:line text:anchor-type="paragraph" draw:z-index="100" draw:name="Shape3_15" draw:style-name="Mgr13" draw:text-style-name="MP4" svg:x1="12.52cm" svg:y1="0.36cm" svg:x2="20.496cm" svg:y2="0.36cm"><text:p/></draw:line><draw:path text:anchor-type="paragraph" draw:z-index="101" draw:name="Shape1_17" draw:style-name="Mgr14" draw:text-style-name="MP32" svg:width="4.329cm" svg:height="2.24cm" svg:x="-1.499cm" svg:y="-1cm" svg:viewBox="0 0 4330 2241" svg:d="M0 2241l3984-288c209-15 363-168 345-342l-170-1611h-4159z"><text:p/></draw:path><draw:line text:anchor-type="paragraph" draw:z-index="102" draw:name="Shape3_17" draw:style-name="Mgr13" draw:text-style-name="MP4" svg:x1="12.52cm" svg:y1="0.36cm" svg:x2="20.496cm" svg:y2="0.36cm"><text:p/></draw:line><draw:line text:anchor-type="paragraph" draw:z-index="103" draw:name="Shape3_18" draw:style-name="Mgr13" draw:text-style-name="MP4" svg:x1="12.52cm" svg:y1="0.36cm" svg:x2="20.496cm" svg:y2="0.36cm"><text:p/></draw:line><draw:frame text:anchor-type="paragraph" draw:z-index="10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23" draw:name="Shape1_16" draw:style-name="Mgr14" draw:text-style-name="MP32" svg:width="4.329cm" svg:height="2.24cm" svg:x="-1.499cm" svg:y="-1cm" svg:viewBox="0 0 4330 2241" svg:d="M0 2241l3984-288c209-15 363-168 345-342l-170-1611h-4159z"><text:p/></draw:path><draw:frame text:anchor-type="paragraph" draw:z-index="2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3">Conversion d’unité : vitesse</text:span><text:span text:style-name="MT11"> </text:span></text:p></draw:text-box></draw:frame><draw:g text:anchor-type="paragraph" draw:z-index="9"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4">C</text:span>ONVERSION D’unité : <text:span text:style-name="MT25">DUREE</text:span></text:p></draw:text-box></draw:frame><draw:g text:anchor-type="paragraph" draw:z-index="10"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85" draw:name="Shape1_12" draw:style-name="Mgr14" draw:text-style-name="MP32" svg:width="4.329cm" svg:height="2.24cm" svg:x="-1.499cm" svg:y="-1cm" svg:viewBox="0 0 4330 2241" svg:d="M0 2241l3984-288c209-15 363-168 345-342l-170-1611h-4159z"><text:p/></draw:path><draw:line text:anchor-type="paragraph" draw:z-index="86" draw:name="Shape3_10" draw:style-name="Mgr13" draw:text-style-name="MP4" svg:x1="12.52cm" svg:y1="0.36cm" svg:x2="20.496cm" svg:y2="0.36cm"><text:p/></draw:line><draw:line text:anchor-type="paragraph" draw:z-index="87" draw:name="Shape3_12" draw:style-name="Mgr13" draw:text-style-name="MP4" svg:x1="12.52cm" svg:y1="0.36cm" svg:x2="20.496cm" svg:y2="0.36cm"><text:p/></draw:line><draw:frame text:anchor-type="paragraph" draw:z-index="8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6"><draw:line text:anchor-type="paragraph" draw:z-index="89" draw:name="Shape3_14" draw:style-name="Mgr13" draw:text-style-name="MP4" svg:x1="12.52cm" svg:y1="0.36cm" svg:x2="20.496cm" svg:y2="0.36cm"><text:p/></draw:line><draw:path text:anchor-type="paragraph" draw:z-index="90" draw:name="Shape1_14" draw:style-name="Mgr14" draw:text-style-name="MP32" svg:width="4.329cm" svg:height="2.24cm" svg:x="-1.499cm" svg:y="-1cm" svg:viewBox="0 0 4330 2241" svg:d="M0 2241l3984-288c209-15 363-168 345-342l-170-1611h-4159z"><text:p/></draw:path><draw:line text:anchor-type="paragraph" draw:z-index="91" draw:name="Shape3_13" draw:style-name="Mgr13" draw:text-style-name="MP4" svg:x1="12.52cm" svg:y1="0.36cm" svg:x2="20.496cm" svg:y2="0.36cm"><text:p/></draw:line><draw:frame text:anchor-type="paragraph" draw:z-index="9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7"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6">Conversions d’unités</text:span><text:span text:style-name="MT27"> : </text:span><text:span text:style-name="MT28">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6">Conversions d’unités</text:span><text:span text:style-name="MT27"> : </text:span><text:span text:style-name="MT26">Vitesse</text:span></text:p></draw:text-box></draw:frame><draw:g text:anchor-type="paragraph" draw:z-index="8"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8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3" draw:style-name="Mgr16" draw:text-style-name="MP40" svg:width="4.329cm" svg:height="2.24cm" svg:x="-1.499cm" svg:y="-1cm" svg:viewBox="0 0 4330 2241" svg:d="M0 2241l3984-288c209-15 363-168 345-342l-170-1611h-4159z"><text:p/></draw:path><draw:line text:anchor-type="char" draw:z-index="8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8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9" draw:style-name="Mgr16" draw:text-style-name="MP40" svg:width="4.329cm" svg:height="2.24cm" svg:x="-1.499cm" svg:y="-0.991cm" svg:viewBox="0 0 4330 2241" svg:d="M0 2241l3984-288c209-15 363-168 345-342l-170-1611h-4159z"><text:p/></draw:path><draw:line text:anchor-type="char" draw:z-index="8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29">R</text:span>ésoudre des problèmes</text:p></draw:text-box></draw:frame><draw:g text:anchor-type="paragraph" draw:z-index="4"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6"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5" draw:name="Shape1_20" draw:style-name="Mgr16" draw:text-style-name="MP40" svg:width="4.329cm" svg:height="2.24cm" svg:x="-1.499cm" svg:y="-1cm" svg:viewBox="0 0 4330 2241" svg:d="M0 2241l3984-288c209-15 363-168 345-342l-170-1611h-4159z"><text:p/></draw:path><draw:line text:anchor-type="char" draw:z-index="6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8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21" draw:style-name="Mgr16" draw:text-style-name="MP40" svg:width="4.329cm" svg:height="2.24cm" svg:x="-1.499cm" svg:y="-0.991cm" svg:viewBox="0 0 4330 2241" svg:d="M0 2241l3984-288c209-15 363-168 345-342l-170-1611h-4159z"><text:p/></draw:path><draw:line text:anchor-type="char" draw:z-index="6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0"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2"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07:30:39.759897050</meta:creation-date>
    <meta:editing-duration>PT5H58M33S</meta:editing-duration>
    <meta:editing-cycles>40</meta:editing-cycles>
    <meta:generator>LibreOffice/7.4.3.2$Windows_X86_64 LibreOffice_project/1048a8393ae2eeec98dff31b5c133c5f1d08b890</meta:generator>
    <dc:title>lycee</dc:title>
    <dc:date>2024-09-13T08:58:26.229000000</dc:date>
    <meta:print-date>2024-06-27T06:52:16.100659728</meta:print-date>
    <meta:printed-by>PDF files</meta:printed-by>
    <meta:document-statistic meta:table-count="2" meta:image-count="0" meta:object-count="1" meta:page-count="2" meta:paragraph-count="118" meta:word-count="852" meta:character-count="4520" meta:non-whitespace-character-count="3792"/>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2</mn>
    </mfrac>
    <annotation encoding="StarMath 5.0">1over2</annotation>
  </semantics>
</math>
</file>